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23.9pt"/>
    </style:style>
    <style:style style:name="co5" style:family="table-column">
      <style:table-column-properties fo:break-before="auto" style:column-width="20.81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235.45pt"/>
    </style:style>
    <style:style style:name="co10" style:family="table-column">
      <style:table-column-properties fo:break-before="auto" style:column-width="274.05pt"/>
    </style:style>
    <style:style style:name="co11" style:family="table-column">
      <style:table-column-properties fo:break-before="auto" style:column-width="172.91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25.04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365.9pt"/>
    </style:style>
    <style:style style:name="co17" style:family="table-column">
      <style:table-column-properties fo:break-before="auto" style:column-width="28.54pt"/>
    </style:style>
    <style:style style:name="co18" style:family="table-column">
      <style:table-column-properties fo:break-before="auto" style:column-width="39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ce2" table:number-columns-repeated="2"/>
          <table:table-cell/>
          <table:table-cell table:style-name="ce2"/>
          <table:table-cell table:number-columns-repeated="6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formula="of:=[.A93]+1" office:value-type="float" office:value="41" calcext:value-type="float">
            <text:p>41</text:p>
          </table:table-cell>
          <table:table-cell table:style-name="ce2" office:value-type="string" calcext:value-type="string">
            <text:p>accomplish</text:p>
          </table:table-cell>
          <table:table-cell table:style-name="ce2" office:value-type="string" calcext:value-type="string">
            <text:p>v</text:p>
          </table:table-cell>
          <table:table-cell table:formula="of:=IF([.D2]=&quot;&quot;;&quot;&quot;;[.D2])" office:value-type="string" office:string-value="v" calcext:value-type="string">
            <text:p>v</text:p>
          </table:table-cell>
          <table:table-cell table:style-name="ce2" office:value-type="string" calcext:value-type="string">
            <text:p>aconsegui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2]=&quot;&quot;;&quot;&quot;;&quot;select &quot; &amp; [.A2] &amp; &quot;, '&quot; &amp; [.C2] &amp; &quot;', '&quot; &amp; [.D2] &amp; &quot;', '&quot; &amp; [.G2] &amp; &quot;', null &quot; &amp; IF([.F3]=&quot;&quot;;&quot;&quot;;&quot;union all&quot;))" office:value-type="string" office:string-value="select 1, 'accomplish', 'v', 'en', null union all" calcext:value-type="string">
            <text:p>select 1, 'accomplish', 'v', 'en', null union all</text:p>
          </table:table-cell>
          <table:table-cell table:formula="of:=&quot;select &quot; &amp;[.B2] &amp; &quot;, '&quot; &amp;[.F2] &amp; &quot;', '&quot; &amp; [.E2] &amp; &quot;', '&quot; &amp; [.H2] &amp; &quot;', null &quot; &amp; IF([.F3]=&quot;&quot;;&quot;&quot;;&quot;union all&quot;)" office:value-type="string" office:string-value="select 41, 'aconseguir', 'v', 'ct', null union all" calcext:value-type="string">
            <text:p>select 41, 'aconseguir', 'v', 'ct', null union all</text:p>
          </table:table-cell>
          <table:table-cell table:formula="of:=&quot;select &quot; &amp;[.A2]&amp;&quot;, &quot; &amp;[.B2]&amp;&quot;, null&quot; &amp; IF([.F3]=&quot;&quot;;&quot;&quot;;&quot; union all&quot;)" office:value-type="string" office:string-value="select 1, 41, null union all" calcext:value-type="string">
            <text:p>select 1, 41, null union all</text:p>
          </table:table-cell>
          <table:table-cell/>
        </table:table-row>
        <table:table-row table:style-name="ro1">
          <table:table-cell table:formula="of:=IF([.C3]=&quot;&quot;;[.A2];[.A2]+1)" office:value-type="float" office:value="1" calcext:value-type="float">
            <text:p>1</text:p>
          </table:table-cell>
          <table:table-cell table:formula="of:=[.B2]+1" office:value-type="float" office:value="42" calcext:value-type="float">
            <text:p>42</text:p>
          </table:table-cell>
          <table:table-cell table:style-name="ce2" table:number-columns-repeated="2"/>
          <table:table-cell table:formula="of:=IF([.D3]=&quot;&quot;;[.E2];[.D3])" office:value-type="string" office:string-value="v" calcext:value-type="string">
            <text:p>v</text:p>
          </table:table-cell>
          <table:table-cell table:style-name="ce2" office:value-type="string" calcext:value-type="string">
            <text:p>logr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3]=&quot;&quot;;&quot;&quot;;&quot;select &quot; &amp; [.A3] &amp; &quot;, '&quot; &amp; [.C3] &amp; &quot;', '&quot; &amp; [.D3] &amp; &quot;', '&quot; &amp; [.G3] &amp; &quot;', null &quot; &amp; IF([.F4]=&quot;&quot;;&quot;&quot;;&quot;union all&quot;))">
            <text:p/>
          </table:table-cell>
          <table:table-cell table:formula="of:=&quot;select &quot; &amp;[.B3] &amp; &quot;, '&quot; &amp;[.F3] &amp; &quot;', '&quot; &amp; [.E3] &amp; &quot;', '&quot; &amp; [.H3] &amp; &quot;', null &quot; &amp; IF([.F4]=&quot;&quot;;&quot;&quot;;&quot;union all&quot;)" office:value-type="string" office:string-value="select 42, 'lograr', 'v', 'es', null union all" calcext:value-type="string">
            <text:p>select 42, 'lograr', 'v', 'es', null union all</text:p>
          </table:table-cell>
          <table:table-cell table:formula="of:=&quot;select &quot; &amp;[.A3]&amp;&quot;, &quot; &amp;[.B3]&amp;&quot;, null&quot; &amp; IF([.F4]=&quot;&quot;;&quot;&quot;;&quot; union all&quot;)" office:value-type="string" office:string-value="select 1, 42, null union all" calcext:value-type="string">
            <text:p>select 1, 42, null union all</text:p>
          </table:table-cell>
          <table:table-cell/>
        </table:table-row>
        <table:table-row table:style-name="ro1">
          <table:table-cell table:formula="of:=IF([.C4]=&quot;&quot;;[.A3];[.A3]+1)" office:value-type="float" office:value="1" calcext:value-type="float">
            <text:p>1</text:p>
          </table:table-cell>
          <table:table-cell table:formula="of:=[.B3]+1" office:value-type="float" office:value="43" calcext:value-type="float">
            <text:p>43</text:p>
          </table:table-cell>
          <table:table-cell table:style-name="ce2" table:number-columns-repeated="2"/>
          <table:table-cell table:formula="of:=IF([.D4]=&quot;&quot;;[.E3];[.D4])" office:value-type="string" office:string-value="v" calcext:value-type="string">
            <text:p>v</text:p>
          </table:table-cell>
          <table:table-cell table:style-name="ce2" office:value-type="string" calcext:value-type="string">
            <text:p>cumpli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4]=&quot;&quot;;&quot;&quot;;&quot;select &quot; &amp; [.A4] &amp; &quot;, '&quot; &amp; [.C4] &amp; &quot;', '&quot; &amp; [.D4] &amp; &quot;', '&quot; &amp; [.G4] &amp; &quot;', null &quot; &amp; IF([.F5]=&quot;&quot;;&quot;&quot;;&quot;union all&quot;))">
            <text:p/>
          </table:table-cell>
          <table:table-cell table:formula="of:=&quot;select &quot; &amp;[.B4] &amp; &quot;, '&quot; &amp;[.F4] &amp; &quot;', '&quot; &amp; [.E4] &amp; &quot;', '&quot; &amp; [.H4] &amp; &quot;', null &quot; &amp; IF([.F5]=&quot;&quot;;&quot;&quot;;&quot;union all&quot;)" office:value-type="string" office:string-value="select 43, 'cumplir', 'v', 'es', null union all" calcext:value-type="string">
            <text:p>select 43, 'cumplir', 'v', 'es', null union all</text:p>
          </table:table-cell>
          <table:table-cell table:formula="of:=&quot;select &quot; &amp;[.A4]&amp;&quot;, &quot; &amp;[.B4]&amp;&quot;, null&quot; &amp; IF([.F5]=&quot;&quot;;&quot;&quot;;&quot; union all&quot;)" office:value-type="string" office:string-value="select 1, 43, null union all" calcext:value-type="string">
            <text:p>select 1, 43, null union all</text:p>
          </table:table-cell>
          <table:table-cell/>
        </table:table-row>
        <table:table-row table:style-name="ro1">
          <table:table-cell table:formula="of:=IF([.C5]=&quot;&quot;;[.A4];[.A4]+1)" office:value-type="float" office:value="1" calcext:value-type="float">
            <text:p>1</text:p>
          </table:table-cell>
          <table:table-cell table:formula="of:=[.B4]+1" office:value-type="float" office:value="44" calcext:value-type="float">
            <text:p>44</text:p>
          </table:table-cell>
          <table:table-cell table:style-name="ce2" table:number-columns-repeated="2"/>
          <table:table-cell table:formula="of:=IF([.D5]=&quot;&quot;;[.E4];[.D5])" office:value-type="string" office:string-value="v" calcext:value-type="string">
            <text:p>v</text:p>
          </table:table-cell>
          <table:table-cell table:style-name="ce2" office:value-type="string" calcext:value-type="string">
            <text:p>realiz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5]=&quot;&quot;;&quot;&quot;;&quot;select &quot; &amp; [.A5] &amp; &quot;, '&quot; &amp; [.C5] &amp; &quot;', '&quot; &amp; [.D5] &amp; &quot;', '&quot; &amp; [.G5] &amp; &quot;', null &quot; &amp; IF([.F6]=&quot;&quot;;&quot;&quot;;&quot;union all&quot;))">
            <text:p/>
          </table:table-cell>
          <table:table-cell table:formula="of:=&quot;select &quot; &amp;[.B5] &amp; &quot;, '&quot; &amp;[.F5] &amp; &quot;', '&quot; &amp; [.E5] &amp; &quot;', '&quot; &amp; [.H5] &amp; &quot;', null &quot; &amp; IF([.F6]=&quot;&quot;;&quot;&quot;;&quot;union all&quot;)" office:value-type="string" office:string-value="select 44, 'realizar', 'v', 'es', null union all" calcext:value-type="string">
            <text:p>select 44, 'realizar', 'v', 'es', null union all</text:p>
          </table:table-cell>
          <table:table-cell table:formula="of:=&quot;select &quot; &amp;[.A5]&amp;&quot;, &quot; &amp;[.B5]&amp;&quot;, null&quot; &amp; IF([.F6]=&quot;&quot;;&quot;&quot;;&quot; union all&quot;)" office:value-type="string" office:string-value="select 1, 44, null union all" calcext:value-type="string">
            <text:p>select 1, 44, null union all</text:p>
          </table:table-cell>
          <table:table-cell/>
        </table:table-row>
        <table:table-row table:style-name="ro1">
          <table:table-cell table:formula="of:=IF([.C6]=&quot;&quot;;[.A5];[.A5]+1)" office:value-type="float" office:value="2" calcext:value-type="float">
            <text:p>2</text:p>
          </table:table-cell>
          <table:table-cell table:formula="of:=[.B5]+1" office:value-type="float" office:value="45" calcext:value-type="float">
            <text:p>45</text:p>
          </table:table-cell>
          <table:table-cell table:style-name="ce2" office:value-type="string" calcext:value-type="string">
            <text:p>ache</text:p>
          </table:table-cell>
          <table:table-cell table:style-name="ce2" office:value-type="string" calcext:value-type="string">
            <text:p>n</text:p>
          </table:table-cell>
          <table:table-cell table:formula="of:=IF([.D6]=&quot;&quot;;[.E5];[.D6])" office:value-type="string" office:string-value="n" calcext:value-type="string">
            <text:p>n</text:p>
          </table:table-cell>
          <table:table-cell table:style-name="ce2" office:value-type="string" calcext:value-type="string">
            <text:p>m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6]=&quot;&quot;;&quot;&quot;;&quot;select &quot; &amp; [.A6] &amp; &quot;, '&quot; &amp; [.C6] &amp; &quot;', '&quot; &amp; [.D6] &amp; &quot;', '&quot; &amp; [.G6] &amp; &quot;', null &quot; &amp; IF([.F7]=&quot;&quot;;&quot;&quot;;&quot;union all&quot;))" office:value-type="string" office:string-value="select 2, 'ache', 'n', 'en', null union all" calcext:value-type="string">
            <text:p>select 2, 'ache', 'n', 'en', null union all</text:p>
          </table:table-cell>
          <table:table-cell table:formula="of:=&quot;select &quot; &amp;[.B6] &amp; &quot;, '&quot; &amp;[.F6] &amp; &quot;', '&quot; &amp; [.E6] &amp; &quot;', '&quot; &amp; [.H6] &amp; &quot;', null &quot; &amp; IF([.F7]=&quot;&quot;;&quot;&quot;;&quot;union all&quot;)" office:value-type="string" office:string-value="select 45, 'mal', 'n', 'ct', null union all" calcext:value-type="string">
            <text:p>select 45, 'mal', 'n', 'ct', null union all</text:p>
          </table:table-cell>
          <table:table-cell table:formula="of:=&quot;select &quot; &amp;[.A6]&amp;&quot;, &quot; &amp;[.B6]&amp;&quot;, null&quot; &amp; IF([.F7]=&quot;&quot;;&quot;&quot;;&quot; union all&quot;)" office:value-type="string" office:string-value="select 2, 45, null union all" calcext:value-type="string">
            <text:p>select 2, 45, null union all</text:p>
          </table:table-cell>
          <table:table-cell/>
        </table:table-row>
        <table:table-row table:style-name="ro1">
          <table:table-cell table:formula="of:=IF([.C7]=&quot;&quot;;[.A6];[.A6]+1)" office:value-type="float" office:value="2" calcext:value-type="float">
            <text:p>2</text:p>
          </table:table-cell>
          <table:table-cell table:formula="of:=[.B6]+1" office:value-type="float" office:value="46" calcext:value-type="float">
            <text:p>46</text:p>
          </table:table-cell>
          <table:table-cell table:style-name="ce2" table:number-columns-repeated="2"/>
          <table:table-cell table:formula="of:=IF([.D7]=&quot;&quot;;[.E6];[.D7])" office:value-type="string" office:string-value="n" calcext:value-type="string">
            <text:p>n</text:p>
          </table:table-cell>
          <table:table-cell table:style-name="ce2" office:value-type="string" calcext:value-type="string">
            <text:p>dolo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</text:p>
          </table:table-cell>
          <table:table-cell table:formula="of:=IF([.C7]=&quot;&quot;;&quot;&quot;;&quot;select &quot; &amp; [.A7] &amp; &quot;, '&quot; &amp; [.C7] &amp; &quot;', '&quot; &amp; [.D7] &amp; &quot;', '&quot; &amp; [.G7] &amp; &quot;', null &quot; &amp; IF([.F8]=&quot;&quot;;&quot;&quot;;&quot;union all&quot;))">
            <text:p/>
          </table:table-cell>
          <table:table-cell table:formula="of:=&quot;select &quot; &amp;[.B7] &amp; &quot;, '&quot; &amp;[.F7] &amp; &quot;', '&quot; &amp; [.E7] &amp; &quot;', '&quot; &amp; [.H7] &amp; &quot;', null &quot; &amp; IF([.F8]=&quot;&quot;;&quot;&quot;;&quot;union all&quot;)" office:value-type="string" office:string-value="select 46, 'dolor', 'n', 'b', null union all" calcext:value-type="string">
            <text:p>select 46, 'dolor', 'n', 'b', null union all</text:p>
          </table:table-cell>
          <table:table-cell table:formula="of:=&quot;select &quot; &amp;[.A7]&amp;&quot;, &quot; &amp;[.B7]&amp;&quot;, null&quot; &amp; IF([.F8]=&quot;&quot;;&quot;&quot;;&quot; union all&quot;)" office:value-type="string" office:string-value="select 2, 46, null union all" calcext:value-type="string">
            <text:p>select 2, 46, null union all</text:p>
          </table:table-cell>
          <table:table-cell/>
        </table:table-row>
        <table:table-row table:style-name="ro1">
          <table:table-cell table:formula="of:=IF([.C8]=&quot;&quot;;[.A7];[.A7]+1)" office:value-type="float" office:value="3" calcext:value-type="float">
            <text:p>3</text:p>
          </table:table-cell>
          <table:table-cell table:formula="of:=[.B7]+1" office:value-type="float" office:value="47" calcext:value-type="float">
            <text:p>47</text:p>
          </table:table-cell>
          <table:table-cell table:style-name="ce2" office:value-type="string" calcext:value-type="string">
            <text:p>acknowledge</text:p>
          </table:table-cell>
          <table:table-cell table:style-name="ce2" office:value-type="string" calcext:value-type="string">
            <text:p>v</text:p>
          </table:table-cell>
          <table:table-cell table:formula="of:=IF([.D8]=&quot;&quot;;[.E7];[.D8])" office:value-type="string" office:string-value="v" calcext:value-type="string">
            <text:p>v</text:p>
          </table:table-cell>
          <table:table-cell table:style-name="ce2" office:value-type="string" calcext:value-type="string">
            <text:p>reconèix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8]=&quot;&quot;;&quot;&quot;;&quot;select &quot; &amp; [.A8] &amp; &quot;, '&quot; &amp; [.C8] &amp; &quot;', '&quot; &amp; [.D8] &amp; &quot;', '&quot; &amp; [.G8] &amp; &quot;', null &quot; &amp; IF([.F9]=&quot;&quot;;&quot;&quot;;&quot;union all&quot;))" office:value-type="string" office:string-value="select 3, 'acknowledge', 'v', 'en', null union all" calcext:value-type="string">
            <text:p>select 3, 'acknowledge', 'v', 'en', null union all</text:p>
          </table:table-cell>
          <table:table-cell table:formula="of:=&quot;select &quot; &amp;[.B8] &amp; &quot;, '&quot; &amp;[.F8] &amp; &quot;', '&quot; &amp; [.E8] &amp; &quot;', '&quot; &amp; [.H8] &amp; &quot;', null &quot; &amp; IF([.F9]=&quot;&quot;;&quot;&quot;;&quot;union all&quot;)" office:value-type="string" office:string-value="select 47, 'reconèixer', 'v', 'ct', null union all" calcext:value-type="string">
            <text:p>select 47, 'reconèixer', 'v', 'ct', null union all</text:p>
          </table:table-cell>
          <table:table-cell table:formula="of:=&quot;select &quot; &amp;[.A8]&amp;&quot;, &quot; &amp;[.B8]&amp;&quot;, null&quot; &amp; IF([.F9]=&quot;&quot;;&quot;&quot;;&quot; union all&quot;)" office:value-type="string" office:string-value="select 3, 47, null union all" calcext:value-type="string">
            <text:p>select 3, 47, null union all</text:p>
          </table:table-cell>
          <table:table-cell/>
        </table:table-row>
        <table:table-row table:style-name="ro1">
          <table:table-cell table:formula="of:=IF([.C9]=&quot;&quot;;[.A8];[.A8]+1)" office:value-type="float" office:value="3" calcext:value-type="float">
            <text:p>3</text:p>
          </table:table-cell>
          <table:table-cell table:formula="of:=[.B8]+1" office:value-type="float" office:value="48" calcext:value-type="float">
            <text:p>48</text:p>
          </table:table-cell>
          <table:table-cell table:style-name="ce2" table:number-columns-repeated="2"/>
          <table:table-cell table:formula="of:=IF([.D9]=&quot;&quot;;[.E8];[.D9])" office:value-type="string" office:string-value="v" calcext:value-type="string">
            <text:p>v</text:p>
          </table:table-cell>
          <table:table-cell table:style-name="ce2" office:value-type="string" calcext:value-type="string">
            <text:p>reconoc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9]=&quot;&quot;;&quot;&quot;;&quot;select &quot; &amp; [.A9] &amp; &quot;, '&quot; &amp; [.C9] &amp; &quot;', '&quot; &amp; [.D9] &amp; &quot;', '&quot; &amp; [.G9] &amp; &quot;', null &quot; &amp; IF([.F10]=&quot;&quot;;&quot;&quot;;&quot;union all&quot;))">
            <text:p/>
          </table:table-cell>
          <table:table-cell table:formula="of:=&quot;select &quot; &amp;[.B9] &amp; &quot;, '&quot; &amp;[.F9] &amp; &quot;', '&quot; &amp; [.E9] &amp; &quot;', '&quot; &amp; [.H9] &amp; &quot;', null &quot; &amp; IF([.F10]=&quot;&quot;;&quot;&quot;;&quot;union all&quot;)" office:value-type="string" office:string-value="select 48, 'reconocer', 'v', 'es', null union all" calcext:value-type="string">
            <text:p>select 48, 'reconocer', 'v', 'es', null union all</text:p>
          </table:table-cell>
          <table:table-cell table:formula="of:=&quot;select &quot; &amp;[.A9]&amp;&quot;, &quot; &amp;[.B9]&amp;&quot;, null&quot; &amp; IF([.F10]=&quot;&quot;;&quot;&quot;;&quot; union all&quot;)" office:value-type="string" office:string-value="select 3, 48, null union all" calcext:value-type="string">
            <text:p>select 3, 48, null union all</text:p>
          </table:table-cell>
          <table:table-cell/>
        </table:table-row>
        <table:table-row table:style-name="ro1">
          <table:table-cell table:formula="of:=IF([.C10]=&quot;&quot;;[.A9];[.A9]+1)" office:value-type="float" office:value="4" calcext:value-type="float">
            <text:p>4</text:p>
          </table:table-cell>
          <table:table-cell table:formula="of:=[.B9]+1" office:value-type="float" office:value="49" calcext:value-type="float">
            <text:p>49</text:p>
          </table:table-cell>
          <table:table-cell table:style-name="ce2" office:value-type="string" calcext:value-type="string">
            <text:p>acorn</text:p>
          </table:table-cell>
          <table:table-cell table:style-name="ce2" office:value-type="string" calcext:value-type="string">
            <text:p>n</text:p>
          </table:table-cell>
          <table:table-cell table:formula="of:=IF([.D10]=&quot;&quot;;[.E9];[.D10])" office:value-type="string" office:string-value="n" calcext:value-type="string">
            <text:p>n</text:p>
          </table:table-cell>
          <table:table-cell table:style-name="ce2" office:value-type="string" calcext:value-type="string">
            <text:p>gl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10]=&quot;&quot;;&quot;&quot;;&quot;select &quot; &amp; [.A10] &amp; &quot;, '&quot; &amp; [.C10] &amp; &quot;', '&quot; &amp; [.D10] &amp; &quot;', '&quot; &amp; [.G10] &amp; &quot;', null &quot; &amp; IF([.F11]=&quot;&quot;;&quot;&quot;;&quot;union all&quot;))" office:value-type="string" office:string-value="select 4, 'acorn', 'n', 'en', null union all" calcext:value-type="string">
            <text:p>select 4, 'acorn', 'n', 'en', null union all</text:p>
          </table:table-cell>
          <table:table-cell table:formula="of:=&quot;select &quot; &amp;[.B10] &amp; &quot;, '&quot; &amp;[.F10] &amp; &quot;', '&quot; &amp; [.E10] &amp; &quot;', '&quot; &amp; [.H10] &amp; &quot;', null &quot; &amp; IF([.F11]=&quot;&quot;;&quot;&quot;;&quot;union all&quot;)" office:value-type="string" office:string-value="select 49, 'gla', 'n', 'ct', null union all" calcext:value-type="string">
            <text:p>select 49, 'gla', 'n', 'ct', null union all</text:p>
          </table:table-cell>
          <table:table-cell table:formula="of:=&quot;select &quot; &amp;[.A10]&amp;&quot;, &quot; &amp;[.B10]&amp;&quot;, null&quot; &amp; IF([.F11]=&quot;&quot;;&quot;&quot;;&quot; union all&quot;)" office:value-type="string" office:string-value="select 4, 49, null union all" calcext:value-type="string">
            <text:p>select 4, 49, null union all</text:p>
          </table:table-cell>
          <table:table-cell/>
        </table:table-row>
        <table:table-row table:style-name="ro1">
          <table:table-cell table:formula="of:=IF([.C11]=&quot;&quot;;[.A10];[.A10]+1)" office:value-type="float" office:value="4" calcext:value-type="float">
            <text:p>4</text:p>
          </table:table-cell>
          <table:table-cell table:formula="of:=[.B10]+1" office:value-type="float" office:value="50" calcext:value-type="float">
            <text:p>50</text:p>
          </table:table-cell>
          <table:table-cell table:style-name="ce2" table:number-columns-repeated="2"/>
          <table:table-cell table:formula="of:=IF([.D11]=&quot;&quot;;[.E10];[.D11])" office:value-type="string" office:string-value="n" calcext:value-type="string">
            <text:p>n</text:p>
          </table:table-cell>
          <table:table-cell table:style-name="ce2" office:value-type="string" calcext:value-type="string">
            <text:p>bellot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11]=&quot;&quot;;&quot;&quot;;&quot;select &quot; &amp; [.A11] &amp; &quot;, '&quot; &amp; [.C11] &amp; &quot;', '&quot; &amp; [.D11] &amp; &quot;', '&quot; &amp; [.G11] &amp; &quot;', null &quot; &amp; IF([.F12]=&quot;&quot;;&quot;&quot;;&quot;union all&quot;))">
            <text:p/>
          </table:table-cell>
          <table:table-cell table:formula="of:=&quot;select &quot; &amp;[.B11] &amp; &quot;, '&quot; &amp;[.F11] &amp; &quot;', '&quot; &amp; [.E11] &amp; &quot;', '&quot; &amp; [.H11] &amp; &quot;', null &quot; &amp; IF([.F12]=&quot;&quot;;&quot;&quot;;&quot;union all&quot;)" office:value-type="string" office:string-value="select 50, 'bellota', 'n', 'es', null union all" calcext:value-type="string">
            <text:p>select 50, 'bellota', 'n', 'es', null union all</text:p>
          </table:table-cell>
          <table:table-cell table:formula="of:=&quot;select &quot; &amp;[.A11]&amp;&quot;, &quot; &amp;[.B11]&amp;&quot;, null&quot; &amp; IF([.F12]=&quot;&quot;;&quot;&quot;;&quot; union all&quot;)" office:value-type="string" office:string-value="select 4, 50, null union all" calcext:value-type="string">
            <text:p>select 4, 50, null union all</text:p>
          </table:table-cell>
          <table:table-cell/>
        </table:table-row>
        <table:table-row table:style-name="ro1">
          <table:table-cell table:formula="of:=IF([.C12]=&quot;&quot;;[.A11];[.A11]+1)" office:value-type="float" office:value="5" calcext:value-type="float">
            <text:p>5</text:p>
          </table:table-cell>
          <table:table-cell table:formula="of:=[.B11]+1" office:value-type="float" office:value="51" calcext:value-type="float">
            <text:p>51</text:p>
          </table:table-cell>
          <table:table-cell table:style-name="ce2" office:value-type="string" calcext:value-type="string">
            <text:p>acres</text:p>
          </table:table-cell>
          <table:table-cell table:style-name="ce2" office:value-type="string" calcext:value-type="string">
            <text:p>n</text:p>
          </table:table-cell>
          <table:table-cell table:formula="of:=IF([.D12]=&quot;&quot;;[.E11];[.D12])" office:value-type="string" office:string-value="n" calcext:value-type="string">
            <text:p>n</text:p>
          </table:table-cell>
          <table:table-cell table:style-name="ce2" office:value-type="string" calcext:value-type="string">
            <text:p>hectari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12]=&quot;&quot;;&quot;&quot;;&quot;select &quot; &amp; [.A12] &amp; &quot;, '&quot; &amp; [.C12] &amp; &quot;', '&quot; &amp; [.D12] &amp; &quot;', '&quot; &amp; [.G12] &amp; &quot;', null &quot; &amp; IF([.F13]=&quot;&quot;;&quot;&quot;;&quot;union all&quot;))" office:value-type="string" office:string-value="select 5, 'acres', 'n', 'en', null union all" calcext:value-type="string">
            <text:p>select 5, 'acres', 'n', 'en', null union all</text:p>
          </table:table-cell>
          <table:table-cell table:formula="of:=&quot;select &quot; &amp;[.B12] &amp; &quot;, '&quot; &amp;[.F12] &amp; &quot;', '&quot; &amp; [.E12] &amp; &quot;', '&quot; &amp; [.H12] &amp; &quot;', null &quot; &amp; IF([.F13]=&quot;&quot;;&quot;&quot;;&quot;union all&quot;)" office:value-type="string" office:string-value="select 51, 'hectaria', 'n', 'ct', null union all" calcext:value-type="string">
            <text:p>select 51, 'hectaria', 'n', 'ct', null union all</text:p>
          </table:table-cell>
          <table:table-cell table:formula="of:=&quot;select &quot; &amp;[.A12]&amp;&quot;, &quot; &amp;[.B12]&amp;&quot;, null&quot; &amp; IF([.F13]=&quot;&quot;;&quot;&quot;;&quot; union all&quot;)" office:value-type="string" office:string-value="select 5, 51, null union all" calcext:value-type="string">
            <text:p>select 5, 51, null union all</text:p>
          </table:table-cell>
          <table:table-cell/>
        </table:table-row>
        <table:table-row table:style-name="ro1">
          <table:table-cell table:formula="of:=IF([.C13]=&quot;&quot;;[.A12];[.A12]+1)" office:value-type="float" office:value="5" calcext:value-type="float">
            <text:p>5</text:p>
          </table:table-cell>
          <table:table-cell table:formula="of:=[.B12]+1" office:value-type="float" office:value="52" calcext:value-type="float">
            <text:p>52</text:p>
          </table:table-cell>
          <table:table-cell table:style-name="ce2" table:number-columns-repeated="2"/>
          <table:table-cell table:formula="of:=IF([.D13]=&quot;&quot;;[.E12];[.D13])" office:value-type="string" office:string-value="n" calcext:value-type="string">
            <text:p>n</text:p>
          </table:table-cell>
          <table:table-cell table:style-name="ce2" office:value-type="string" calcext:value-type="string">
            <text:p>hectare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13]=&quot;&quot;;&quot;&quot;;&quot;select &quot; &amp; [.A13] &amp; &quot;, '&quot; &amp; [.C13] &amp; &quot;', '&quot; &amp; [.D13] &amp; &quot;', '&quot; &amp; [.G13] &amp; &quot;', null &quot; &amp; IF([.F14]=&quot;&quot;;&quot;&quot;;&quot;union all&quot;))">
            <text:p/>
          </table:table-cell>
          <table:table-cell table:formula="of:=&quot;select &quot; &amp;[.B13] &amp; &quot;, '&quot; &amp;[.F13] &amp; &quot;', '&quot; &amp; [.E13] &amp; &quot;', '&quot; &amp; [.H13] &amp; &quot;', null &quot; &amp; IF([.F14]=&quot;&quot;;&quot;&quot;;&quot;union all&quot;)" office:value-type="string" office:string-value="select 52, 'hectarees', 'n', 'ct', null union all" calcext:value-type="string">
            <text:p>select 52, 'hectarees', 'n', 'ct', null union all</text:p>
          </table:table-cell>
          <table:table-cell table:formula="of:=&quot;select &quot; &amp;[.A13]&amp;&quot;, &quot; &amp;[.B13]&amp;&quot;, null&quot; &amp; IF([.F14]=&quot;&quot;;&quot;&quot;;&quot; union all&quot;)" office:value-type="string" office:string-value="select 5, 52, null union all" calcext:value-type="string">
            <text:p>select 5, 52, null union all</text:p>
          </table:table-cell>
          <table:table-cell/>
        </table:table-row>
        <table:table-row table:style-name="ro1">
          <table:table-cell table:formula="of:=IF([.C14]=&quot;&quot;;[.A13];[.A13]+1)" office:value-type="float" office:value="5" calcext:value-type="float">
            <text:p>5</text:p>
          </table:table-cell>
          <table:table-cell table:formula="of:=[.B13]+1" office:value-type="float" office:value="53" calcext:value-type="float">
            <text:p>53</text:p>
          </table:table-cell>
          <table:table-cell table:style-name="ce2" table:number-columns-repeated="2"/>
          <table:table-cell table:formula="of:=IF([.D14]=&quot;&quot;;[.E13];[.D14])" office:value-type="string" office:string-value="n" calcext:value-type="string">
            <text:p>n</text:p>
          </table:table-cell>
          <table:table-cell table:style-name="ce2" office:value-type="string" calcext:value-type="string">
            <text:p>hectàri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14]=&quot;&quot;;&quot;&quot;;&quot;select &quot; &amp; [.A14] &amp; &quot;, '&quot; &amp; [.C14] &amp; &quot;', '&quot; &amp; [.D14] &amp; &quot;', '&quot; &amp; [.G14] &amp; &quot;', null &quot; &amp; IF([.F15]=&quot;&quot;;&quot;&quot;;&quot;union all&quot;))">
            <text:p/>
          </table:table-cell>
          <table:table-cell table:formula="of:=&quot;select &quot; &amp;[.B14] &amp; &quot;, '&quot; &amp;[.F14] &amp; &quot;', '&quot; &amp; [.E14] &amp; &quot;', '&quot; &amp; [.H14] &amp; &quot;', null &quot; &amp; IF([.F15]=&quot;&quot;;&quot;&quot;;&quot;union all&quot;)" office:value-type="string" office:string-value="select 53, 'hectàries', 'n', 'ct', null union all" calcext:value-type="string">
            <text:p>select 53, 'hectàries', 'n', 'ct', null union all</text:p>
          </table:table-cell>
          <table:table-cell table:formula="of:=&quot;select &quot; &amp;[.A14]&amp;&quot;, &quot; &amp;[.B14]&amp;&quot;, null&quot; &amp; IF([.F15]=&quot;&quot;;&quot;&quot;;&quot; union all&quot;)" office:value-type="string" office:string-value="select 5, 53, null union all" calcext:value-type="string">
            <text:p>select 5, 53, null union all</text:p>
          </table:table-cell>
          <table:table-cell/>
        </table:table-row>
        <table:table-row table:style-name="ro1">
          <table:table-cell table:formula="of:=IF([.C15]=&quot;&quot;;[.A14];[.A14]+1)" office:value-type="float" office:value="5" calcext:value-type="float">
            <text:p>5</text:p>
          </table:table-cell>
          <table:table-cell table:formula="of:=[.B14]+1" office:value-type="float" office:value="54" calcext:value-type="float">
            <text:p>54</text:p>
          </table:table-cell>
          <table:table-cell table:style-name="ce2" table:number-columns-repeated="2"/>
          <table:table-cell table:formula="of:=IF([.D15]=&quot;&quot;;[.E14];[.D15])" office:value-type="string" office:string-value="n" calcext:value-type="string">
            <text:p>n</text:p>
          </table:table-cell>
          <table:table-cell table:style-name="ce2" office:value-type="string" calcext:value-type="string">
            <text:p>hectárea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15]=&quot;&quot;;&quot;&quot;;&quot;select &quot; &amp; [.A15] &amp; &quot;, '&quot; &amp; [.C15] &amp; &quot;', '&quot; &amp; [.D15] &amp; &quot;', '&quot; &amp; [.G15] &amp; &quot;', null &quot; &amp; IF([.F16]=&quot;&quot;;&quot;&quot;;&quot;union all&quot;))">
            <text:p/>
          </table:table-cell>
          <table:table-cell table:formula="of:=&quot;select &quot; &amp;[.B15] &amp; &quot;, '&quot; &amp;[.F15] &amp; &quot;', '&quot; &amp; [.E15] &amp; &quot;', '&quot; &amp; [.H15] &amp; &quot;', null &quot; &amp; IF([.F16]=&quot;&quot;;&quot;&quot;;&quot;union all&quot;)" office:value-type="string" office:string-value="select 54, 'hectáreas', 'n', 'es', null union all" calcext:value-type="string">
            <text:p>select 54, 'hectáreas', 'n', 'es', null union all</text:p>
          </table:table-cell>
          <table:table-cell table:formula="of:=&quot;select &quot; &amp;[.A15]&amp;&quot;, &quot; &amp;[.B15]&amp;&quot;, null&quot; &amp; IF([.F16]=&quot;&quot;;&quot;&quot;;&quot; union all&quot;)" office:value-type="string" office:string-value="select 5, 54, null union all" calcext:value-type="string">
            <text:p>select 5, 54, null union all</text:p>
          </table:table-cell>
          <table:table-cell/>
        </table:table-row>
        <table:table-row table:style-name="ro1">
          <table:table-cell table:formula="of:=IF([.C16]=&quot;&quot;;[.A15];[.A15]+1)" office:value-type="float" office:value="6" calcext:value-type="float">
            <text:p>6</text:p>
          </table:table-cell>
          <table:table-cell table:formula="of:=[.B15]+1" office:value-type="float" office:value="55" calcext:value-type="float">
            <text:p>55</text:p>
          </table:table-cell>
          <table:table-cell table:style-name="ce2" office:value-type="string" calcext:value-type="string">
            <text:p>actually</text:p>
          </table:table-cell>
          <table:table-cell table:style-name="ce2" office:value-type="string" calcext:value-type="string">
            <text:p>adv</text:p>
          </table:table-cell>
          <table:table-cell table:formula="of:=IF([.D16]=&quot;&quot;;[.E15];[.D16])" office:value-type="string" office:string-value="adv" calcext:value-type="string">
            <text:p>adv</text:p>
          </table:table-cell>
          <table:table-cell table:style-name="ce2" office:value-type="string" calcext:value-type="string">
            <text:p>en realita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16]=&quot;&quot;;&quot;&quot;;&quot;select &quot; &amp; [.A16] &amp; &quot;, '&quot; &amp; [.C16] &amp; &quot;', '&quot; &amp; [.D16] &amp; &quot;', '&quot; &amp; [.G16] &amp; &quot;', null &quot; &amp; IF([.F17]=&quot;&quot;;&quot;&quot;;&quot;union all&quot;))" office:value-type="string" office:string-value="select 6, 'actually', 'adv', 'en', null union all" calcext:value-type="string">
            <text:p>select 6, 'actually', 'adv', 'en', null union all</text:p>
          </table:table-cell>
          <table:table-cell table:formula="of:=&quot;select &quot; &amp;[.B16] &amp; &quot;, '&quot; &amp;[.F16] &amp; &quot;', '&quot; &amp; [.E16] &amp; &quot;', '&quot; &amp; [.H16] &amp; &quot;', null &quot; &amp; IF([.F17]=&quot;&quot;;&quot;&quot;;&quot;union all&quot;)" office:value-type="string" office:string-value="select 55, 'en realitat', 'adv', 'ct', null union all" calcext:value-type="string">
            <text:p>select 55, 'en realitat', 'adv', 'ct', null union all</text:p>
          </table:table-cell>
          <table:table-cell table:formula="of:=&quot;select &quot; &amp;[.A16]&amp;&quot;, &quot; &amp;[.B16]&amp;&quot;, null&quot; &amp; IF([.F17]=&quot;&quot;;&quot;&quot;;&quot; union all&quot;)" office:value-type="string" office:string-value="select 6, 55, null union all" calcext:value-type="string">
            <text:p>select 6, 55, null union all</text:p>
          </table:table-cell>
          <table:table-cell/>
        </table:table-row>
        <table:table-row table:style-name="ro1">
          <table:table-cell table:formula="of:=IF([.C17]=&quot;&quot;;[.A16];[.A16]+1)" office:value-type="float" office:value="6" calcext:value-type="float">
            <text:p>6</text:p>
          </table:table-cell>
          <table:table-cell table:formula="of:=[.B16]+1" office:value-type="float" office:value="56" calcext:value-type="float">
            <text:p>56</text:p>
          </table:table-cell>
          <table:table-cell table:style-name="ce2" table:number-columns-repeated="2"/>
          <table:table-cell table:formula="of:=IF([.D17]=&quot;&quot;;[.E16];[.D17])" office:value-type="string" office:string-value="adv" calcext:value-type="string">
            <text:p>adv</text:p>
          </table:table-cell>
          <table:table-cell table:style-name="ce2" office:value-type="string" calcext:value-type="string">
            <text:p>de fe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17]=&quot;&quot;;&quot;&quot;;&quot;select &quot; &amp; [.A17] &amp; &quot;, '&quot; &amp; [.C17] &amp; &quot;', '&quot; &amp; [.D17] &amp; &quot;', '&quot; &amp; [.G17] &amp; &quot;', null &quot; &amp; IF([.F18]=&quot;&quot;;&quot;&quot;;&quot;union all&quot;))">
            <text:p/>
          </table:table-cell>
          <table:table-cell table:formula="of:=&quot;select &quot; &amp;[.B17] &amp; &quot;, '&quot; &amp;[.F17] &amp; &quot;', '&quot; &amp; [.E17] &amp; &quot;', '&quot; &amp; [.H17] &amp; &quot;', null &quot; &amp; IF([.F18]=&quot;&quot;;&quot;&quot;;&quot;union all&quot;)" office:value-type="string" office:string-value="select 56, 'de fet', 'adv', 'ct', null union all" calcext:value-type="string">
            <text:p>select 56, 'de fet', 'adv', 'ct', null union all</text:p>
          </table:table-cell>
          <table:table-cell table:formula="of:=&quot;select &quot; &amp;[.A17]&amp;&quot;, &quot; &amp;[.B17]&amp;&quot;, null&quot; &amp; IF([.F18]=&quot;&quot;;&quot;&quot;;&quot; union all&quot;)" office:value-type="string" office:string-value="select 6, 56, null union all" calcext:value-type="string">
            <text:p>select 6, 56, null union all</text:p>
          </table:table-cell>
          <table:table-cell/>
        </table:table-row>
        <table:table-row table:style-name="ro1">
          <table:table-cell table:formula="of:=IF([.C18]=&quot;&quot;;[.A17];[.A17]+1)" office:value-type="float" office:value="7" calcext:value-type="float">
            <text:p>7</text:p>
          </table:table-cell>
          <table:table-cell table:formula="of:=[.B17]+1" office:value-type="float" office:value="57" calcext:value-type="float">
            <text:p>57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v</text:p>
          </table:table-cell>
          <table:table-cell table:formula="of:=IF([.D18]=&quot;&quot;;[.E17];[.D18])" office:value-type="string" office:string-value="v" calcext:value-type="string">
            <text:p>v</text:p>
          </table:table-cell>
          <table:table-cell table:style-name="ce2" office:value-type="string" calcext:value-type="string">
            <text:p>dirigi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18]=&quot;&quot;;&quot;&quot;;&quot;select &quot; &amp; [.A18] &amp; &quot;, '&quot; &amp; [.C18] &amp; &quot;', '&quot; &amp; [.D18] &amp; &quot;', '&quot; &amp; [.G18] &amp; &quot;', null &quot; &amp; IF([.F19]=&quot;&quot;;&quot;&quot;;&quot;union all&quot;))" office:value-type="string" office:string-value="select 7, 'address', 'v', 'en', null union all" calcext:value-type="string">
            <text:p>select 7, 'address', 'v', 'en', null union all</text:p>
          </table:table-cell>
          <table:table-cell table:formula="of:=&quot;select &quot; &amp;[.B18] &amp; &quot;, '&quot; &amp;[.F18] &amp; &quot;', '&quot; &amp; [.E18] &amp; &quot;', '&quot; &amp; [.H18] &amp; &quot;', null &quot; &amp; IF([.F19]=&quot;&quot;;&quot;&quot;;&quot;union all&quot;)" office:value-type="string" office:string-value="select 57, 'dirigir', 'v', 'ct', null union all" calcext:value-type="string">
            <text:p>select 57, 'dirigir', 'v', 'ct', null union all</text:p>
          </table:table-cell>
          <table:table-cell table:formula="of:=&quot;select &quot; &amp;[.A18]&amp;&quot;, &quot; &amp;[.B18]&amp;&quot;, null&quot; &amp; IF([.F19]=&quot;&quot;;&quot;&quot;;&quot; union all&quot;)" office:value-type="string" office:string-value="select 7, 57, null union all" calcext:value-type="string">
            <text:p>select 7, 57, null union all</text:p>
          </table:table-cell>
          <table:table-cell/>
        </table:table-row>
        <table:table-row table:style-name="ro1">
          <table:table-cell table:formula="of:=IF([.C19]=&quot;&quot;;[.A18];[.A18]+1)" office:value-type="float" office:value="7" calcext:value-type="float">
            <text:p>7</text:p>
          </table:table-cell>
          <table:table-cell table:formula="of:=[.B18]+1" office:value-type="float" office:value="58" calcext:value-type="float">
            <text:p>58</text:p>
          </table:table-cell>
          <table:table-cell table:style-name="ce2" table:number-columns-repeated="2"/>
          <table:table-cell table:formula="of:=IF([.D19]=&quot;&quot;;[.E18];[.D19])" office:value-type="string" office:string-value="v" calcext:value-type="string">
            <text:p>v</text:p>
          </table:table-cell>
          <table:table-cell table:style-name="ce2" office:value-type="string" calcext:value-type="string">
            <text:p>tract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19]=&quot;&quot;;&quot;&quot;;&quot;select &quot; &amp; [.A19] &amp; &quot;, '&quot; &amp; [.C19] &amp; &quot;', '&quot; &amp; [.D19] &amp; &quot;', '&quot; &amp; [.G19] &amp; &quot;', null &quot; &amp; IF([.F20]=&quot;&quot;;&quot;&quot;;&quot;union all&quot;))">
            <text:p/>
          </table:table-cell>
          <table:table-cell table:formula="of:=&quot;select &quot; &amp;[.B19] &amp; &quot;, '&quot; &amp;[.F19] &amp; &quot;', '&quot; &amp; [.E19] &amp; &quot;', '&quot; &amp; [.H19] &amp; &quot;', null &quot; &amp; IF([.F20]=&quot;&quot;;&quot;&quot;;&quot;union all&quot;)" office:value-type="string" office:string-value="select 58, 'tractar', 'v', 'ct', null union all" calcext:value-type="string">
            <text:p>select 58, 'tractar', 'v', 'ct', null union all</text:p>
          </table:table-cell>
          <table:table-cell table:formula="of:=&quot;select &quot; &amp;[.A19]&amp;&quot;, &quot; &amp;[.B19]&amp;&quot;, null&quot; &amp; IF([.F20]=&quot;&quot;;&quot;&quot;;&quot; union all&quot;)" office:value-type="string" office:string-value="select 7, 58, null union all" calcext:value-type="string">
            <text:p>select 7, 58, null union all</text:p>
          </table:table-cell>
          <table:table-cell/>
        </table:table-row>
        <table:table-row table:style-name="ro1">
          <table:table-cell table:formula="of:=IF([.C20]=&quot;&quot;;[.A19];[.A19]+1)" office:value-type="float" office:value="7" calcext:value-type="float">
            <text:p>7</text:p>
          </table:table-cell>
          <table:table-cell table:formula="of:=[.B19]+1" office:value-type="float" office:value="59" calcext:value-type="float">
            <text:p>59</text:p>
          </table:table-cell>
          <table:table-cell table:style-name="ce2" table:number-columns-repeated="2"/>
          <table:table-cell table:formula="of:=IF([.D20]=&quot;&quot;;[.E19];[.D20])" office:value-type="string" office:string-value="v" calcext:value-type="string">
            <text:p>v</text:p>
          </table:table-cell>
          <table:table-cell table:style-name="ce2" office:value-type="string" calcext:value-type="string">
            <text:p>resoldr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20]=&quot;&quot;;&quot;&quot;;&quot;select &quot; &amp; [.A20] &amp; &quot;, '&quot; &amp; [.C20] &amp; &quot;', '&quot; &amp; [.D20] &amp; &quot;', '&quot; &amp; [.G20] &amp; &quot;', null &quot; &amp; IF([.F21]=&quot;&quot;;&quot;&quot;;&quot;union all&quot;))">
            <text:p/>
          </table:table-cell>
          <table:table-cell table:formula="of:=&quot;select &quot; &amp;[.B20] &amp; &quot;, '&quot; &amp;[.F20] &amp; &quot;', '&quot; &amp; [.E20] &amp; &quot;', '&quot; &amp; [.H20] &amp; &quot;', null &quot; &amp; IF([.F21]=&quot;&quot;;&quot;&quot;;&quot;union all&quot;)" office:value-type="string" office:string-value="select 59, 'resoldre', 'v', 'ct', null union all" calcext:value-type="string">
            <text:p>select 59, 'resoldre', 'v', 'ct', null union all</text:p>
          </table:table-cell>
          <table:table-cell table:formula="of:=&quot;select &quot; &amp;[.A20]&amp;&quot;, &quot; &amp;[.B20]&amp;&quot;, null&quot; &amp; IF([.F21]=&quot;&quot;;&quot;&quot;;&quot; union all&quot;)" office:value-type="string" office:string-value="select 7, 59, null union all" calcext:value-type="string">
            <text:p>select 7, 59, null union all</text:p>
          </table:table-cell>
          <table:table-cell/>
        </table:table-row>
        <table:table-row table:style-name="ro1">
          <table:table-cell table:formula="of:=IF([.C21]=&quot;&quot;;[.A20];[.A20]+1)" office:value-type="float" office:value="7" calcext:value-type="float">
            <text:p>7</text:p>
          </table:table-cell>
          <table:table-cell table:formula="of:=[.B20]+1" office:value-type="float" office:value="60" calcext:value-type="float">
            <text:p>60</text:p>
          </table:table-cell>
          <table:table-cell table:style-name="ce2" table:number-columns-repeated="2"/>
          <table:table-cell table:formula="of:=IF([.D21]=&quot;&quot;;[.E20];[.D21])" office:value-type="string" office:string-value="v" calcext:value-type="string">
            <text:p>v</text:p>
          </table:table-cell>
          <table:table-cell table:style-name="ce2" office:value-type="string" calcext:value-type="string">
            <text:p>solucion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</text:p>
          </table:table-cell>
          <table:table-cell table:formula="of:=IF([.C21]=&quot;&quot;;&quot;&quot;;&quot;select &quot; &amp; [.A21] &amp; &quot;, '&quot; &amp; [.C21] &amp; &quot;', '&quot; &amp; [.D21] &amp; &quot;', '&quot; &amp; [.G21] &amp; &quot;', null &quot; &amp; IF([.F22]=&quot;&quot;;&quot;&quot;;&quot;union all&quot;))">
            <text:p/>
          </table:table-cell>
          <table:table-cell table:formula="of:=&quot;select &quot; &amp;[.B21] &amp; &quot;, '&quot; &amp;[.F21] &amp; &quot;', '&quot; &amp; [.E21] &amp; &quot;', '&quot; &amp; [.H21] &amp; &quot;', null &quot; &amp; IF([.F22]=&quot;&quot;;&quot;&quot;;&quot;union all&quot;)" office:value-type="string" office:string-value="select 60, 'solucionar', 'v', 'b', null union all" calcext:value-type="string">
            <text:p>select 60, 'solucionar', 'v', 'b', null union all</text:p>
          </table:table-cell>
          <table:table-cell table:formula="of:=&quot;select &quot; &amp;[.A21]&amp;&quot;, &quot; &amp;[.B21]&amp;&quot;, null&quot; &amp; IF([.F22]=&quot;&quot;;&quot;&quot;;&quot; union all&quot;)" office:value-type="string" office:string-value="select 7, 60, null union all" calcext:value-type="string">
            <text:p>select 7, 60, null union all</text:p>
          </table:table-cell>
          <table:table-cell/>
        </table:table-row>
        <table:table-row table:style-name="ro1">
          <table:table-cell table:formula="of:=IF([.C22]=&quot;&quot;;[.A21];[.A21]+1)" office:value-type="float" office:value="8" calcext:value-type="float">
            <text:p>8</text:p>
          </table:table-cell>
          <table:table-cell table:formula="of:=[.B21]+1" office:value-type="float" office:value="61" calcext:value-type="float">
            <text:p>61</text:p>
          </table:table-cell>
          <table:table-cell table:style-name="ce2" office:value-type="string" calcext:value-type="string">
            <text:p>advertisement</text:p>
          </table:table-cell>
          <table:table-cell table:style-name="ce2" office:value-type="string" calcext:value-type="string">
            <text:p>n</text:p>
          </table:table-cell>
          <table:table-cell table:formula="of:=IF([.D22]=&quot;&quot;;[.E21];[.D22])" office:value-type="string" office:string-value="n" calcext:value-type="string">
            <text:p>n</text:p>
          </table:table-cell>
          <table:table-cell table:style-name="ce2" office:value-type="string" calcext:value-type="string">
            <text:p>anunci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22]=&quot;&quot;;&quot;&quot;;&quot;select &quot; &amp; [.A22] &amp; &quot;, '&quot; &amp; [.C22] &amp; &quot;', '&quot; &amp; [.D22] &amp; &quot;', '&quot; &amp; [.G22] &amp; &quot;', null &quot; &amp; IF([.F23]=&quot;&quot;;&quot;&quot;;&quot;union all&quot;))" office:value-type="string" office:string-value="select 8, 'advertisement', 'n', 'en', null union all" calcext:value-type="string">
            <text:p>select 8, 'advertisement', 'n', 'en', null union all</text:p>
          </table:table-cell>
          <table:table-cell table:formula="of:=&quot;select &quot; &amp;[.B22] &amp; &quot;, '&quot; &amp;[.F22] &amp; &quot;', '&quot; &amp; [.E22] &amp; &quot;', '&quot; &amp; [.H22] &amp; &quot;', null &quot; &amp; IF([.F23]=&quot;&quot;;&quot;&quot;;&quot;union all&quot;)" office:value-type="string" office:string-value="select 61, 'anunci', 'n', 'ct', null union all" calcext:value-type="string">
            <text:p>select 61, 'anunci', 'n', 'ct', null union all</text:p>
          </table:table-cell>
          <table:table-cell table:formula="of:=&quot;select &quot; &amp;[.A22]&amp;&quot;, &quot; &amp;[.B22]&amp;&quot;, null&quot; &amp; IF([.F23]=&quot;&quot;;&quot;&quot;;&quot; union all&quot;)" office:value-type="string" office:string-value="select 8, 61, null union all" calcext:value-type="string">
            <text:p>select 8, 61, null union all</text:p>
          </table:table-cell>
          <table:table-cell/>
        </table:table-row>
        <table:table-row table:style-name="ro1">
          <table:table-cell table:formula="of:=IF([.C23]=&quot;&quot;;[.A22];[.A22]+1)" office:value-type="float" office:value="8" calcext:value-type="float">
            <text:p>8</text:p>
          </table:table-cell>
          <table:table-cell table:formula="of:=[.B22]+1" office:value-type="float" office:value="62" calcext:value-type="float">
            <text:p>62</text:p>
          </table:table-cell>
          <table:table-cell table:style-name="ce2" table:number-columns-repeated="2"/>
          <table:table-cell table:formula="of:=IF([.D23]=&quot;&quot;;[.E22];[.D23])" office:value-type="string" office:string-value="n" calcext:value-type="string">
            <text:p>n</text:p>
          </table:table-cell>
          <table:table-cell table:style-name="ce2" office:value-type="string" calcext:value-type="string">
            <text:p>anunci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23]=&quot;&quot;;&quot;&quot;;&quot;select &quot; &amp; [.A23] &amp; &quot;, '&quot; &amp; [.C23] &amp; &quot;', '&quot; &amp; [.D23] &amp; &quot;', '&quot; &amp; [.G23] &amp; &quot;', null &quot; &amp; IF([.F24]=&quot;&quot;;&quot;&quot;;&quot;union all&quot;))">
            <text:p/>
          </table:table-cell>
          <table:table-cell table:formula="of:=&quot;select &quot; &amp;[.B23] &amp; &quot;, '&quot; &amp;[.F23] &amp; &quot;', '&quot; &amp; [.E23] &amp; &quot;', '&quot; &amp; [.H23] &amp; &quot;', null &quot; &amp; IF([.F24]=&quot;&quot;;&quot;&quot;;&quot;union all&quot;)" office:value-type="string" office:string-value="select 62, 'anuncio', 'n', 'es', null union all" calcext:value-type="string">
            <text:p>select 62, 'anuncio', 'n', 'es', null union all</text:p>
          </table:table-cell>
          <table:table-cell table:formula="of:=&quot;select &quot; &amp;[.A23]&amp;&quot;, &quot; &amp;[.B23]&amp;&quot;, null&quot; &amp; IF([.F24]=&quot;&quot;;&quot;&quot;;&quot; union all&quot;)" office:value-type="string" office:string-value="select 8, 62, null union all" calcext:value-type="string">
            <text:p>select 8, 62, null union all</text:p>
          </table:table-cell>
          <table:table-cell/>
        </table:table-row>
        <table:table-row table:style-name="ro1">
          <table:table-cell table:formula="of:=IF([.C24]=&quot;&quot;;[.A23];[.A23]+1)" office:value-type="float" office:value="8" calcext:value-type="float">
            <text:p>8</text:p>
          </table:table-cell>
          <table:table-cell table:formula="of:=[.B23]+1" office:value-type="float" office:value="63" calcext:value-type="float">
            <text:p>63</text:p>
          </table:table-cell>
          <table:table-cell table:style-name="ce2" table:number-columns-repeated="2"/>
          <table:table-cell table:formula="of:=IF([.D24]=&quot;&quot;;[.E23];[.D24])" office:value-type="string" office:string-value="n" calcext:value-type="string">
            <text:p>n</text:p>
          </table:table-cell>
          <table:table-cell table:style-name="ce2" office:value-type="string" calcext:value-type="string">
            <text:p>publicita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24]=&quot;&quot;;&quot;&quot;;&quot;select &quot; &amp; [.A24] &amp; &quot;, '&quot; &amp; [.C24] &amp; &quot;', '&quot; &amp; [.D24] &amp; &quot;', '&quot; &amp; [.G24] &amp; &quot;', null &quot; &amp; IF([.F25]=&quot;&quot;;&quot;&quot;;&quot;union all&quot;))">
            <text:p/>
          </table:table-cell>
          <table:table-cell table:formula="of:=&quot;select &quot; &amp;[.B24] &amp; &quot;, '&quot; &amp;[.F24] &amp; &quot;', '&quot; &amp; [.E24] &amp; &quot;', '&quot; &amp; [.H24] &amp; &quot;', null &quot; &amp; IF([.F25]=&quot;&quot;;&quot;&quot;;&quot;union all&quot;)" office:value-type="string" office:string-value="select 63, 'publicitat', 'n', 'ct', null union all" calcext:value-type="string">
            <text:p>select 63, 'publicitat', 'n', 'ct', null union all</text:p>
          </table:table-cell>
          <table:table-cell table:formula="of:=&quot;select &quot; &amp;[.A24]&amp;&quot;, &quot; &amp;[.B24]&amp;&quot;, null&quot; &amp; IF([.F25]=&quot;&quot;;&quot;&quot;;&quot; union all&quot;)" office:value-type="string" office:string-value="select 8, 63, null union all" calcext:value-type="string">
            <text:p>select 8, 63, null union all</text:p>
          </table:table-cell>
          <table:table-cell/>
        </table:table-row>
        <table:table-row table:style-name="ro1">
          <table:table-cell table:formula="of:=IF([.C25]=&quot;&quot;;[.A24];[.A24]+1)" office:value-type="float" office:value="9" calcext:value-type="float">
            <text:p>9</text:p>
          </table:table-cell>
          <table:table-cell table:formula="of:=[.B24]+1" office:value-type="float" office:value="64" calcext:value-type="float">
            <text:p>64</text:p>
          </table:table-cell>
          <table:table-cell table:style-name="ce2" office:value-type="string" calcext:value-type="string">
            <text:p>advise</text:p>
          </table:table-cell>
          <table:table-cell table:style-name="ce2" office:value-type="string" calcext:value-type="string">
            <text:p>v</text:p>
          </table:table-cell>
          <table:table-cell table:formula="of:=IF([.D25]=&quot;&quot;;[.E24];[.D25])" office:value-type="string" office:string-value="v" calcext:value-type="string">
            <text:p>v</text:p>
          </table:table-cell>
          <table:table-cell table:style-name="ce2" office:value-type="string" calcext:value-type="string">
            <text:p>aconsell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25]=&quot;&quot;;&quot;&quot;;&quot;select &quot; &amp; [.A25] &amp; &quot;, '&quot; &amp; [.C25] &amp; &quot;', '&quot; &amp; [.D25] &amp; &quot;', '&quot; &amp; [.G25] &amp; &quot;', null &quot; &amp; IF([.F26]=&quot;&quot;;&quot;&quot;;&quot;union all&quot;))" office:value-type="string" office:string-value="select 9, 'advise', 'v', 'en', null union all" calcext:value-type="string">
            <text:p>select 9, 'advise', 'v', 'en', null union all</text:p>
          </table:table-cell>
          <table:table-cell table:formula="of:=&quot;select &quot; &amp;[.B25] &amp; &quot;, '&quot; &amp;[.F25] &amp; &quot;', '&quot; &amp; [.E25] &amp; &quot;', '&quot; &amp; [.H25] &amp; &quot;', null &quot; &amp; IF([.F26]=&quot;&quot;;&quot;&quot;;&quot;union all&quot;)" office:value-type="string" office:string-value="select 64, 'aconsellar', 'v', 'ct', null union all" calcext:value-type="string">
            <text:p>select 64, 'aconsellar', 'v', 'ct', null union all</text:p>
          </table:table-cell>
          <table:table-cell table:formula="of:=&quot;select &quot; &amp;[.A25]&amp;&quot;, &quot; &amp;[.B25]&amp;&quot;, null&quot; &amp; IF([.F26]=&quot;&quot;;&quot;&quot;;&quot; union all&quot;)" office:value-type="string" office:string-value="select 9, 64, null union all" calcext:value-type="string">
            <text:p>select 9, 64, null union all</text:p>
          </table:table-cell>
          <table:table-cell/>
        </table:table-row>
        <table:table-row table:style-name="ro1">
          <table:table-cell table:formula="of:=IF([.C26]=&quot;&quot;;[.A25];[.A25]+1)" office:value-type="float" office:value="10" calcext:value-type="float">
            <text:p>10</text:p>
          </table:table-cell>
          <table:table-cell table:formula="of:=[.B25]+1" office:value-type="float" office:value="65" calcext:value-type="float">
            <text:p>65</text:p>
          </table:table-cell>
          <table:table-cell table:style-name="ce2" office:value-type="string" calcext:value-type="string">
            <text:p>aid</text:p>
          </table:table-cell>
          <table:table-cell table:style-name="ce2" office:value-type="string" calcext:value-type="string">
            <text:p>n</text:p>
          </table:table-cell>
          <table:table-cell table:formula="of:=IF([.D26]=&quot;&quot;;[.E25];[.D26])" office:value-type="string" office:string-value="n" calcext:value-type="string">
            <text:p>n</text:p>
          </table:table-cell>
          <table:table-cell table:style-name="ce2" office:value-type="string" calcext:value-type="string">
            <text:p>ajud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26]=&quot;&quot;;&quot;&quot;;&quot;select &quot; &amp; [.A26] &amp; &quot;, '&quot; &amp; [.C26] &amp; &quot;', '&quot; &amp; [.D26] &amp; &quot;', '&quot; &amp; [.G26] &amp; &quot;', null &quot; &amp; IF([.F27]=&quot;&quot;;&quot;&quot;;&quot;union all&quot;))" office:value-type="string" office:string-value="select 10, 'aid', 'n', 'en', null union all" calcext:value-type="string">
            <text:p>select 10, 'aid', 'n', 'en', null union all</text:p>
          </table:table-cell>
          <table:table-cell table:formula="of:=&quot;select &quot; &amp;[.B26] &amp; &quot;, '&quot; &amp;[.F26] &amp; &quot;', '&quot; &amp; [.E26] &amp; &quot;', '&quot; &amp; [.H26] &amp; &quot;', null &quot; &amp; IF([.F27]=&quot;&quot;;&quot;&quot;;&quot;union all&quot;)" office:value-type="string" office:string-value="select 65, 'ajuda', 'n', 'ct', null union all" calcext:value-type="string">
            <text:p>select 65, 'ajuda', 'n', 'ct', null union all</text:p>
          </table:table-cell>
          <table:table-cell table:formula="of:=&quot;select &quot; &amp;[.A26]&amp;&quot;, &quot; &amp;[.B26]&amp;&quot;, null&quot; &amp; IF([.F27]=&quot;&quot;;&quot;&quot;;&quot; union all&quot;)" office:value-type="string" office:string-value="select 10, 65, null union all" calcext:value-type="string">
            <text:p>select 10, 65, null union all</text:p>
          </table:table-cell>
          <table:table-cell/>
        </table:table-row>
        <table:table-row table:style-name="ro1">
          <table:table-cell table:formula="of:=IF([.C27]=&quot;&quot;;[.A26];[.A26]+1)" office:value-type="float" office:value="10" calcext:value-type="float">
            <text:p>10</text:p>
          </table:table-cell>
          <table:table-cell table:formula="of:=[.B26]+1" office:value-type="float" office:value="66" calcext:value-type="float">
            <text:p>66</text:p>
          </table:table-cell>
          <table:table-cell table:style-name="ce2" table:number-columns-repeated="2"/>
          <table:table-cell table:formula="of:=IF([.D27]=&quot;&quot;;[.E26];[.D27])" office:value-type="string" office:string-value="n" calcext:value-type="string">
            <text:p>n</text:p>
          </table:table-cell>
          <table:table-cell table:style-name="ce2" office:value-type="string" calcext:value-type="string">
            <text:p>auxili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27]=&quot;&quot;;&quot;&quot;;&quot;select &quot; &amp; [.A27] &amp; &quot;, '&quot; &amp; [.C27] &amp; &quot;', '&quot; &amp; [.D27] &amp; &quot;', '&quot; &amp; [.G27] &amp; &quot;', null &quot; &amp; IF([.F28]=&quot;&quot;;&quot;&quot;;&quot;union all&quot;))">
            <text:p/>
          </table:table-cell>
          <table:table-cell table:formula="of:=&quot;select &quot; &amp;[.B27] &amp; &quot;, '&quot; &amp;[.F27] &amp; &quot;', '&quot; &amp; [.E27] &amp; &quot;', '&quot; &amp; [.H27] &amp; &quot;', null &quot; &amp; IF([.F28]=&quot;&quot;;&quot;&quot;;&quot;union all&quot;)" office:value-type="string" office:string-value="select 66, 'auxili', 'n', 'ct', null union all" calcext:value-type="string">
            <text:p>select 66, 'auxili', 'n', 'ct', null union all</text:p>
          </table:table-cell>
          <table:table-cell table:formula="of:=&quot;select &quot; &amp;[.A27]&amp;&quot;, &quot; &amp;[.B27]&amp;&quot;, null&quot; &amp; IF([.F28]=&quot;&quot;;&quot;&quot;;&quot; union all&quot;)" office:value-type="string" office:string-value="select 10, 66, null union all" calcext:value-type="string">
            <text:p>select 10, 66, null union all</text:p>
          </table:table-cell>
          <table:table-cell/>
        </table:table-row>
        <table:table-row table:style-name="ro1">
          <table:table-cell table:formula="of:=IF([.C28]=&quot;&quot;;[.A27];[.A27]+1)" office:value-type="float" office:value="10" calcext:value-type="float">
            <text:p>10</text:p>
          </table:table-cell>
          <table:table-cell table:formula="of:=[.B27]+1" office:value-type="float" office:value="67" calcext:value-type="float">
            <text:p>67</text:p>
          </table:table-cell>
          <table:table-cell table:style-name="ce2" table:number-columns-repeated="2"/>
          <table:table-cell table:formula="of:=IF([.D28]=&quot;&quot;;[.E27];[.D28])" office:value-type="string" office:string-value="n" calcext:value-type="string">
            <text:p>n</text:p>
          </table:table-cell>
          <table:table-cell table:style-name="ce2" office:value-type="string" calcext:value-type="string">
            <text:p>ayud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28]=&quot;&quot;;&quot;&quot;;&quot;select &quot; &amp; [.A28] &amp; &quot;, '&quot; &amp; [.C28] &amp; &quot;', '&quot; &amp; [.D28] &amp; &quot;', '&quot; &amp; [.G28] &amp; &quot;', null &quot; &amp; IF([.F29]=&quot;&quot;;&quot;&quot;;&quot;union all&quot;))">
            <text:p/>
          </table:table-cell>
          <table:table-cell table:formula="of:=&quot;select &quot; &amp;[.B28] &amp; &quot;, '&quot; &amp;[.F28] &amp; &quot;', '&quot; &amp; [.E28] &amp; &quot;', '&quot; &amp; [.H28] &amp; &quot;', null &quot; &amp; IF([.F29]=&quot;&quot;;&quot;&quot;;&quot;union all&quot;)" office:value-type="string" office:string-value="select 67, 'ayuda', 'n', 'es', null union all" calcext:value-type="string">
            <text:p>select 67, 'ayuda', 'n', 'es', null union all</text:p>
          </table:table-cell>
          <table:table-cell table:formula="of:=&quot;select &quot; &amp;[.A28]&amp;&quot;, &quot; &amp;[.B28]&amp;&quot;, null&quot; &amp; IF([.F29]=&quot;&quot;;&quot;&quot;;&quot; union all&quot;)" office:value-type="string" office:string-value="select 10, 67, null union all" calcext:value-type="string">
            <text:p>select 10, 67, null union all</text:p>
          </table:table-cell>
          <table:table-cell/>
        </table:table-row>
        <table:table-row table:style-name="ro1">
          <table:table-cell table:formula="of:=IF([.C29]=&quot;&quot;;[.A28];[.A28]+1)" office:value-type="float" office:value="10" calcext:value-type="float">
            <text:p>10</text:p>
          </table:table-cell>
          <table:table-cell table:formula="of:=[.B28]+1" office:value-type="float" office:value="68" calcext:value-type="float">
            <text:p>68</text:p>
          </table:table-cell>
          <table:table-cell table:style-name="ce2" table:number-columns-repeated="2"/>
          <table:table-cell table:formula="of:=IF([.D29]=&quot;&quot;;[.E28];[.D29])" office:value-type="string" office:string-value="n" calcext:value-type="string">
            <text:p>n</text:p>
          </table:table-cell>
          <table:table-cell table:style-name="ce2" office:value-type="string" calcext:value-type="string">
            <text:p>asistenci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</text:p>
          </table:table-cell>
          <table:table-cell table:formula="of:=IF([.C29]=&quot;&quot;;&quot;&quot;;&quot;select &quot; &amp; [.A29] &amp; &quot;, '&quot; &amp; [.C29] &amp; &quot;', '&quot; &amp; [.D29] &amp; &quot;', '&quot; &amp; [.G29] &amp; &quot;', null &quot; &amp; IF([.F30]=&quot;&quot;;&quot;&quot;;&quot;union all&quot;))">
            <text:p/>
          </table:table-cell>
          <table:table-cell table:formula="of:=&quot;select &quot; &amp;[.B29] &amp; &quot;, '&quot; &amp;[.F29] &amp; &quot;', '&quot; &amp; [.E29] &amp; &quot;', '&quot; &amp; [.H29] &amp; &quot;', null &quot; &amp; IF([.F30]=&quot;&quot;;&quot;&quot;;&quot;union all&quot;)" office:value-type="string" office:string-value="select 68, 'asistencia', 'n', 'b', null union all" calcext:value-type="string">
            <text:p>select 68, 'asistencia', 'n', 'b', null union all</text:p>
          </table:table-cell>
          <table:table-cell table:formula="of:=&quot;select &quot; &amp;[.A29]&amp;&quot;, &quot; &amp;[.B29]&amp;&quot;, null&quot; &amp; IF([.F30]=&quot;&quot;;&quot;&quot;;&quot; union all&quot;)" office:value-type="string" office:string-value="select 10, 68, null union all" calcext:value-type="string">
            <text:p>select 10, 68, null union all</text:p>
          </table:table-cell>
          <table:table-cell/>
        </table:table-row>
        <table:table-row table:style-name="ro1">
          <table:table-cell table:formula="of:=IF([.C30]=&quot;&quot;;[.A29];[.A29]+1)" office:value-type="float" office:value="11" calcext:value-type="float">
            <text:p>11</text:p>
          </table:table-cell>
          <table:table-cell table:formula="of:=[.B29]+1" office:value-type="float" office:value="69" calcext:value-type="float">
            <text:p>69</text:p>
          </table:table-cell>
          <table:table-cell table:style-name="ce2" office:value-type="string" calcext:value-type="string">
            <text:p>aide</text:p>
          </table:table-cell>
          <table:table-cell table:style-name="ce2" office:value-type="string" calcext:value-type="string">
            <text:p>n</text:p>
          </table:table-cell>
          <table:table-cell table:formula="of:=IF([.D30]=&quot;&quot;;[.E29];[.D30])" office:value-type="string" office:string-value="n" calcext:value-type="string">
            <text:p>n</text:p>
          </table:table-cell>
          <table:table-cell table:style-name="ce2" office:value-type="string" calcext:value-type="string">
            <text:p>ajuda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30]=&quot;&quot;;&quot;&quot;;&quot;select &quot; &amp; [.A30] &amp; &quot;, '&quot; &amp; [.C30] &amp; &quot;', '&quot; &amp; [.D30] &amp; &quot;', '&quot; &amp; [.G30] &amp; &quot;', null &quot; &amp; IF([.F31]=&quot;&quot;;&quot;&quot;;&quot;union all&quot;))" office:value-type="string" office:string-value="select 11, 'aide', 'n', 'en', null union all" calcext:value-type="string">
            <text:p>select 11, 'aide', 'n', 'en', null union all</text:p>
          </table:table-cell>
          <table:table-cell table:formula="of:=&quot;select &quot; &amp;[.B30] &amp; &quot;, '&quot; &amp;[.F30] &amp; &quot;', '&quot; &amp; [.E30] &amp; &quot;', '&quot; &amp; [.H30] &amp; &quot;', null &quot; &amp; IF([.F31]=&quot;&quot;;&quot;&quot;;&quot;union all&quot;)" office:value-type="string" office:string-value="select 69, 'ajudant', 'n', 'ct', null union all" calcext:value-type="string">
            <text:p>select 69, 'ajudant', 'n', 'ct', null union all</text:p>
          </table:table-cell>
          <table:table-cell table:formula="of:=&quot;select &quot; &amp;[.A30]&amp;&quot;, &quot; &amp;[.B30]&amp;&quot;, null&quot; &amp; IF([.F31]=&quot;&quot;;&quot;&quot;;&quot; union all&quot;)" office:value-type="string" office:string-value="select 11, 69, null union all" calcext:value-type="string">
            <text:p>select 11, 69, null union all</text:p>
          </table:table-cell>
          <table:table-cell/>
        </table:table-row>
        <table:table-row table:style-name="ro1">
          <table:table-cell table:formula="of:=IF([.C31]=&quot;&quot;;[.A30];[.A30]+1)" office:value-type="float" office:value="11" calcext:value-type="float">
            <text:p>11</text:p>
          </table:table-cell>
          <table:table-cell table:formula="of:=[.B30]+1" office:value-type="float" office:value="70" calcext:value-type="float">
            <text:p>70</text:p>
          </table:table-cell>
          <table:table-cell table:style-name="ce2" table:number-columns-repeated="2"/>
          <table:table-cell table:formula="of:=IF([.D31]=&quot;&quot;;[.E30];[.D31])" office:value-type="string" office:string-value="n" calcext:value-type="string">
            <text:p>n</text:p>
          </table:table-cell>
          <table:table-cell table:style-name="ce2" office:value-type="string" calcext:value-type="string">
            <text:p>ayudant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31]=&quot;&quot;;&quot;&quot;;&quot;select &quot; &amp; [.A31] &amp; &quot;, '&quot; &amp; [.C31] &amp; &quot;', '&quot; &amp; [.D31] &amp; &quot;', '&quot; &amp; [.G31] &amp; &quot;', null &quot; &amp; IF([.F32]=&quot;&quot;;&quot;&quot;;&quot;union all&quot;))">
            <text:p/>
          </table:table-cell>
          <table:table-cell table:formula="of:=&quot;select &quot; &amp;[.B31] &amp; &quot;, '&quot; &amp;[.F31] &amp; &quot;', '&quot; &amp; [.E31] &amp; &quot;', '&quot; &amp; [.H31] &amp; &quot;', null &quot; &amp; IF([.F32]=&quot;&quot;;&quot;&quot;;&quot;union all&quot;)" office:value-type="string" office:string-value="select 70, 'ayudante', 'n', 'es', null union all" calcext:value-type="string">
            <text:p>select 70, 'ayudante', 'n', 'es', null union all</text:p>
          </table:table-cell>
          <table:table-cell table:formula="of:=&quot;select &quot; &amp;[.A31]&amp;&quot;, &quot; &amp;[.B31]&amp;&quot;, null&quot; &amp; IF([.F32]=&quot;&quot;;&quot;&quot;;&quot; union all&quot;)" office:value-type="string" office:string-value="select 11, 70, null union all" calcext:value-type="string">
            <text:p>select 11, 70, null union all</text:p>
          </table:table-cell>
          <table:table-cell/>
        </table:table-row>
        <table:table-row table:style-name="ro1">
          <table:table-cell table:formula="of:=IF([.C32]=&quot;&quot;;[.A31];[.A31]+1)" office:value-type="float" office:value="12" calcext:value-type="float">
            <text:p>12</text:p>
          </table:table-cell>
          <table:table-cell table:formula="of:=[.B31]+1" office:value-type="float" office:value="71" calcext:value-type="float">
            <text:p>71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n</text:p>
          </table:table-cell>
          <table:table-cell table:formula="of:=IF([.D32]=&quot;&quot;;[.E31];[.D32])" office:value-type="string" office:string-value="n" calcext:value-type="string">
            <text:p>n</text:p>
          </table:table-cell>
          <table:table-cell table:style-name="ce2" office:value-type="string" calcext:value-type="string">
            <text:p>objecti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32]=&quot;&quot;;&quot;&quot;;&quot;select &quot; &amp; [.A32] &amp; &quot;, '&quot; &amp; [.C32] &amp; &quot;', '&quot; &amp; [.D32] &amp; &quot;', '&quot; &amp; [.G32] &amp; &quot;', null &quot; &amp; IF([.F33]=&quot;&quot;;&quot;&quot;;&quot;union all&quot;))" office:value-type="string" office:string-value="select 12, 'aim', 'n', 'en', null union all" calcext:value-type="string">
            <text:p>select 12, 'aim', 'n', 'en', null union all</text:p>
          </table:table-cell>
          <table:table-cell table:formula="of:=&quot;select &quot; &amp;[.B32] &amp; &quot;, '&quot; &amp;[.F32] &amp; &quot;', '&quot; &amp; [.E32] &amp; &quot;', '&quot; &amp; [.H32] &amp; &quot;', null &quot; &amp; IF([.F33]=&quot;&quot;;&quot;&quot;;&quot;union all&quot;)" office:value-type="string" office:string-value="select 71, 'objectiu', 'n', 'ct', null union all" calcext:value-type="string">
            <text:p>select 71, 'objectiu', 'n', 'ct', null union all</text:p>
          </table:table-cell>
          <table:table-cell table:formula="of:=&quot;select &quot; &amp;[.A32]&amp;&quot;, &quot; &amp;[.B32]&amp;&quot;, null&quot; &amp; IF([.F33]=&quot;&quot;;&quot;&quot;;&quot; union all&quot;)" office:value-type="string" office:string-value="select 12, 71, null union all" calcext:value-type="string">
            <text:p>select 12, 71, null union all</text:p>
          </table:table-cell>
          <table:table-cell/>
        </table:table-row>
        <table:table-row table:style-name="ro1">
          <table:table-cell table:formula="of:=IF([.C33]=&quot;&quot;;[.A32];[.A32]+1)" office:value-type="float" office:value="13" calcext:value-type="float">
            <text:p>13</text:p>
          </table:table-cell>
          <table:table-cell table:formula="of:=[.B32]+1" office:value-type="float" office:value="72" calcext:value-type="float">
            <text:p>72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v</text:p>
          </table:table-cell>
          <table:table-cell table:formula="of:=IF([.D33]=&quot;&quot;;[.E32];[.D33])" office:value-type="string" office:string-value="v" calcext:value-type="string">
            <text:p>v</text:p>
          </table:table-cell>
          <table:table-cell table:style-name="ce2" office:value-type="string" calcext:value-type="string">
            <text:p>pretendr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33]=&quot;&quot;;&quot;&quot;;&quot;select &quot; &amp; [.A33] &amp; &quot;, '&quot; &amp; [.C33] &amp; &quot;', '&quot; &amp; [.D33] &amp; &quot;', '&quot; &amp; [.G33] &amp; &quot;', null &quot; &amp; IF([.F34]=&quot;&quot;;&quot;&quot;;&quot;union all&quot;))" office:value-type="string" office:string-value="select 13, 'aim', 'v', 'en', null union all" calcext:value-type="string">
            <text:p>select 13, 'aim', 'v', 'en', null union all</text:p>
          </table:table-cell>
          <table:table-cell table:formula="of:=&quot;select &quot; &amp;[.B33] &amp; &quot;, '&quot; &amp;[.F33] &amp; &quot;', '&quot; &amp; [.E33] &amp; &quot;', '&quot; &amp; [.H33] &amp; &quot;', null &quot; &amp; IF([.F34]=&quot;&quot;;&quot;&quot;;&quot;union all&quot;)" office:value-type="string" office:string-value="select 72, 'pretendre', 'v', 'ct', null union all" calcext:value-type="string">
            <text:p>select 72, 'pretendre', 'v', 'ct', null union all</text:p>
          </table:table-cell>
          <table:table-cell table:formula="of:=&quot;select &quot; &amp;[.A33]&amp;&quot;, &quot; &amp;[.B33]&amp;&quot;, null&quot; &amp; IF([.F34]=&quot;&quot;;&quot;&quot;;&quot; union all&quot;)" office:value-type="string" office:string-value="select 13, 72, null union all" calcext:value-type="string">
            <text:p>select 13, 72, null union all</text:p>
          </table:table-cell>
          <table:table-cell/>
        </table:table-row>
        <table:table-row table:style-name="ro1">
          <table:table-cell table:formula="of:=IF([.C34]=&quot;&quot;;[.A33];[.A33]+1)" office:value-type="float" office:value="13" calcext:value-type="float">
            <text:p>13</text:p>
          </table:table-cell>
          <table:table-cell table:formula="of:=[.B33]+1" office:value-type="float" office:value="73" calcext:value-type="float">
            <text:p>73</text:p>
          </table:table-cell>
          <table:table-cell table:style-name="ce2" table:number-columns-repeated="2"/>
          <table:table-cell table:formula="of:=IF([.D34]=&quot;&quot;;[.E33];[.D34])" office:value-type="string" office:string-value="v" calcext:value-type="string">
            <text:p>v</text:p>
          </table:table-cell>
          <table:table-cell table:style-name="ce2" office:value-type="string" calcext:value-type="string">
            <text:p>apuntar a un objecti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34]=&quot;&quot;;&quot;&quot;;&quot;select &quot; &amp; [.A34] &amp; &quot;, '&quot; &amp; [.C34] &amp; &quot;', '&quot; &amp; [.D34] &amp; &quot;', '&quot; &amp; [.G34] &amp; &quot;', null &quot; &amp; IF([.F35]=&quot;&quot;;&quot;&quot;;&quot;union all&quot;))">
            <text:p/>
          </table:table-cell>
          <table:table-cell table:formula="of:=&quot;select &quot; &amp;[.B34] &amp; &quot;, '&quot; &amp;[.F34] &amp; &quot;', '&quot; &amp; [.E34] &amp; &quot;', '&quot; &amp; [.H34] &amp; &quot;', null &quot; &amp; IF([.F35]=&quot;&quot;;&quot;&quot;;&quot;union all&quot;)" office:value-type="string" office:string-value="select 73, 'apuntar a un objectiu', 'v', 'ct', null union all" calcext:value-type="string">
            <text:p>select 73, 'apuntar a un objectiu', 'v', 'ct', null union all</text:p>
          </table:table-cell>
          <table:table-cell table:formula="of:=&quot;select &quot; &amp;[.A34]&amp;&quot;, &quot; &amp;[.B34]&amp;&quot;, null&quot; &amp; IF([.F35]=&quot;&quot;;&quot;&quot;;&quot; union all&quot;)" office:value-type="string" office:string-value="select 13, 73, null union all" calcext:value-type="string">
            <text:p>select 13, 73, null union all</text:p>
          </table:table-cell>
          <table:table-cell/>
        </table:table-row>
        <table:table-row table:style-name="ro1">
          <table:table-cell table:formula="of:=IF([.C35]=&quot;&quot;;[.A34];[.A34]+1)" office:value-type="float" office:value="13" calcext:value-type="float">
            <text:p>13</text:p>
          </table:table-cell>
          <table:table-cell table:formula="of:=[.B34]+1" office:value-type="float" office:value="74" calcext:value-type="float">
            <text:p>74</text:p>
          </table:table-cell>
          <table:table-cell table:style-name="ce2" table:number-columns-repeated="2"/>
          <table:table-cell table:formula="of:=IF([.D35]=&quot;&quot;;[.E34];[.D35])" office:value-type="string" office:string-value="v" calcext:value-type="string">
            <text:p>v</text:p>
          </table:table-cell>
          <table:table-cell table:style-name="ce2" office:value-type="string" calcext:value-type="string">
            <text:p>dirigir-s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35]=&quot;&quot;;&quot;&quot;;&quot;select &quot; &amp; [.A35] &amp; &quot;, '&quot; &amp; [.C35] &amp; &quot;', '&quot; &amp; [.D35] &amp; &quot;', '&quot; &amp; [.G35] &amp; &quot;', null &quot; &amp; IF([.F36]=&quot;&quot;;&quot;&quot;;&quot;union all&quot;))">
            <text:p/>
          </table:table-cell>
          <table:table-cell table:formula="of:=&quot;select &quot; &amp;[.B35] &amp; &quot;, '&quot; &amp;[.F35] &amp; &quot;', '&quot; &amp; [.E35] &amp; &quot;', '&quot; &amp; [.H35] &amp; &quot;', null &quot; &amp; IF([.F36]=&quot;&quot;;&quot;&quot;;&quot;union all&quot;)" office:value-type="string" office:string-value="select 74, 'dirigir-se', 'v', 'ct', null union all" calcext:value-type="string">
            <text:p>select 74, 'dirigir-se', 'v', 'ct', null union all</text:p>
          </table:table-cell>
          <table:table-cell table:formula="of:=&quot;select &quot; &amp;[.A35]&amp;&quot;, &quot; &amp;[.B35]&amp;&quot;, null&quot; &amp; IF([.F36]=&quot;&quot;;&quot;&quot;;&quot; union all&quot;)" office:value-type="string" office:string-value="select 13, 74, null union all" calcext:value-type="string">
            <text:p>select 13, 74, null union all</text:p>
          </table:table-cell>
          <table:table-cell/>
        </table:table-row>
        <table:table-row table:style-name="ro1">
          <table:table-cell table:formula="of:=IF([.C36]=&quot;&quot;;[.A35];[.A35]+1)" office:value-type="float" office:value="14" calcext:value-type="float">
            <text:p>14</text:p>
          </table:table-cell>
          <table:table-cell table:formula="of:=[.B35]+1" office:value-type="float" office:value="75" calcext:value-type="float">
            <text:p>75</text:p>
          </table:table-cell>
          <table:table-cell table:style-name="ce2" office:value-type="string" calcext:value-type="string">
            <text:p>alight</text:p>
          </table:table-cell>
          <table:table-cell table:style-name="ce2" office:value-type="string" calcext:value-type="string">
            <text:p>v</text:p>
          </table:table-cell>
          <table:table-cell table:formula="of:=IF([.D36]=&quot;&quot;;[.E35];[.D36])" office:value-type="string" office:string-value="v" calcext:value-type="string">
            <text:p>v</text:p>
          </table:table-cell>
          <table:table-cell table:style-name="ce2" office:value-type="string" calcext:value-type="string">
            <text:p>aterris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36]=&quot;&quot;;&quot;&quot;;&quot;select &quot; &amp; [.A36] &amp; &quot;, '&quot; &amp; [.C36] &amp; &quot;', '&quot; &amp; [.D36] &amp; &quot;', '&quot; &amp; [.G36] &amp; &quot;', null &quot; &amp; IF([.F37]=&quot;&quot;;&quot;&quot;;&quot;union all&quot;))" office:value-type="string" office:string-value="select 14, 'alight', 'v', 'en', null union all" calcext:value-type="string">
            <text:p>select 14, 'alight', 'v', 'en', null union all</text:p>
          </table:table-cell>
          <table:table-cell table:formula="of:=&quot;select &quot; &amp;[.B36] &amp; &quot;, '&quot; &amp;[.F36] &amp; &quot;', '&quot; &amp; [.E36] &amp; &quot;', '&quot; &amp; [.H36] &amp; &quot;', null &quot; &amp; IF([.F37]=&quot;&quot;;&quot;&quot;;&quot;union all&quot;)" office:value-type="string" office:string-value="select 75, 'aterrisar', 'v', 'ct', null union all" calcext:value-type="string">
            <text:p>select 75, 'aterrisar', 'v', 'ct', null union all</text:p>
          </table:table-cell>
          <table:table-cell table:formula="of:=&quot;select &quot; &amp;[.A36]&amp;&quot;, &quot; &amp;[.B36]&amp;&quot;, null&quot; &amp; IF([.F37]=&quot;&quot;;&quot;&quot;;&quot; union all&quot;)" office:value-type="string" office:string-value="select 14, 75, null union all" calcext:value-type="string">
            <text:p>select 14, 75, null union all</text:p>
          </table:table-cell>
          <table:table-cell/>
        </table:table-row>
        <table:table-row table:style-name="ro1">
          <table:table-cell table:formula="of:=IF([.C37]=&quot;&quot;;[.A36];[.A36]+1)" office:value-type="float" office:value="14" calcext:value-type="float">
            <text:p>14</text:p>
          </table:table-cell>
          <table:table-cell table:formula="of:=[.B36]+1" office:value-type="float" office:value="76" calcext:value-type="float">
            <text:p>76</text:p>
          </table:table-cell>
          <table:table-cell table:style-name="ce2" table:number-columns-repeated="2"/>
          <table:table-cell table:formula="of:=IF([.D37]=&quot;&quot;;[.E36];[.D37])" office:value-type="string" office:string-value="v" calcext:value-type="string">
            <text:p>v</text:p>
          </table:table-cell>
          <table:table-cell table:style-name="ce2" office:value-type="string" calcext:value-type="string">
            <text:p>aterr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table:formula="of:=IF([.C37]=&quot;&quot;;&quot;&quot;;&quot;select &quot; &amp; [.A37] &amp; &quot;, '&quot; &amp; [.C37] &amp; &quot;', '&quot; &amp; [.D37] &amp; &quot;', '&quot; &amp; [.G37] &amp; &quot;', null &quot; &amp; IF([.F38]=&quot;&quot;;&quot;&quot;;&quot;union all&quot;))">
            <text:p/>
          </table:table-cell>
          <table:table-cell table:formula="of:=&quot;select &quot; &amp;[.B37] &amp; &quot;, '&quot; &amp;[.F37] &amp; &quot;', '&quot; &amp; [.E37] &amp; &quot;', '&quot; &amp; [.H37] &amp; &quot;', null &quot; &amp; IF([.F38]=&quot;&quot;;&quot;&quot;;&quot;union all&quot;)" office:value-type="string" office:string-value="select 76, 'aterrar', 'v', 'es', null union all" calcext:value-type="string">
            <text:p>select 76, 'aterrar', 'v', 'es', null union all</text:p>
          </table:table-cell>
          <table:table-cell table:formula="of:=&quot;select &quot; &amp;[.A37]&amp;&quot;, &quot; &amp;[.B37]&amp;&quot;, null&quot; &amp; IF([.F38]=&quot;&quot;;&quot;&quot;;&quot; union all&quot;)" office:value-type="string" office:string-value="select 14, 76, null union all" calcext:value-type="string">
            <text:p>select 14, 76, null union all</text:p>
          </table:table-cell>
          <table:table-cell/>
        </table:table-row>
        <table:table-row table:style-name="ro1">
          <table:table-cell table:formula="of:=IF([.C38]=&quot;&quot;;[.A37];[.A37]+1)" office:value-type="float" office:value="15" calcext:value-type="float">
            <text:p>15</text:p>
          </table:table-cell>
          <table:table-cell table:formula="of:=[.B37]+1" office:value-type="float" office:value="77" calcext:value-type="float">
            <text:p>77</text:p>
          </table:table-cell>
          <table:table-cell table:style-name="ce2" office:value-type="string" calcext:value-type="string">
            <text:p>alike</text:p>
          </table:table-cell>
          <table:table-cell table:style-name="ce2" office:value-type="string" calcext:value-type="string">
            <text:p>adv</text:p>
          </table:table-cell>
          <table:table-cell table:formula="of:=IF([.D38]=&quot;&quot;;[.E37];[.D38])" office:value-type="string" office:string-value="adv" calcext:value-type="string">
            <text:p>adv</text:p>
          </table:table-cell>
          <table:table-cell table:style-name="ce2" office:value-type="string" calcext:value-type="string">
            <text:p>igualm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38]=&quot;&quot;;&quot;&quot;;&quot;select &quot; &amp; [.A38] &amp; &quot;, '&quot; &amp; [.C38] &amp; &quot;', '&quot; &amp; [.D38] &amp; &quot;', '&quot; &amp; [.G38] &amp; &quot;', null &quot; &amp; IF([.F39]=&quot;&quot;;&quot;&quot;;&quot;union all&quot;))" office:value-type="string" office:string-value="select 15, 'alike', 'adv', 'en', null union all" calcext:value-type="string">
            <text:p>select 15, 'alike', 'adv', 'en', null union all</text:p>
          </table:table-cell>
          <table:table-cell table:formula="of:=&quot;select &quot; &amp;[.B38] &amp; &quot;, '&quot; &amp;[.F38] &amp; &quot;', '&quot; &amp; [.E38] &amp; &quot;', '&quot; &amp; [.H38] &amp; &quot;', null &quot; &amp; IF([.F39]=&quot;&quot;;&quot;&quot;;&quot;union all&quot;)" office:value-type="string" office:string-value="select 77, 'igualment', 'adv', 'ct', null union all" calcext:value-type="string">
            <text:p>select 77, 'igualment', 'adv', 'ct', null union all</text:p>
          </table:table-cell>
          <table:table-cell table:formula="of:=&quot;select &quot; &amp;[.A38]&amp;&quot;, &quot; &amp;[.B38]&amp;&quot;, null&quot; &amp; IF([.F39]=&quot;&quot;;&quot;&quot;;&quot; union all&quot;)" office:value-type="string" office:string-value="select 15, 77, null union all" calcext:value-type="string">
            <text:p>select 15, 77, null union all</text:p>
          </table:table-cell>
          <table:table-cell/>
        </table:table-row>
        <table:table-row table:style-name="ro1">
          <table:table-cell table:formula="of:=IF([.C39]=&quot;&quot;;[.A38];[.A38]+1)" office:value-type="float" office:value="16" calcext:value-type="float">
            <text:p>16</text:p>
          </table:table-cell>
          <table:table-cell table:formula="of:=[.B38]+1" office:value-type="float" office:value="78" calcext:value-type="float">
            <text:p>78</text:p>
          </table:table-cell>
          <table:table-cell table:style-name="ce2" office:value-type="string" calcext:value-type="string">
            <text:p>alley</text:p>
          </table:table-cell>
          <table:table-cell table:style-name="ce2" office:value-type="string" calcext:value-type="string">
            <text:p>n</text:p>
          </table:table-cell>
          <table:table-cell table:formula="of:=IF([.D39]=&quot;&quot;;[.E38];[.D39])" office:value-type="string" office:string-value="n" calcext:value-type="string">
            <text:p>n</text:p>
          </table:table-cell>
          <table:table-cell table:style-name="ce2" office:value-type="string" calcext:value-type="string">
            <text:p>carreró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39]=&quot;&quot;;&quot;&quot;;&quot;select &quot; &amp; [.A39] &amp; &quot;, '&quot; &amp; [.C39] &amp; &quot;', '&quot; &amp; [.D39] &amp; &quot;', '&quot; &amp; [.G39] &amp; &quot;', null &quot; &amp; IF([.F40]=&quot;&quot;;&quot;&quot;;&quot;union all&quot;))" office:value-type="string" office:string-value="select 16, 'alley', 'n', 'en', null union all" calcext:value-type="string">
            <text:p>select 16, 'alley', 'n', 'en', null union all</text:p>
          </table:table-cell>
          <table:table-cell table:formula="of:=&quot;select &quot; &amp;[.B39] &amp; &quot;, '&quot; &amp;[.F39] &amp; &quot;', '&quot; &amp; [.E39] &amp; &quot;', '&quot; &amp; [.H39] &amp; &quot;', null &quot; &amp; IF([.F40]=&quot;&quot;;&quot;&quot;;&quot;union all&quot;)" office:value-type="string" office:string-value="select 78, 'carreró', 'n', 'ct', null union all" calcext:value-type="string">
            <text:p>select 78, 'carreró', 'n', 'ct', null union all</text:p>
          </table:table-cell>
          <table:table-cell table:formula="of:=&quot;select &quot; &amp;[.A39]&amp;&quot;, &quot; &amp;[.B39]&amp;&quot;, null&quot; &amp; IF([.F40]=&quot;&quot;;&quot;&quot;;&quot; union all&quot;)" office:value-type="string" office:string-value="select 16, 78, null union all" calcext:value-type="string">
            <text:p>select 16, 78, null union all</text:p>
          </table:table-cell>
          <table:table-cell/>
        </table:table-row>
        <table:table-row table:style-name="ro1">
          <table:table-cell table:formula="of:=IF([.C40]=&quot;&quot;;[.A39];[.A39]+1)" office:value-type="float" office:value="17" calcext:value-type="float">
            <text:p>17</text:p>
          </table:table-cell>
          <table:table-cell table:formula="of:=[.B39]+1" office:value-type="float" office:value="79" calcext:value-type="float">
            <text:p>79</text:p>
          </table:table-cell>
          <table:table-cell table:style-name="ce2" office:value-type="string" calcext:value-type="string">
            <text:p>almond</text:p>
          </table:table-cell>
          <table:table-cell table:style-name="ce2" office:value-type="string" calcext:value-type="string">
            <text:p>n</text:p>
          </table:table-cell>
          <table:table-cell table:formula="of:=IF([.D40]=&quot;&quot;;[.E39];[.D40])" office:value-type="string" office:string-value="n" calcext:value-type="string">
            <text:p>n</text:p>
          </table:table-cell>
          <table:table-cell table:style-name="ce2" office:value-type="string" calcext:value-type="string">
            <text:p>ametll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t</text:p>
          </table:table-cell>
          <table:table-cell table:formula="of:=IF([.C40]=&quot;&quot;;&quot;&quot;;&quot;select &quot; &amp; [.A40] &amp; &quot;, '&quot; &amp; [.C40] &amp; &quot;', '&quot; &amp; [.D40] &amp; &quot;', '&quot; &amp; [.G40] &amp; &quot;', null &quot; &amp; IF([.F41]=&quot;&quot;;&quot;&quot;;&quot;union all&quot;))" office:value-type="string" office:string-value="select 17, 'almond', 'n', 'en', null union all" calcext:value-type="string">
            <text:p>select 17, 'almond', 'n', 'en', null union all</text:p>
          </table:table-cell>
          <table:table-cell table:formula="of:=&quot;select &quot; &amp;[.B40] &amp; &quot;, '&quot; &amp;[.F40] &amp; &quot;', '&quot; &amp; [.E40] &amp; &quot;', '&quot; &amp; [.H40] &amp; &quot;', null &quot; &amp; IF([.F41]=&quot;&quot;;&quot;&quot;;&quot;union all&quot;)" office:value-type="string" office:string-value="select 79, 'ametlla', 'n', 'ct', null union all" calcext:value-type="string">
            <text:p>select 79, 'ametlla', 'n', 'ct', null union all</text:p>
          </table:table-cell>
          <table:table-cell table:formula="of:=&quot;select &quot; &amp;[.A40]&amp;&quot;, &quot; &amp;[.B40]&amp;&quot;, null&quot; &amp; IF([.F41]=&quot;&quot;;&quot;&quot;;&quot; union all&quot;)" office:value-type="string" office:string-value="select 17, 79, null union all" calcext:value-type="string">
            <text:p>select 17, 79, null union all</text:p>
          </table:table-cell>
          <table:table-cell/>
        </table:table-row>
        <table:table-row table:style-name="ro1">
          <table:table-cell table:formula="of:=IF([.C41]=&quot;&quot;;[.A40];[.A40]+1)" office:value-type="float" office:value="17" calcext:value-type="float">
            <text:p>17</text:p>
          </table:table-cell>
          <table:table-cell table:formula="of:=[.B40]+1" office:value-type="float" office:value="80" calcext:value-type="float">
            <text:p>80</text:p>
          </table:table-cell>
          <table:table-cell table:number-columns-repeated="2"/>
          <table:table-cell table:formula="of:=IF([.D41]=&quot;&quot;;[.E40];[.D41])" office:value-type="string" office:string-value="n" calcext:value-type="string">
            <text:p>n</text:p>
          </table:table-cell>
          <table:table-cell office:value-type="string" calcext:value-type="string">
            <text:p>almendra</text:p>
          </table:table-cell>
          <table:table-cell/>
          <table:table-cell office:value-type="string" calcext:value-type="string">
            <text:p>es</text:p>
          </table:table-cell>
          <table:table-cell table:formula="of:=IF([.C41]=&quot;&quot;;&quot;&quot;;&quot;select &quot; &amp; [.A41] &amp; &quot;, '&quot; &amp; [.C41] &amp; &quot;', '&quot; &amp; [.D41] &amp; &quot;', '&quot; &amp; [.G41] &amp; &quot;', null &quot; &amp; IF([.F42]=&quot;&quot;;&quot;&quot;;&quot;union all&quot;))">
            <text:p/>
          </table:table-cell>
          <table:table-cell table:formula="of:=&quot;select &quot; &amp;[.B41] &amp; &quot;, '&quot; &amp;[.F41] &amp; &quot;', '&quot; &amp; [.E41] &amp; &quot;', '&quot; &amp; [.H41] &amp; &quot;', null &quot; &amp; IF([.F42]=&quot;&quot;;&quot;&quot;;&quot;union all&quot;)" office:value-type="string" office:string-value="select 80, 'almendra', 'n', 'es', null union all" calcext:value-type="string">
            <text:p>select 80, 'almendra', 'n', 'es', null union all</text:p>
          </table:table-cell>
          <table:table-cell table:formula="of:=&quot;select &quot; &amp;[.A41]&amp;&quot;, &quot; &amp;[.B41]&amp;&quot;, null&quot; &amp; IF([.F42]=&quot;&quot;;&quot;&quot;;&quot; union all&quot;)" office:value-type="string" office:string-value="select 17, 80, null union all" calcext:value-type="string">
            <text:p>select 17, 80, null union all</text:p>
          </table:table-cell>
          <table:table-cell/>
        </table:table-row>
        <table:table-row table:style-name="ro1">
          <table:table-cell table:formula="of:=IF([.C42]=&quot;&quot;;[.A41];[.A41]+1)" office:value-type="float" office:value="18" calcext:value-type="float">
            <text:p>18</text:p>
          </table:table-cell>
          <table:table-cell table:formula="of:=[.B41]+1" office:value-type="float" office:value="81" calcext:value-type="float">
            <text:p>81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adv</text:p>
          </table:table-cell>
          <table:table-cell table:formula="of:=IF([.D42]=&quot;&quot;;[.E41];[.D42])" office:value-type="string" office:string-value="adv" calcext:value-type="string">
            <text:p>adv</text:p>
          </table:table-cell>
          <table:table-cell office:value-type="string" calcext:value-type="string">
            <text:p>casi</text:p>
          </table:table-cell>
          <table:table-cell/>
          <table:table-cell office:value-type="string" calcext:value-type="string">
            <text:p>b</text:p>
          </table:table-cell>
          <table:table-cell table:formula="of:=IF([.C42]=&quot;&quot;;&quot;&quot;;&quot;select &quot; &amp; [.A42] &amp; &quot;, '&quot; &amp; [.C42] &amp; &quot;', '&quot; &amp; [.D42] &amp; &quot;', '&quot; &amp; [.G42] &amp; &quot;', null &quot; &amp; IF([.F43]=&quot;&quot;;&quot;&quot;;&quot;union all&quot;))" office:value-type="string" office:string-value="select 18, 'almost', 'adv', '', null union all" calcext:value-type="string">
            <text:p>select 18, 'almost', 'adv', '', null union all</text:p>
          </table:table-cell>
          <table:table-cell table:formula="of:=&quot;select &quot; &amp;[.B42] &amp; &quot;, '&quot; &amp;[.F42] &amp; &quot;', '&quot; &amp; [.E42] &amp; &quot;', '&quot; &amp; [.H42] &amp; &quot;', null &quot; &amp; IF([.F43]=&quot;&quot;;&quot;&quot;;&quot;union all&quot;)" office:value-type="string" office:string-value="select 81, 'casi', 'adv', 'b', null union all" calcext:value-type="string">
            <text:p>select 81, 'casi', 'adv', 'b', null union all</text:p>
          </table:table-cell>
          <table:table-cell table:formula="of:=&quot;select &quot; &amp;[.A42]&amp;&quot;, &quot; &amp;[.B42]&amp;&quot;, null&quot; &amp; IF([.F43]=&quot;&quot;;&quot;&quot;;&quot; union all&quot;)" office:value-type="string" office:string-value="select 18, 81, null union all" calcext:value-type="string">
            <text:p>select 18, 81, null union all</text:p>
          </table:table-cell>
          <table:table-cell/>
        </table:table-row>
        <table:table-row table:style-name="ro1">
          <table:table-cell table:formula="of:=IF([.C43]=&quot;&quot;;[.A42];[.A42]+1)" office:value-type="float" office:value="18" calcext:value-type="float">
            <text:p>18</text:p>
          </table:table-cell>
          <table:table-cell table:formula="of:=[.B42]+1" office:value-type="float" office:value="82" calcext:value-type="float">
            <text:p>82</text:p>
          </table:table-cell>
          <table:table-cell table:number-columns-repeated="2"/>
          <table:table-cell table:formula="of:=IF([.D43]=&quot;&quot;;[.E42];[.D43])" office:value-type="string" office:string-value="adv" calcext:value-type="string">
            <text:p>adv</text:p>
          </table:table-cell>
          <table:table-cell office:value-type="string" calcext:value-type="string">
            <text:p>gairabé</text:p>
          </table:table-cell>
          <table:table-cell/>
          <table:table-cell office:value-type="string" calcext:value-type="string">
            <text:p>ct</text:p>
          </table:table-cell>
          <table:table-cell table:formula="of:=IF([.C43]=&quot;&quot;;&quot;&quot;;&quot;select &quot; &amp; [.A43] &amp; &quot;, '&quot; &amp; [.C43] &amp; &quot;', '&quot; &amp; [.D43] &amp; &quot;', '&quot; &amp; [.G43] &amp; &quot;', null &quot; &amp; IF([.F44]=&quot;&quot;;&quot;&quot;;&quot;union all&quot;))">
            <text:p/>
          </table:table-cell>
          <table:table-cell table:formula="of:=&quot;select &quot; &amp;[.B43] &amp; &quot;, '&quot; &amp;[.F43] &amp; &quot;', '&quot; &amp; [.E43] &amp; &quot;', '&quot; &amp; [.H43] &amp; &quot;', null &quot; &amp; IF([.F44]=&quot;&quot;;&quot;&quot;;&quot;union all&quot;)" office:value-type="string" office:string-value="select 82, 'gairabé', 'adv', 'ct', null union all" calcext:value-type="string">
            <text:p>select 82, 'gairabé', 'adv', 'ct', null union all</text:p>
          </table:table-cell>
          <table:table-cell table:formula="of:=&quot;select &quot; &amp;[.A43]&amp;&quot;, &quot; &amp;[.B43]&amp;&quot;, null&quot; &amp; IF([.F44]=&quot;&quot;;&quot;&quot;;&quot; union all&quot;)" office:value-type="string" office:string-value="select 18, 82, null union all" calcext:value-type="string">
            <text:p>select 18, 82, null union all</text:p>
          </table:table-cell>
          <table:table-cell/>
        </table:table-row>
        <table:table-row table:style-name="ro1">
          <table:table-cell table:formula="of:=IF([.C44]=&quot;&quot;;[.A43];[.A43]+1)" office:value-type="float" office:value="18" calcext:value-type="float">
            <text:p>18</text:p>
          </table:table-cell>
          <table:table-cell table:formula="of:=[.B43]+1" office:value-type="float" office:value="83" calcext:value-type="float">
            <text:p>83</text:p>
          </table:table-cell>
          <table:table-cell table:number-columns-repeated="2"/>
          <table:table-cell table:formula="of:=IF([.D44]=&quot;&quot;;[.E43];[.D44])" office:value-type="string" office:string-value="adv" calcext:value-type="string">
            <text:p>adv</text:p>
          </table:table-cell>
          <table:table-cell office:value-type="string" calcext:value-type="string">
            <text:p>quasi</text:p>
          </table:table-cell>
          <table:table-cell/>
          <table:table-cell office:value-type="string" calcext:value-type="string">
            <text:p>ct</text:p>
          </table:table-cell>
          <table:table-cell table:formula="of:=IF([.C44]=&quot;&quot;;&quot;&quot;;&quot;select &quot; &amp; [.A44] &amp; &quot;, '&quot; &amp; [.C44] &amp; &quot;', '&quot; &amp; [.D44] &amp; &quot;', '&quot; &amp; [.G44] &amp; &quot;', null &quot; &amp; IF([.F45]=&quot;&quot;;&quot;&quot;;&quot;union all&quot;))">
            <text:p/>
          </table:table-cell>
          <table:table-cell table:formula="of:=&quot;select &quot; &amp;[.B44] &amp; &quot;, '&quot; &amp;[.F44] &amp; &quot;', '&quot; &amp; [.E44] &amp; &quot;', '&quot; &amp; [.H44] &amp; &quot;', null &quot; &amp; IF([.F45]=&quot;&quot;;&quot;&quot;;&quot;union all&quot;)" office:value-type="string" office:string-value="select 83, 'quasi', 'adv', 'ct', null union all" calcext:value-type="string">
            <text:p>select 83, 'quasi', 'adv', 'ct', null union all</text:p>
          </table:table-cell>
          <table:table-cell table:formula="of:=&quot;select &quot; &amp;[.A44]&amp;&quot;, &quot; &amp;[.B44]&amp;&quot;, null&quot; &amp; IF([.F45]=&quot;&quot;;&quot;&quot;;&quot; union all&quot;)" office:value-type="string" office:string-value="select 18, 83, null union all" calcext:value-type="string">
            <text:p>select 18, 83, null union all</text:p>
          </table:table-cell>
          <table:table-cell/>
        </table:table-row>
        <table:table-row table:style-name="ro1">
          <table:table-cell table:formula="of:=IF([.C45]=&quot;&quot;;[.A44];[.A44]+1)" office:value-type="float" office:value="19" calcext:value-type="float">
            <text:p>19</text:p>
          </table:table-cell>
          <table:table-cell table:formula="of:=[.B44]+1" office:value-type="float" office:value="84" calcext:value-type="float">
            <text:p>84</text:p>
          </table:table-cell>
          <table:table-cell office:value-type="string" calcext:value-type="string">
            <text:p>aloud</text:p>
          </table:table-cell>
          <table:table-cell office:value-type="string" calcext:value-type="string">
            <text:p>adv</text:p>
          </table:table-cell>
          <table:table-cell table:formula="of:=IF([.D45]=&quot;&quot;;[.E44];[.D45])" office:value-type="string" office:string-value="adv" calcext:value-type="string">
            <text:p>adv</text:p>
          </table:table-cell>
          <table:table-cell office:value-type="string" calcext:value-type="string">
            <text:p>en veu alta</text:p>
          </table:table-cell>
          <table:table-cell/>
          <table:table-cell office:value-type="string" calcext:value-type="string">
            <text:p>ct</text:p>
          </table:table-cell>
          <table:table-cell table:formula="of:=IF([.C45]=&quot;&quot;;&quot;&quot;;&quot;select &quot; &amp; [.A45] &amp; &quot;, '&quot; &amp; [.C45] &amp; &quot;', '&quot; &amp; [.D45] &amp; &quot;', '&quot; &amp; [.G45] &amp; &quot;', null &quot; &amp; IF([.F46]=&quot;&quot;;&quot;&quot;;&quot;union all&quot;))" office:value-type="string" office:string-value="select 19, 'aloud', 'adv', '', null union all" calcext:value-type="string">
            <text:p>select 19, 'aloud', 'adv', '', null union all</text:p>
          </table:table-cell>
          <table:table-cell table:formula="of:=&quot;select &quot; &amp;[.B45] &amp; &quot;, '&quot; &amp;[.F45] &amp; &quot;', '&quot; &amp; [.E45] &amp; &quot;', '&quot; &amp; [.H45] &amp; &quot;', null &quot; &amp; IF([.F46]=&quot;&quot;;&quot;&quot;;&quot;union all&quot;)" office:value-type="string" office:string-value="select 84, 'en veu alta', 'adv', 'ct', null union all" calcext:value-type="string">
            <text:p>select 84, 'en veu alta', 'adv', 'ct', null union all</text:p>
          </table:table-cell>
          <table:table-cell table:formula="of:=&quot;select &quot; &amp;[.A45]&amp;&quot;, &quot; &amp;[.B45]&amp;&quot;, null&quot; &amp; IF([.F46]=&quot;&quot;;&quot;&quot;;&quot; union all&quot;)" office:value-type="string" office:string-value="select 19, 84, null union all" calcext:value-type="string">
            <text:p>select 19, 84, null union all</text:p>
          </table:table-cell>
          <table:table-cell/>
        </table:table-row>
        <table:table-row table:style-name="ro1">
          <table:table-cell table:formula="of:=IF([.C46]=&quot;&quot;;[.A45];[.A45]+1)" office:value-type="float" office:value="19" calcext:value-type="float">
            <text:p>19</text:p>
          </table:table-cell>
          <table:table-cell table:formula="of:=[.B45]+1" office:value-type="float" office:value="85" calcext:value-type="float">
            <text:p>85</text:p>
          </table:table-cell>
          <table:table-cell table:number-columns-repeated="2"/>
          <table:table-cell table:formula="of:=IF([.D46]=&quot;&quot;;[.E45];[.D46])" office:value-type="string" office:string-value="adv" calcext:value-type="string">
            <text:p>adv</text:p>
          </table:table-cell>
          <table:table-cell office:value-type="string" calcext:value-type="string">
            <text:p>en voz alta</text:p>
          </table:table-cell>
          <table:table-cell/>
          <table:table-cell office:value-type="string" calcext:value-type="string">
            <text:p>es</text:p>
          </table:table-cell>
          <table:table-cell table:formula="of:=IF([.C46]=&quot;&quot;;&quot;&quot;;&quot;select &quot; &amp; [.A46] &amp; &quot;, '&quot; &amp; [.C46] &amp; &quot;', '&quot; &amp; [.D46] &amp; &quot;', '&quot; &amp; [.G46] &amp; &quot;', null &quot; &amp; IF([.F47]=&quot;&quot;;&quot;&quot;;&quot;union all&quot;))">
            <text:p/>
          </table:table-cell>
          <table:table-cell table:formula="of:=&quot;select &quot; &amp;[.B46] &amp; &quot;, '&quot; &amp;[.F46] &amp; &quot;', '&quot; &amp; [.E46] &amp; &quot;', '&quot; &amp; [.H46] &amp; &quot;', null &quot; &amp; IF([.F47]=&quot;&quot;;&quot;&quot;;&quot;union all&quot;)" office:value-type="string" office:string-value="select 85, 'en voz alta', 'adv', 'es', null union all" calcext:value-type="string">
            <text:p>select 85, 'en voz alta', 'adv', 'es', null union all</text:p>
          </table:table-cell>
          <table:table-cell table:formula="of:=&quot;select &quot; &amp;[.A46]&amp;&quot;, &quot; &amp;[.B46]&amp;&quot;, null&quot; &amp; IF([.F47]=&quot;&quot;;&quot;&quot;;&quot; union all&quot;)" office:value-type="string" office:string-value="select 19, 85, null union all" calcext:value-type="string">
            <text:p>select 19, 85, null union all</text:p>
          </table:table-cell>
          <table:table-cell/>
        </table:table-row>
        <table:table-row table:style-name="ro1">
          <table:table-cell table:formula="of:=IF([.C47]=&quot;&quot;;[.A46];[.A46]+1)" office:value-type="float" office:value="20" calcext:value-type="float">
            <text:p>20</text:p>
          </table:table-cell>
          <table:table-cell table:formula="of:=[.B46]+1" office:value-type="float" office:value="86" calcext:value-type="float">
            <text:p>86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con</text:p>
          </table:table-cell>
          <table:table-cell table:formula="of:=IF([.D47]=&quot;&quot;;[.E46];[.D47])" office:value-type="string" office:string-value="con" calcext:value-type="string">
            <text:p>con</text:p>
          </table:table-cell>
          <table:table-cell office:value-type="string" calcext:value-type="string">
            <text:p>malgrat</text:p>
          </table:table-cell>
          <table:table-cell/>
          <table:table-cell office:value-type="string" calcext:value-type="string">
            <text:p>ct</text:p>
          </table:table-cell>
          <table:table-cell table:formula="of:=IF([.C47]=&quot;&quot;;&quot;&quot;;&quot;select &quot; &amp; [.A47] &amp; &quot;, '&quot; &amp; [.C47] &amp; &quot;', '&quot; &amp; [.D47] &amp; &quot;', '&quot; &amp; [.G47] &amp; &quot;', null &quot; &amp; IF([.F48]=&quot;&quot;;&quot;&quot;;&quot;union all&quot;))" office:value-type="string" office:string-value="select 20, 'although', 'con', '', null union all" calcext:value-type="string">
            <text:p>select 20, 'although', 'con', '', null union all</text:p>
          </table:table-cell>
          <table:table-cell table:formula="of:=&quot;select &quot; &amp;[.B47] &amp; &quot;, '&quot; &amp;[.F47] &amp; &quot;', '&quot; &amp; [.E47] &amp; &quot;', '&quot; &amp; [.H47] &amp; &quot;', null &quot; &amp; IF([.F48]=&quot;&quot;;&quot;&quot;;&quot;union all&quot;)" office:value-type="string" office:string-value="select 86, 'malgrat', 'con', 'ct', null union all" calcext:value-type="string">
            <text:p>select 86, 'malgrat', 'con', 'ct', null union all</text:p>
          </table:table-cell>
          <table:table-cell table:formula="of:=&quot;select &quot; &amp;[.A47]&amp;&quot;, &quot; &amp;[.B47]&amp;&quot;, null&quot; &amp; IF([.F48]=&quot;&quot;;&quot;&quot;;&quot; union all&quot;)" office:value-type="string" office:string-value="select 20, 86, null union all" calcext:value-type="string">
            <text:p>select 20, 86, null union all</text:p>
          </table:table-cell>
          <table:table-cell/>
        </table:table-row>
        <table:table-row table:style-name="ro1">
          <table:table-cell table:formula="of:=IF([.C48]=&quot;&quot;;[.A47];[.A47]+1)" office:value-type="float" office:value="20" calcext:value-type="float">
            <text:p>20</text:p>
          </table:table-cell>
          <table:table-cell table:formula="of:=[.B47]+1" office:value-type="float" office:value="87" calcext:value-type="float">
            <text:p>87</text:p>
          </table:table-cell>
          <table:table-cell table:number-columns-repeated="2"/>
          <table:table-cell table:formula="of:=IF([.D48]=&quot;&quot;;[.E47];[.D48])" office:value-type="string" office:string-value="con" calcext:value-type="string">
            <text:p>con</text:p>
          </table:table-cell>
          <table:table-cell office:value-type="string" calcext:value-type="string">
            <text:p>tot i</text:p>
          </table:table-cell>
          <table:table-cell/>
          <table:table-cell office:value-type="string" calcext:value-type="string">
            <text:p>ct</text:p>
          </table:table-cell>
          <table:table-cell table:formula="of:=IF([.C48]=&quot;&quot;;&quot;&quot;;&quot;select &quot; &amp; [.A48] &amp; &quot;, '&quot; &amp; [.C48] &amp; &quot;', '&quot; &amp; [.D48] &amp; &quot;', '&quot; &amp; [.G48] &amp; &quot;', null &quot; &amp; IF([.F49]=&quot;&quot;;&quot;&quot;;&quot;union all&quot;))">
            <text:p/>
          </table:table-cell>
          <table:table-cell table:formula="of:=&quot;select &quot; &amp;[.B48] &amp; &quot;, '&quot; &amp;[.F48] &amp; &quot;', '&quot; &amp; [.E48] &amp; &quot;', '&quot; &amp; [.H48] &amp; &quot;', null &quot; &amp; IF([.F49]=&quot;&quot;;&quot;&quot;;&quot;union all&quot;)" office:value-type="string" office:string-value="select 87, 'tot i', 'con', 'ct', null union all" calcext:value-type="string">
            <text:p>select 87, 'tot i', 'con', 'ct', null union all</text:p>
          </table:table-cell>
          <table:table-cell table:formula="of:=&quot;select &quot; &amp;[.A48]&amp;&quot;, &quot; &amp;[.B48]&amp;&quot;, null&quot; &amp; IF([.F49]=&quot;&quot;;&quot;&quot;;&quot; union all&quot;)" office:value-type="string" office:string-value="select 20, 87, null union all" calcext:value-type="string">
            <text:p>select 20, 87, null union all</text:p>
          </table:table-cell>
          <table:table-cell/>
        </table:table-row>
        <table:table-row table:style-name="ro1">
          <table:table-cell table:formula="of:=IF([.C49]=&quot;&quot;;[.A48];[.A48]+1)" office:value-type="float" office:value="20" calcext:value-type="float">
            <text:p>20</text:p>
          </table:table-cell>
          <table:table-cell table:formula="of:=[.B48]+1" office:value-type="float" office:value="88" calcext:value-type="float">
            <text:p>88</text:p>
          </table:table-cell>
          <table:table-cell table:number-columns-repeated="2"/>
          <table:table-cell table:formula="of:=IF([.D49]=&quot;&quot;;[.E48];[.D49])" office:value-type="string" office:string-value="con" calcext:value-type="string">
            <text:p>con</text:p>
          </table:table-cell>
          <table:table-cell office:value-type="string" calcext:value-type="string">
            <text:p>tot i que</text:p>
          </table:table-cell>
          <table:table-cell/>
          <table:table-cell office:value-type="string" calcext:value-type="string">
            <text:p>ct</text:p>
          </table:table-cell>
          <table:table-cell table:formula="of:=IF([.C49]=&quot;&quot;;&quot;&quot;;&quot;select &quot; &amp; [.A49] &amp; &quot;, '&quot; &amp; [.C49] &amp; &quot;', '&quot; &amp; [.D49] &amp; &quot;', '&quot; &amp; [.G49] &amp; &quot;', null &quot; &amp; IF([.F50]=&quot;&quot;;&quot;&quot;;&quot;union all&quot;))">
            <text:p/>
          </table:table-cell>
          <table:table-cell table:formula="of:=&quot;select &quot; &amp;[.B49] &amp; &quot;, '&quot; &amp;[.F49] &amp; &quot;', '&quot; &amp; [.E49] &amp; &quot;', '&quot; &amp; [.H49] &amp; &quot;', null &quot; &amp; IF([.F50]=&quot;&quot;;&quot;&quot;;&quot;union all&quot;)" office:value-type="string" office:string-value="select 88, 'tot i que', 'con', 'ct', null union all" calcext:value-type="string">
            <text:p>select 88, 'tot i que', 'con', 'ct', null union all</text:p>
          </table:table-cell>
          <table:table-cell table:formula="of:=&quot;select &quot; &amp;[.A49]&amp;&quot;, &quot; &amp;[.B49]&amp;&quot;, null&quot; &amp; IF([.F50]=&quot;&quot;;&quot;&quot;;&quot; union all&quot;)" office:value-type="string" office:string-value="select 20, 88, null union all" calcext:value-type="string">
            <text:p>select 20, 88, null union all</text:p>
          </table:table-cell>
          <table:table-cell/>
        </table:table-row>
        <table:table-row table:style-name="ro1">
          <table:table-cell table:formula="of:=IF([.C50]=&quot;&quot;;[.A49];[.A49]+1)" office:value-type="float" office:value="20" calcext:value-type="float">
            <text:p>20</text:p>
          </table:table-cell>
          <table:table-cell table:formula="of:=[.B49]+1" office:value-type="float" office:value="89" calcext:value-type="float">
            <text:p>89</text:p>
          </table:table-cell>
          <table:table-cell table:number-columns-repeated="2"/>
          <table:table-cell table:formula="of:=IF([.D50]=&quot;&quot;;[.E49];[.D50])" office:value-type="string" office:string-value="con" calcext:value-type="string">
            <text:p>con</text:p>
          </table:table-cell>
          <table:table-cell office:value-type="string" calcext:value-type="string">
            <text:p>encara que</text:p>
          </table:table-cell>
          <table:table-cell/>
          <table:table-cell office:value-type="string" calcext:value-type="string">
            <text:p>ct</text:p>
          </table:table-cell>
          <table:table-cell table:formula="of:=IF([.C50]=&quot;&quot;;&quot;&quot;;&quot;select &quot; &amp; [.A50] &amp; &quot;, '&quot; &amp; [.C50] &amp; &quot;', '&quot; &amp; [.D50] &amp; &quot;', '&quot; &amp; [.G50] &amp; &quot;', null &quot; &amp; IF([.F51]=&quot;&quot;;&quot;&quot;;&quot;union all&quot;))">
            <text:p/>
          </table:table-cell>
          <table:table-cell table:formula="of:=&quot;select &quot; &amp;[.B50] &amp; &quot;, '&quot; &amp;[.F50] &amp; &quot;', '&quot; &amp; [.E50] &amp; &quot;', '&quot; &amp; [.H50] &amp; &quot;', null &quot; &amp; IF([.F51]=&quot;&quot;;&quot;&quot;;&quot;union all&quot;)" office:value-type="string" office:string-value="select 89, 'encara que', 'con', 'ct', null union all" calcext:value-type="string">
            <text:p>select 89, 'encara que', 'con', 'ct', null union all</text:p>
          </table:table-cell>
          <table:table-cell table:formula="of:=&quot;select &quot; &amp;[.A50]&amp;&quot;, &quot; &amp;[.B50]&amp;&quot;, null&quot; &amp; IF([.F51]=&quot;&quot;;&quot;&quot;;&quot; union all&quot;)" office:value-type="string" office:string-value="select 20, 89, null union all" calcext:value-type="string">
            <text:p>select 20, 89, null union all</text:p>
          </table:table-cell>
          <table:table-cell/>
        </table:table-row>
        <table:table-row table:style-name="ro1">
          <table:table-cell table:formula="of:=IF([.C51]=&quot;&quot;;[.A50];[.A50]+1)" office:value-type="float" office:value="20" calcext:value-type="float">
            <text:p>20</text:p>
          </table:table-cell>
          <table:table-cell table:formula="of:=[.B50]+1" office:value-type="float" office:value="90" calcext:value-type="float">
            <text:p>90</text:p>
          </table:table-cell>
          <table:table-cell table:number-columns-repeated="2"/>
          <table:table-cell table:formula="of:=IF([.D51]=&quot;&quot;;[.E50];[.D51])" office:value-type="string" office:string-value="con" calcext:value-type="string">
            <text:p>con</text:p>
          </table:table-cell>
          <table:table-cell office:value-type="string" calcext:value-type="string">
            <text:p>aunque</text:p>
          </table:table-cell>
          <table:table-cell/>
          <table:table-cell office:value-type="string" calcext:value-type="string">
            <text:p>es</text:p>
          </table:table-cell>
          <table:table-cell table:formula="of:=IF([.C51]=&quot;&quot;;&quot;&quot;;&quot;select &quot; &amp; [.A51] &amp; &quot;, '&quot; &amp; [.C51] &amp; &quot;', '&quot; &amp; [.D51] &amp; &quot;', '&quot; &amp; [.G51] &amp; &quot;', null &quot; &amp; IF([.F52]=&quot;&quot;;&quot;&quot;;&quot;union all&quot;))">
            <text:p/>
          </table:table-cell>
          <table:table-cell table:formula="of:=&quot;select &quot; &amp;[.B51] &amp; &quot;, '&quot; &amp;[.F51] &amp; &quot;', '&quot; &amp; [.E51] &amp; &quot;', '&quot; &amp; [.H51] &amp; &quot;', null &quot; &amp; IF([.F52]=&quot;&quot;;&quot;&quot;;&quot;union all&quot;)" office:value-type="string" office:string-value="select 90, 'aunque', 'con', 'es', null union all" calcext:value-type="string">
            <text:p>select 90, 'aunque', 'con', 'es', null union all</text:p>
          </table:table-cell>
          <table:table-cell table:formula="of:=&quot;select &quot; &amp;[.A51]&amp;&quot;, &quot; &amp;[.B51]&amp;&quot;, null&quot; &amp; IF([.F52]=&quot;&quot;;&quot;&quot;;&quot; union all&quot;)" office:value-type="string" office:string-value="select 20, 90, null union all" calcext:value-type="string">
            <text:p>select 20, 90, null union all</text:p>
          </table:table-cell>
          <table:table-cell/>
        </table:table-row>
        <table:table-row table:style-name="ro1">
          <table:table-cell table:formula="of:=IF([.C52]=&quot;&quot;;[.A51];[.A51]+1)" office:value-type="float" office:value="20" calcext:value-type="float">
            <text:p>20</text:p>
          </table:table-cell>
          <table:table-cell table:formula="of:=[.B51]+1" office:value-type="float" office:value="91" calcext:value-type="float">
            <text:p>91</text:p>
          </table:table-cell>
          <table:table-cell table:number-columns-repeated="2"/>
          <table:table-cell table:formula="of:=IF([.D52]=&quot;&quot;;[.E51];[.D52])" office:value-type="string" office:string-value="con" calcext:value-type="string">
            <text:p>con</text:p>
          </table:table-cell>
          <table:table-cell office:value-type="string" calcext:value-type="string">
            <text:p>a pesar de que</text:p>
          </table:table-cell>
          <table:table-cell/>
          <table:table-cell office:value-type="string" calcext:value-type="string">
            <text:p>es</text:p>
          </table:table-cell>
          <table:table-cell table:formula="of:=IF([.C52]=&quot;&quot;;&quot;&quot;;&quot;select &quot; &amp; [.A52] &amp; &quot;, '&quot; &amp; [.C52] &amp; &quot;', '&quot; &amp; [.D52] &amp; &quot;', '&quot; &amp; [.G52] &amp; &quot;', null &quot; &amp; IF([.F53]=&quot;&quot;;&quot;&quot;;&quot;union all&quot;))">
            <text:p/>
          </table:table-cell>
          <table:table-cell table:formula="of:=&quot;select &quot; &amp;[.B52] &amp; &quot;, '&quot; &amp;[.F52] &amp; &quot;', '&quot; &amp; [.E52] &amp; &quot;', '&quot; &amp; [.H52] &amp; &quot;', null &quot; &amp; IF([.F53]=&quot;&quot;;&quot;&quot;;&quot;union all&quot;)" office:value-type="string" office:string-value="select 91, 'a pesar de que', 'con', 'es', null union all" calcext:value-type="string">
            <text:p>select 91, 'a pesar de que', 'con', 'es', null union all</text:p>
          </table:table-cell>
          <table:table-cell table:formula="of:=&quot;select &quot; &amp;[.A52]&amp;&quot;, &quot; &amp;[.B52]&amp;&quot;, null&quot; &amp; IF([.F53]=&quot;&quot;;&quot;&quot;;&quot; union all&quot;)" office:value-type="string" office:string-value="select 20, 91, null union all" calcext:value-type="string">
            <text:p>select 20, 91, null union all</text:p>
          </table:table-cell>
          <table:table-cell/>
        </table:table-row>
        <table:table-row table:style-name="ro1">
          <table:table-cell table:formula="of:=IF([.C53]=&quot;&quot;;[.A52];[.A52]+1)" office:value-type="float" office:value="20" calcext:value-type="float">
            <text:p>20</text:p>
          </table:table-cell>
          <table:table-cell table:formula="of:=[.B52]+1" office:value-type="float" office:value="92" calcext:value-type="float">
            <text:p>92</text:p>
          </table:table-cell>
          <table:table-cell table:number-columns-repeated="2"/>
          <table:table-cell table:formula="of:=IF([.D53]=&quot;&quot;;[.E52];[.D53])" office:value-type="string" office:string-value="con" calcext:value-type="string">
            <text:p>con</text:p>
          </table:table-cell>
          <table:table-cell office:value-type="string" calcext:value-type="string">
            <text:p>aún y</text:p>
          </table:table-cell>
          <table:table-cell/>
          <table:table-cell office:value-type="string" calcext:value-type="string">
            <text:p>es</text:p>
          </table:table-cell>
          <table:table-cell table:formula="of:=IF([.C53]=&quot;&quot;;&quot;&quot;;&quot;select &quot; &amp; [.A53] &amp; &quot;, '&quot; &amp; [.C53] &amp; &quot;', '&quot; &amp; [.D53] &amp; &quot;', '&quot; &amp; [.G53] &amp; &quot;', null &quot; &amp; IF([.F54]=&quot;&quot;;&quot;&quot;;&quot;union all&quot;))">
            <text:p/>
          </table:table-cell>
          <table:table-cell table:formula="of:=&quot;select &quot; &amp;[.B53] &amp; &quot;, '&quot; &amp;[.F53] &amp; &quot;', '&quot; &amp; [.E53] &amp; &quot;', '&quot; &amp; [.H53] &amp; &quot;', null &quot; &amp; IF([.F54]=&quot;&quot;;&quot;&quot;;&quot;union all&quot;)" office:value-type="string" office:string-value="select 92, 'aún y', 'con', 'es', null union all" calcext:value-type="string">
            <text:p>select 92, 'aún y', 'con', 'es', null union all</text:p>
          </table:table-cell>
          <table:table-cell table:formula="of:=&quot;select &quot; &amp;[.A53]&amp;&quot;, &quot; &amp;[.B53]&amp;&quot;, null&quot; &amp; IF([.F54]=&quot;&quot;;&quot;&quot;;&quot; union all&quot;)" office:value-type="string" office:string-value="select 20, 92, null union all" calcext:value-type="string">
            <text:p>select 20, 92, null union all</text:p>
          </table:table-cell>
          <table:table-cell/>
        </table:table-row>
        <table:table-row table:style-name="ro1">
          <table:table-cell table:formula="of:=IF([.C54]=&quot;&quot;;[.A53];[.A53]+1)" office:value-type="float" office:value="21" calcext:value-type="float">
            <text:p>21</text:p>
          </table:table-cell>
          <table:table-cell table:formula="of:=[.B53]+1" office:value-type="float" office:value="93" calcext:value-type="float">
            <text:p>93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</text:p>
          </table:table-cell>
          <table:table-cell table:formula="of:=IF([.D54]=&quot;&quot;;[.E53];[.D54])" office:value-type="string" office:string-value="adv" calcext:value-type="string">
            <text:p>adv</text:p>
          </table:table-cell>
          <table:table-cell office:value-type="string" calcext:value-type="string">
            <text:p>sempre</text:p>
          </table:table-cell>
          <table:table-cell/>
          <table:table-cell office:value-type="string" calcext:value-type="string">
            <text:p>ct</text:p>
          </table:table-cell>
          <table:table-cell table:formula="of:=IF([.C54]=&quot;&quot;;&quot;&quot;;&quot;select &quot; &amp; [.A54] &amp; &quot;, '&quot; &amp; [.C54] &amp; &quot;', '&quot; &amp; [.D54] &amp; &quot;', '&quot; &amp; [.G54] &amp; &quot;', null &quot; &amp; IF([.F55]=&quot;&quot;;&quot;&quot;;&quot;union all&quot;))" office:value-type="string" office:string-value="select 21, 'always', 'adv', '', null union all" calcext:value-type="string">
            <text:p>select 21, 'always', 'adv', '', null union all</text:p>
          </table:table-cell>
          <table:table-cell table:formula="of:=&quot;select &quot; &amp;[.B54] &amp; &quot;, '&quot; &amp;[.F54] &amp; &quot;', '&quot; &amp; [.E54] &amp; &quot;', '&quot; &amp; [.H54] &amp; &quot;', null &quot; &amp; IF([.F55]=&quot;&quot;;&quot;&quot;;&quot;union all&quot;)" office:value-type="string" office:string-value="select 93, 'sempre', 'adv', 'ct', null union all" calcext:value-type="string">
            <text:p>select 93, 'sempre', 'adv', 'ct', null union all</text:p>
          </table:table-cell>
          <table:table-cell table:formula="of:=&quot;select &quot; &amp;[.A54]&amp;&quot;, &quot; &amp;[.B54]&amp;&quot;, null&quot; &amp; IF([.F55]=&quot;&quot;;&quot;&quot;;&quot; union all&quot;)" office:value-type="string" office:string-value="select 21, 93, null union all" calcext:value-type="string">
            <text:p>select 21, 93, null union all</text:p>
          </table:table-cell>
          <table:table-cell/>
        </table:table-row>
        <table:table-row table:style-name="ro1">
          <table:table-cell table:formula="of:=IF([.C55]=&quot;&quot;;[.A54];[.A54]+1)" office:value-type="float" office:value="22" calcext:value-type="float">
            <text:p>22</text:p>
          </table:table-cell>
          <table:table-cell table:formula="of:=[.B54]+1" office:value-type="float" office:value="94" calcext:value-type="float">
            <text:p>94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p</text:p>
          </table:table-cell>
          <table:table-cell table:formula="of:=IF([.D55]=&quot;&quot;;[.E54];[.D55])" office:value-type="string" office:string-value="p" calcext:value-type="string">
            <text:p>p</text:p>
          </table:table-cell>
          <table:table-cell office:value-type="string" calcext:value-type="string">
            <text:p>entre</text:p>
          </table:table-cell>
          <table:table-cell/>
          <table:table-cell office:value-type="string" calcext:value-type="string">
            <text:p>b</text:p>
          </table:table-cell>
          <table:table-cell table:formula="of:=IF([.C55]=&quot;&quot;;&quot;&quot;;&quot;select &quot; &amp; [.A55] &amp; &quot;, '&quot; &amp; [.C55] &amp; &quot;', '&quot; &amp; [.D55] &amp; &quot;', '&quot; &amp; [.G55] &amp; &quot;', null &quot; &amp; IF([.F56]=&quot;&quot;;&quot;&quot;;&quot;union all&quot;))" office:value-type="string" office:string-value="select 22, 'among', 'p', '', null union all" calcext:value-type="string">
            <text:p>select 22, 'among', 'p', '', null union all</text:p>
          </table:table-cell>
          <table:table-cell table:formula="of:=&quot;select &quot; &amp;[.B55] &amp; &quot;, '&quot; &amp;[.F55] &amp; &quot;', '&quot; &amp; [.E55] &amp; &quot;', '&quot; &amp; [.H55] &amp; &quot;', null &quot; &amp; IF([.F56]=&quot;&quot;;&quot;&quot;;&quot;union all&quot;)" office:value-type="string" office:string-value="select 94, 'entre', 'p', 'b', null union all" calcext:value-type="string">
            <text:p>select 94, 'entre', 'p', 'b', null union all</text:p>
          </table:table-cell>
          <table:table-cell table:formula="of:=&quot;select &quot; &amp;[.A55]&amp;&quot;, &quot; &amp;[.B55]&amp;&quot;, null&quot; &amp; IF([.F56]=&quot;&quot;;&quot;&quot;;&quot; union all&quot;)" office:value-type="string" office:string-value="select 22, 94, null union all" calcext:value-type="string">
            <text:p>select 22, 94, null union all</text:p>
          </table:table-cell>
          <table:table-cell/>
        </table:table-row>
        <table:table-row table:style-name="ro1">
          <table:table-cell table:formula="of:=IF([.C56]=&quot;&quot;;[.A55];[.A55]+1)" office:value-type="float" office:value="22" calcext:value-type="float">
            <text:p>22</text:p>
          </table:table-cell>
          <table:table-cell table:formula="of:=[.B55]+1" office:value-type="float" office:value="95" calcext:value-type="float">
            <text:p>95</text:p>
          </table:table-cell>
          <table:table-cell table:number-columns-repeated="2"/>
          <table:table-cell table:formula="of:=IF([.D56]=&quot;&quot;;[.E55];[.D56])" office:value-type="string" office:string-value="p" calcext:value-type="string">
            <text:p>p</text:p>
          </table:table-cell>
          <table:table-cell office:value-type="string" calcext:value-type="string">
            <text:p>entremig</text:p>
          </table:table-cell>
          <table:table-cell/>
          <table:table-cell office:value-type="string" calcext:value-type="string">
            <text:p>ct</text:p>
          </table:table-cell>
          <table:table-cell table:formula="of:=IF([.C56]=&quot;&quot;;&quot;&quot;;&quot;select &quot; &amp; [.A56] &amp; &quot;, '&quot; &amp; [.C56] &amp; &quot;', '&quot; &amp; [.D56] &amp; &quot;', '&quot; &amp; [.G56] &amp; &quot;', null &quot; &amp; IF([.F57]=&quot;&quot;;&quot;&quot;;&quot;union all&quot;))">
            <text:p/>
          </table:table-cell>
          <table:table-cell table:formula="of:=&quot;select &quot; &amp;[.B56] &amp; &quot;, '&quot; &amp;[.F56] &amp; &quot;', '&quot; &amp; [.E56] &amp; &quot;', '&quot; &amp; [.H56] &amp; &quot;', null &quot; &amp; IF([.F57]=&quot;&quot;;&quot;&quot;;&quot;union all&quot;)" office:value-type="string" office:string-value="select 95, 'entremig', 'p', 'ct', null union all" calcext:value-type="string">
            <text:p>select 95, 'entremig', 'p', 'ct', null union all</text:p>
          </table:table-cell>
          <table:table-cell table:formula="of:=&quot;select &quot; &amp;[.A56]&amp;&quot;, &quot; &amp;[.B56]&amp;&quot;, null&quot; &amp; IF([.F57]=&quot;&quot;;&quot;&quot;;&quot; union all&quot;)" office:value-type="string" office:string-value="select 22, 95, null union all" calcext:value-type="string">
            <text:p>select 22, 95, null union all</text:p>
          </table:table-cell>
          <table:table-cell/>
        </table:table-row>
        <table:table-row table:style-name="ro1">
          <table:table-cell table:formula="of:=IF([.C57]=&quot;&quot;;[.A56];[.A56]+1)" office:value-type="float" office:value="23" calcext:value-type="float">
            <text:p>23</text:p>
          </table:table-cell>
          <table:table-cell table:formula="of:=[.B56]+1" office:value-type="float" office:value="96" calcext:value-type="float">
            <text:p>96</text:p>
          </table:table-cell>
          <table:table-cell office:value-type="string" calcext:value-type="string">
            <text:p>amuse</text:p>
          </table:table-cell>
          <table:table-cell office:value-type="string" calcext:value-type="string">
            <text:p>v</text:p>
          </table:table-cell>
          <table:table-cell table:formula="of:=IF([.D57]=&quot;&quot;;[.E56];[.D57])" office:value-type="string" office:string-value="v" calcext:value-type="string">
            <text:p>v</text:p>
          </table:table-cell>
          <table:table-cell office:value-type="string" calcext:value-type="string">
            <text:p>divertir</text:p>
          </table:table-cell>
          <table:table-cell/>
          <table:table-cell office:value-type="string" calcext:value-type="string">
            <text:p>ct</text:p>
          </table:table-cell>
          <table:table-cell table:formula="of:=IF([.C57]=&quot;&quot;;&quot;&quot;;&quot;select &quot; &amp; [.A57] &amp; &quot;, '&quot; &amp; [.C57] &amp; &quot;', '&quot; &amp; [.D57] &amp; &quot;', '&quot; &amp; [.G57] &amp; &quot;', null &quot; &amp; IF([.F58]=&quot;&quot;;&quot;&quot;;&quot;union all&quot;))" office:value-type="string" office:string-value="select 23, 'amuse', 'v', '', null union all" calcext:value-type="string">
            <text:p>select 23, 'amuse', 'v', '', null union all</text:p>
          </table:table-cell>
          <table:table-cell table:formula="of:=&quot;select &quot; &amp;[.B57] &amp; &quot;, '&quot; &amp;[.F57] &amp; &quot;', '&quot; &amp; [.E57] &amp; &quot;', '&quot; &amp; [.H57] &amp; &quot;', null &quot; &amp; IF([.F58]=&quot;&quot;;&quot;&quot;;&quot;union all&quot;)" office:value-type="string" office:string-value="select 96, 'divertir', 'v', 'ct', null union all" calcext:value-type="string">
            <text:p>select 96, 'divertir', 'v', 'ct', null union all</text:p>
          </table:table-cell>
          <table:table-cell table:formula="of:=&quot;select &quot; &amp;[.A57]&amp;&quot;, &quot; &amp;[.B57]&amp;&quot;, null&quot; &amp; IF([.F58]=&quot;&quot;;&quot;&quot;;&quot; union all&quot;)" office:value-type="string" office:string-value="select 23, 96, null union all" calcext:value-type="string">
            <text:p>select 23, 96, null union all</text:p>
          </table:table-cell>
          <table:table-cell/>
        </table:table-row>
        <table:table-row table:style-name="ro1">
          <table:table-cell table:formula="of:=IF([.C58]=&quot;&quot;;[.A57];[.A57]+1)" office:value-type="float" office:value="23" calcext:value-type="float">
            <text:p>23</text:p>
          </table:table-cell>
          <table:table-cell table:formula="of:=[.B57]+1" office:value-type="float" office:value="97" calcext:value-type="float">
            <text:p>97</text:p>
          </table:table-cell>
          <table:table-cell table:number-columns-repeated="2"/>
          <table:table-cell table:formula="of:=IF([.D58]=&quot;&quot;;[.E57];[.D58])" office:value-type="string" office:string-value="v" calcext:value-type="string">
            <text:p>v</text:p>
          </table:table-cell>
          <table:table-cell office:value-type="string" calcext:value-type="string">
            <text:p>entretenir</text:p>
          </table:table-cell>
          <table:table-cell/>
          <table:table-cell office:value-type="string" calcext:value-type="string">
            <text:p>ct</text:p>
          </table:table-cell>
          <table:table-cell table:formula="of:=IF([.C58]=&quot;&quot;;&quot;&quot;;&quot;select &quot; &amp; [.A58] &amp; &quot;, '&quot; &amp; [.C58] &amp; &quot;', '&quot; &amp; [.D58] &amp; &quot;', '&quot; &amp; [.G58] &amp; &quot;', null &quot; &amp; IF([.F59]=&quot;&quot;;&quot;&quot;;&quot;union all&quot;))">
            <text:p/>
          </table:table-cell>
          <table:table-cell table:formula="of:=&quot;select &quot; &amp;[.B58] &amp; &quot;, '&quot; &amp;[.F58] &amp; &quot;', '&quot; &amp; [.E58] &amp; &quot;', '&quot; &amp; [.H58] &amp; &quot;', null &quot; &amp; IF([.F59]=&quot;&quot;;&quot;&quot;;&quot;union all&quot;)" office:value-type="string" office:string-value="select 97, 'entretenir', 'v', 'ct', null union all" calcext:value-type="string">
            <text:p>select 97, 'entretenir', 'v', 'ct', null union all</text:p>
          </table:table-cell>
          <table:table-cell table:formula="of:=&quot;select &quot; &amp;[.A58]&amp;&quot;, &quot; &amp;[.B58]&amp;&quot;, null&quot; &amp; IF([.F59]=&quot;&quot;;&quot;&quot;;&quot; union all&quot;)" office:value-type="string" office:string-value="select 23, 97, null union all" calcext:value-type="string">
            <text:p>select 23, 97, null union all</text:p>
          </table:table-cell>
          <table:table-cell/>
        </table:table-row>
        <table:table-row table:style-name="ro1">
          <table:table-cell table:formula="of:=IF([.C59]=&quot;&quot;;[.A58];[.A58]+1)" office:value-type="float" office:value="23" calcext:value-type="float">
            <text:p>23</text:p>
          </table:table-cell>
          <table:table-cell table:formula="of:=[.B58]+1" office:value-type="float" office:value="98" calcext:value-type="float">
            <text:p>98</text:p>
          </table:table-cell>
          <table:table-cell table:number-columns-repeated="2"/>
          <table:table-cell table:formula="of:=IF([.D59]=&quot;&quot;;[.E58];[.D59])" office:value-type="string" office:string-value="v" calcext:value-type="string">
            <text:p>v</text:p>
          </table:table-cell>
          <table:table-cell office:value-type="string" calcext:value-type="string">
            <text:p>entretener</text:p>
          </table:table-cell>
          <table:table-cell/>
          <table:table-cell office:value-type="string" calcext:value-type="string">
            <text:p>es</text:p>
          </table:table-cell>
          <table:table-cell table:formula="of:=IF([.C59]=&quot;&quot;;&quot;&quot;;&quot;select &quot; &amp; [.A59] &amp; &quot;, '&quot; &amp; [.C59] &amp; &quot;', '&quot; &amp; [.D59] &amp; &quot;', '&quot; &amp; [.G59] &amp; &quot;', null &quot; &amp; IF([.F60]=&quot;&quot;;&quot;&quot;;&quot;union all&quot;))">
            <text:p/>
          </table:table-cell>
          <table:table-cell table:formula="of:=&quot;select &quot; &amp;[.B59] &amp; &quot;, '&quot; &amp;[.F59] &amp; &quot;', '&quot; &amp; [.E59] &amp; &quot;', '&quot; &amp; [.H59] &amp; &quot;', null &quot; &amp; IF([.F60]=&quot;&quot;;&quot;&quot;;&quot;union all&quot;)" office:value-type="string" office:string-value="select 98, 'entretener', 'v', 'es', null union all" calcext:value-type="string">
            <text:p>select 98, 'entretener', 'v', 'es', null union all</text:p>
          </table:table-cell>
          <table:table-cell table:formula="of:=&quot;select &quot; &amp;[.A59]&amp;&quot;, &quot; &amp;[.B59]&amp;&quot;, null&quot; &amp; IF([.F60]=&quot;&quot;;&quot;&quot;;&quot; union all&quot;)" office:value-type="string" office:string-value="select 23, 98, null union all" calcext:value-type="string">
            <text:p>select 23, 98, null union all</text:p>
          </table:table-cell>
          <table:table-cell/>
        </table:table-row>
        <table:table-row table:style-name="ro1">
          <table:table-cell table:formula="of:=IF([.C60]=&quot;&quot;;[.A59];[.A59]+1)" office:value-type="float" office:value="24" calcext:value-type="float">
            <text:p>24</text:p>
          </table:table-cell>
          <table:table-cell table:formula="of:=[.B59]+1" office:value-type="float" office:value="99" calcext:value-type="float">
            <text:p>99</text:p>
          </table:table-cell>
          <table:table-cell office:value-type="string" calcext:value-type="string">
            <text:p>amused</text:p>
          </table:table-cell>
          <table:table-cell office:value-type="string" calcext:value-type="string">
            <text:p>adj</text:p>
          </table:table-cell>
          <table:table-cell table:formula="of:=IF([.D60]=&quot;&quot;;[.E59];[.D60])" office:value-type="string" office:string-value="adj" calcext:value-type="string">
            <text:p>adj</text:p>
          </table:table-cell>
          <table:table-cell office:value-type="string" calcext:value-type="string">
            <text:p>divertit</text:p>
          </table:table-cell>
          <table:table-cell/>
          <table:table-cell office:value-type="string" calcext:value-type="string">
            <text:p>ct</text:p>
          </table:table-cell>
          <table:table-cell table:formula="of:=IF([.C60]=&quot;&quot;;&quot;&quot;;&quot;select &quot; &amp; [.A60] &amp; &quot;, '&quot; &amp; [.C60] &amp; &quot;', '&quot; &amp; [.D60] &amp; &quot;', '&quot; &amp; [.G60] &amp; &quot;', null &quot; &amp; IF([.F61]=&quot;&quot;;&quot;&quot;;&quot;union all&quot;))" office:value-type="string" office:string-value="select 24, 'amused', 'adj', '', null union all" calcext:value-type="string">
            <text:p>select 24, 'amused', 'adj', '', null union all</text:p>
          </table:table-cell>
          <table:table-cell table:formula="of:=&quot;select &quot; &amp;[.B60] &amp; &quot;, '&quot; &amp;[.F60] &amp; &quot;', '&quot; &amp; [.E60] &amp; &quot;', '&quot; &amp; [.H60] &amp; &quot;', null &quot; &amp; IF([.F61]=&quot;&quot;;&quot;&quot;;&quot;union all&quot;)" office:value-type="string" office:string-value="select 99, 'divertit', 'adj', 'ct', null union all" calcext:value-type="string">
            <text:p>select 99, 'divertit', 'adj', 'ct', null union all</text:p>
          </table:table-cell>
          <table:table-cell table:formula="of:=&quot;select &quot; &amp;[.A60]&amp;&quot;, &quot; &amp;[.B60]&amp;&quot;, null&quot; &amp; IF([.F61]=&quot;&quot;;&quot;&quot;;&quot; union all&quot;)" office:value-type="string" office:string-value="select 24, 99, null union all" calcext:value-type="string">
            <text:p>select 24, 99, null union all</text:p>
          </table:table-cell>
          <table:table-cell/>
        </table:table-row>
        <table:table-row table:style-name="ro1">
          <table:table-cell table:formula="of:=IF([.C61]=&quot;&quot;;[.A60];[.A60]+1)" office:value-type="float" office:value="24" calcext:value-type="float">
            <text:p>24</text:p>
          </table:table-cell>
          <table:table-cell table:formula="of:=[.B60]+1" office:value-type="float" office:value="100" calcext:value-type="float">
            <text:p>100</text:p>
          </table:table-cell>
          <table:table-cell table:number-columns-repeated="2"/>
          <table:table-cell table:formula="of:=IF([.D61]=&quot;&quot;;[.E60];[.D61])" office:value-type="string" office:string-value="adj" calcext:value-type="string">
            <text:p>adj</text:p>
          </table:table-cell>
          <table:table-cell office:value-type="string" calcext:value-type="string">
            <text:p>entretingut</text:p>
          </table:table-cell>
          <table:table-cell/>
          <table:table-cell office:value-type="string" calcext:value-type="string">
            <text:p>ct</text:p>
          </table:table-cell>
          <table:table-cell table:formula="of:=IF([.C61]=&quot;&quot;;&quot;&quot;;&quot;select &quot; &amp; [.A61] &amp; &quot;, '&quot; &amp; [.C61] &amp; &quot;', '&quot; &amp; [.D61] &amp; &quot;', '&quot; &amp; [.G61] &amp; &quot;', null &quot; &amp; IF([.F62]=&quot;&quot;;&quot;&quot;;&quot;union all&quot;))">
            <text:p/>
          </table:table-cell>
          <table:table-cell table:formula="of:=&quot;select &quot; &amp;[.B61] &amp; &quot;, '&quot; &amp;[.F61] &amp; &quot;', '&quot; &amp; [.E61] &amp; &quot;', '&quot; &amp; [.H61] &amp; &quot;', null &quot; &amp; IF([.F62]=&quot;&quot;;&quot;&quot;;&quot;union all&quot;)" office:value-type="string" office:string-value="select 100, 'entretingut', 'adj', 'ct', null union all" calcext:value-type="string">
            <text:p>select 100, 'entretingut', 'adj', 'ct', null union all</text:p>
          </table:table-cell>
          <table:table-cell table:formula="of:=&quot;select &quot; &amp;[.A61]&amp;&quot;, &quot; &amp;[.B61]&amp;&quot;, null&quot; &amp; IF([.F62]=&quot;&quot;;&quot;&quot;;&quot; union all&quot;)" office:value-type="string" office:string-value="select 24, 100, null union all" calcext:value-type="string">
            <text:p>select 24, 100, null union all</text:p>
          </table:table-cell>
          <table:table-cell/>
        </table:table-row>
        <table:table-row table:style-name="ro1">
          <table:table-cell table:formula="of:=IF([.C62]=&quot;&quot;;[.A61];[.A61]+1)" office:value-type="float" office:value="25" calcext:value-type="float">
            <text:p>25</text:p>
          </table:table-cell>
          <table:table-cell table:formula="of:=[.B61]+1" office:value-type="float" office:value="101" calcext:value-type="float">
            <text:p>101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n</text:p>
          </table:table-cell>
          <table:table-cell table:formula="of:=IF([.D62]=&quot;&quot;;[.E61];[.D62])" office:value-type="string" office:string-value="n" calcext:value-type="string">
            <text:p>n</text:p>
          </table:table-cell>
          <table:table-cell office:value-type="string" calcext:value-type="string">
            <text:p>turmell</text:p>
          </table:table-cell>
          <table:table-cell/>
          <table:table-cell office:value-type="string" calcext:value-type="string">
            <text:p>ct</text:p>
          </table:table-cell>
          <table:table-cell table:formula="of:=IF([.C62]=&quot;&quot;;&quot;&quot;;&quot;select &quot; &amp; [.A62] &amp; &quot;, '&quot; &amp; [.C62] &amp; &quot;', '&quot; &amp; [.D62] &amp; &quot;', '&quot; &amp; [.G62] &amp; &quot;', null &quot; &amp; IF([.F63]=&quot;&quot;;&quot;&quot;;&quot;union all&quot;))" office:value-type="string" office:string-value="select 25, 'ankle', 'n', '', null union all" calcext:value-type="string">
            <text:p>select 25, 'ankle', 'n', '', null union all</text:p>
          </table:table-cell>
          <table:table-cell table:formula="of:=&quot;select &quot; &amp;[.B62] &amp; &quot;, '&quot; &amp;[.F62] &amp; &quot;', '&quot; &amp; [.E62] &amp; &quot;', '&quot; &amp; [.H62] &amp; &quot;', null &quot; &amp; IF([.F63]=&quot;&quot;;&quot;&quot;;&quot;union all&quot;)" office:value-type="string" office:string-value="select 101, 'turmell', 'n', 'ct', null union all" calcext:value-type="string">
            <text:p>select 101, 'turmell', 'n', 'ct', null union all</text:p>
          </table:table-cell>
          <table:table-cell table:formula="of:=&quot;select &quot; &amp;[.A62]&amp;&quot;, &quot; &amp;[.B62]&amp;&quot;, null&quot; &amp; IF([.F63]=&quot;&quot;;&quot;&quot;;&quot; union all&quot;)" office:value-type="string" office:string-value="select 25, 101, null union all" calcext:value-type="string">
            <text:p>select 25, 101, null union all</text:p>
          </table:table-cell>
          <table:table-cell/>
        </table:table-row>
        <table:table-row table:style-name="ro1">
          <table:table-cell table:formula="of:=IF([.C63]=&quot;&quot;;[.A62];[.A62]+1)" office:value-type="float" office:value="25" calcext:value-type="float">
            <text:p>25</text:p>
          </table:table-cell>
          <table:table-cell table:formula="of:=[.B62]+1" office:value-type="float" office:value="102" calcext:value-type="float">
            <text:p>102</text:p>
          </table:table-cell>
          <table:table-cell table:number-columns-repeated="2"/>
          <table:table-cell table:formula="of:=IF([.D63]=&quot;&quot;;[.E62];[.D63])" office:value-type="string" office:string-value="n" calcext:value-type="string">
            <text:p>n</text:p>
          </table:table-cell>
          <table:table-cell office:value-type="string" calcext:value-type="string">
            <text:p>tormell</text:p>
          </table:table-cell>
          <table:table-cell/>
          <table:table-cell office:value-type="string" calcext:value-type="string">
            <text:p>ct</text:p>
          </table:table-cell>
          <table:table-cell table:formula="of:=IF([.C63]=&quot;&quot;;&quot;&quot;;&quot;select &quot; &amp; [.A63] &amp; &quot;, '&quot; &amp; [.C63] &amp; &quot;', '&quot; &amp; [.D63] &amp; &quot;', '&quot; &amp; [.G63] &amp; &quot;', null &quot; &amp; IF([.F64]=&quot;&quot;;&quot;&quot;;&quot;union all&quot;))">
            <text:p/>
          </table:table-cell>
          <table:table-cell table:formula="of:=&quot;select &quot; &amp;[.B63] &amp; &quot;, '&quot; &amp;[.F63] &amp; &quot;', '&quot; &amp; [.E63] &amp; &quot;', '&quot; &amp; [.H63] &amp; &quot;', null &quot; &amp; IF([.F64]=&quot;&quot;;&quot;&quot;;&quot;union all&quot;)" office:value-type="string" office:string-value="select 102, 'tormell', 'n', 'ct', null union all" calcext:value-type="string">
            <text:p>select 102, 'tormell', 'n', 'ct', null union all</text:p>
          </table:table-cell>
          <table:table-cell table:formula="of:=&quot;select &quot; &amp;[.A63]&amp;&quot;, &quot; &amp;[.B63]&amp;&quot;, null&quot; &amp; IF([.F64]=&quot;&quot;;&quot;&quot;;&quot; union all&quot;)" office:value-type="string" office:string-value="select 25, 102, null union all" calcext:value-type="string">
            <text:p>select 25, 102, null union all</text:p>
          </table:table-cell>
          <table:table-cell/>
        </table:table-row>
        <table:table-row table:style-name="ro1">
          <table:table-cell table:formula="of:=IF([.C64]=&quot;&quot;;[.A63];[.A63]+1)" office:value-type="float" office:value="25" calcext:value-type="float">
            <text:p>25</text:p>
          </table:table-cell>
          <table:table-cell table:formula="of:=[.B63]+1" office:value-type="float" office:value="103" calcext:value-type="float">
            <text:p>103</text:p>
          </table:table-cell>
          <table:table-cell table:number-columns-repeated="2"/>
          <table:table-cell table:formula="of:=IF([.D64]=&quot;&quot;;[.E63];[.D64])" office:value-type="string" office:string-value="n" calcext:value-type="string">
            <text:p>n</text:p>
          </table:table-cell>
          <table:table-cell office:value-type="string" calcext:value-type="string">
            <text:p>tobillo</text:p>
          </table:table-cell>
          <table:table-cell/>
          <table:table-cell office:value-type="string" calcext:value-type="string">
            <text:p>es</text:p>
          </table:table-cell>
          <table:table-cell table:formula="of:=IF([.C64]=&quot;&quot;;&quot;&quot;;&quot;select &quot; &amp; [.A64] &amp; &quot;, '&quot; &amp; [.C64] &amp; &quot;', '&quot; &amp; [.D64] &amp; &quot;', '&quot; &amp; [.G64] &amp; &quot;', null &quot; &amp; IF([.F65]=&quot;&quot;;&quot;&quot;;&quot;union all&quot;))">
            <text:p/>
          </table:table-cell>
          <table:table-cell table:formula="of:=&quot;select &quot; &amp;[.B64] &amp; &quot;, '&quot; &amp;[.F64] &amp; &quot;', '&quot; &amp; [.E64] &amp; &quot;', '&quot; &amp; [.H64] &amp; &quot;', null &quot; &amp; IF([.F65]=&quot;&quot;;&quot;&quot;;&quot;union all&quot;)" office:value-type="string" office:string-value="select 103, 'tobillo', 'n', 'es', null union all" calcext:value-type="string">
            <text:p>select 103, 'tobillo', 'n', 'es', null union all</text:p>
          </table:table-cell>
          <table:table-cell table:formula="of:=&quot;select &quot; &amp;[.A64]&amp;&quot;, &quot; &amp;[.B64]&amp;&quot;, null&quot; &amp; IF([.F65]=&quot;&quot;;&quot;&quot;;&quot; union all&quot;)" office:value-type="string" office:string-value="select 25, 103, null union all" calcext:value-type="string">
            <text:p>select 25, 103, null union all</text:p>
          </table:table-cell>
          <table:table-cell/>
        </table:table-row>
        <table:table-row table:style-name="ro1">
          <table:table-cell table:formula="of:=IF([.C65]=&quot;&quot;;[.A64];[.A64]+1)" office:value-type="float" office:value="26" calcext:value-type="float">
            <text:p>26</text:p>
          </table:table-cell>
          <table:table-cell table:formula="of:=[.B64]+1" office:value-type="float" office:value="104" calcext:value-type="float">
            <text:p>104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</text:p>
          </table:table-cell>
          <table:table-cell table:formula="of:=IF([.D65]=&quot;&quot;;[.E64];[.D65])" office:value-type="string" office:string-value="n" calcext:value-type="string">
            <text:p>n</text:p>
          </table:table-cell>
          <table:table-cell office:value-type="string" calcext:value-type="string">
            <text:p>cita</text:p>
          </table:table-cell>
          <table:table-cell/>
          <table:table-cell office:value-type="string" calcext:value-type="string">
            <text:p>ct</text:p>
          </table:table-cell>
          <table:table-cell table:formula="of:=IF([.C65]=&quot;&quot;;&quot;&quot;;&quot;select &quot; &amp; [.A65] &amp; &quot;, '&quot; &amp; [.C65] &amp; &quot;', '&quot; &amp; [.D65] &amp; &quot;', '&quot; &amp; [.G65] &amp; &quot;', null &quot; &amp; IF([.F66]=&quot;&quot;;&quot;&quot;;&quot;union all&quot;))" office:value-type="string" office:string-value="select 26, 'appointment', 'n', '', null union all" calcext:value-type="string">
            <text:p>select 26, 'appointment', 'n', '', null union all</text:p>
          </table:table-cell>
          <table:table-cell table:formula="of:=&quot;select &quot; &amp;[.B65] &amp; &quot;, '&quot; &amp;[.F65] &amp; &quot;', '&quot; &amp; [.E65] &amp; &quot;', '&quot; &amp; [.H65] &amp; &quot;', null &quot; &amp; IF([.F66]=&quot;&quot;;&quot;&quot;;&quot;union all&quot;)" office:value-type="string" office:string-value="select 104, 'cita', 'n', 'ct', null union all" calcext:value-type="string">
            <text:p>select 104, 'cita', 'n', 'ct', null union all</text:p>
          </table:table-cell>
          <table:table-cell table:formula="of:=&quot;select &quot; &amp;[.A65]&amp;&quot;, &quot; &amp;[.B65]&amp;&quot;, null&quot; &amp; IF([.F66]=&quot;&quot;;&quot;&quot;;&quot; union all&quot;)" office:value-type="string" office:string-value="select 26, 104, null union all" calcext:value-type="string">
            <text:p>select 26, 104, null union all</text:p>
          </table:table-cell>
          <table:table-cell/>
        </table:table-row>
        <table:table-row table:style-name="ro1">
          <table:table-cell table:formula="of:=IF([.C66]=&quot;&quot;;[.A65];[.A65]+1)" office:value-type="float" office:value="26" calcext:value-type="float">
            <text:p>26</text:p>
          </table:table-cell>
          <table:table-cell table:formula="of:=[.B65]+1" office:value-type="float" office:value="105" calcext:value-type="float">
            <text:p>105</text:p>
          </table:table-cell>
          <table:table-cell table:number-columns-repeated="2"/>
          <table:table-cell table:formula="of:=IF([.D66]=&quot;&quot;;[.E65];[.D66])" office:value-type="string" office:string-value="n" calcext:value-type="string">
            <text:p>n</text:p>
          </table:table-cell>
          <table:table-cell office:value-type="string" calcext:value-type="string">
            <text:p>designació</text:p>
          </table:table-cell>
          <table:table-cell/>
          <table:table-cell office:value-type="string" calcext:value-type="string">
            <text:p>ct</text:p>
          </table:table-cell>
          <table:table-cell table:formula="of:=IF([.C66]=&quot;&quot;;&quot;&quot;;&quot;select &quot; &amp; [.A66] &amp; &quot;, '&quot; &amp; [.C66] &amp; &quot;', '&quot; &amp; [.D66] &amp; &quot;', '&quot; &amp; [.G66] &amp; &quot;', null &quot; &amp; IF([.F67]=&quot;&quot;;&quot;&quot;;&quot;union all&quot;))">
            <text:p/>
          </table:table-cell>
          <table:table-cell table:formula="of:=&quot;select &quot; &amp;[.B66] &amp; &quot;, '&quot; &amp;[.F66] &amp; &quot;', '&quot; &amp; [.E66] &amp; &quot;', '&quot; &amp; [.H66] &amp; &quot;', null &quot; &amp; IF([.F67]=&quot;&quot;;&quot;&quot;;&quot;union all&quot;)" office:value-type="string" office:string-value="select 105, 'designació', 'n', 'ct', null union all" calcext:value-type="string">
            <text:p>select 105, 'designació', 'n', 'ct', null union all</text:p>
          </table:table-cell>
          <table:table-cell table:formula="of:=&quot;select &quot; &amp;[.A66]&amp;&quot;, &quot; &amp;[.B66]&amp;&quot;, null&quot; &amp; IF([.F67]=&quot;&quot;;&quot;&quot;;&quot; union all&quot;)" office:value-type="string" office:string-value="select 26, 105, null union all" calcext:value-type="string">
            <text:p>select 26, 105, null union all</text:p>
          </table:table-cell>
          <table:table-cell/>
        </table:table-row>
        <table:table-row table:style-name="ro1">
          <table:table-cell table:formula="of:=IF([.C67]=&quot;&quot;;[.A66];[.A66]+1)" office:value-type="float" office:value="27" calcext:value-type="float">
            <text:p>27</text:p>
          </table:table-cell>
          <table:table-cell table:formula="of:=[.B66]+1" office:value-type="float" office:value="106" calcext:value-type="float">
            <text:p>106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n</text:p>
          </table:table-cell>
          <table:table-cell table:formula="of:=IF([.D67]=&quot;&quot;;[.E66];[.D67])" office:value-type="string" office:string-value="n" calcext:value-type="string">
            <text:p>n</text:p>
          </table:table-cell>
          <table:table-cell office:value-type="string" calcext:value-type="string">
            <text:p>enfoc</text:p>
          </table:table-cell>
          <table:table-cell/>
          <table:table-cell office:value-type="string" calcext:value-type="string">
            <text:p>ct</text:p>
          </table:table-cell>
          <table:table-cell table:formula="of:=IF([.C67]=&quot;&quot;;&quot;&quot;;&quot;select &quot; &amp; [.A67] &amp; &quot;, '&quot; &amp; [.C67] &amp; &quot;', '&quot; &amp; [.D67] &amp; &quot;', '&quot; &amp; [.G67] &amp; &quot;', null &quot; &amp; IF([.F68]=&quot;&quot;;&quot;&quot;;&quot;union all&quot;))" office:value-type="string" office:string-value="select 27, 'approach', 'n', '', null union all" calcext:value-type="string">
            <text:p>select 27, 'approach', 'n', '', null union all</text:p>
          </table:table-cell>
          <table:table-cell table:formula="of:=&quot;select &quot; &amp;[.B67] &amp; &quot;, '&quot; &amp;[.F67] &amp; &quot;', '&quot; &amp; [.E67] &amp; &quot;', '&quot; &amp; [.H67] &amp; &quot;', null &quot; &amp; IF([.F68]=&quot;&quot;;&quot;&quot;;&quot;union all&quot;)" office:value-type="string" office:string-value="select 106, 'enfoc', 'n', 'ct', null union all" calcext:value-type="string">
            <text:p>select 106, 'enfoc', 'n', 'ct', null union all</text:p>
          </table:table-cell>
          <table:table-cell table:formula="of:=&quot;select &quot; &amp;[.A67]&amp;&quot;, &quot; &amp;[.B67]&amp;&quot;, null&quot; &amp; IF([.F68]=&quot;&quot;;&quot;&quot;;&quot; union all&quot;)" office:value-type="string" office:string-value="select 27, 106, null union all" calcext:value-type="string">
            <text:p>select 27, 106, null union all</text:p>
          </table:table-cell>
          <table:table-cell/>
        </table:table-row>
        <table:table-row table:style-name="ro1">
          <table:table-cell table:formula="of:=IF([.C68]=&quot;&quot;;[.A67];[.A67]+1)" office:value-type="float" office:value="27" calcext:value-type="float">
            <text:p>27</text:p>
          </table:table-cell>
          <table:table-cell table:formula="of:=[.B67]+1" office:value-type="float" office:value="107" calcext:value-type="float">
            <text:p>107</text:p>
          </table:table-cell>
          <table:table-cell table:number-columns-repeated="2"/>
          <table:table-cell table:formula="of:=IF([.D68]=&quot;&quot;;[.E67];[.D68])" office:value-type="string" office:string-value="n" calcext:value-type="string">
            <text:p>n</text:p>
          </table:table-cell>
          <table:table-cell office:value-type="string" calcext:value-type="string">
            <text:p>aproximació</text:p>
          </table:table-cell>
          <table:table-cell/>
          <table:table-cell office:value-type="string" calcext:value-type="string">
            <text:p>ct</text:p>
          </table:table-cell>
          <table:table-cell table:formula="of:=IF([.C68]=&quot;&quot;;&quot;&quot;;&quot;select &quot; &amp; [.A68] &amp; &quot;, '&quot; &amp; [.C68] &amp; &quot;', '&quot; &amp; [.D68] &amp; &quot;', '&quot; &amp; [.G68] &amp; &quot;', null &quot; &amp; IF([.F69]=&quot;&quot;;&quot;&quot;;&quot;union all&quot;))">
            <text:p/>
          </table:table-cell>
          <table:table-cell table:formula="of:=&quot;select &quot; &amp;[.B68] &amp; &quot;, '&quot; &amp;[.F68] &amp; &quot;', '&quot; &amp; [.E68] &amp; &quot;', '&quot; &amp; [.H68] &amp; &quot;', null &quot; &amp; IF([.F69]=&quot;&quot;;&quot;&quot;;&quot;union all&quot;)" office:value-type="string" office:string-value="select 107, 'aproximació', 'n', 'ct', null union all" calcext:value-type="string">
            <text:p>select 107, 'aproximació', 'n', 'ct', null union all</text:p>
          </table:table-cell>
          <table:table-cell table:formula="of:=&quot;select &quot; &amp;[.A68]&amp;&quot;, &quot; &amp;[.B68]&amp;&quot;, null&quot; &amp; IF([.F69]=&quot;&quot;;&quot;&quot;;&quot; union all&quot;)" office:value-type="string" office:string-value="select 27, 107, null union all" calcext:value-type="string">
            <text:p>select 27, 107, null union all</text:p>
          </table:table-cell>
          <table:table-cell/>
        </table:table-row>
        <table:table-row table:style-name="ro1">
          <table:table-cell table:formula="of:=IF([.C69]=&quot;&quot;;[.A68];[.A68]+1)" office:value-type="float" office:value="28" calcext:value-type="float">
            <text:p>28</text:p>
          </table:table-cell>
          <table:table-cell table:formula="of:=[.B68]+1" office:value-type="float" office:value="108" calcext:value-type="float">
            <text:p>108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v</text:p>
          </table:table-cell>
          <table:table-cell table:formula="of:=IF([.D69]=&quot;&quot;;[.E68];[.D69])" office:value-type="string" office:string-value="v" calcext:value-type="string">
            <text:p>v</text:p>
          </table:table-cell>
          <table:table-cell office:value-type="string" calcext:value-type="string">
            <text:p>enfocar</text:p>
          </table:table-cell>
          <table:table-cell/>
          <table:table-cell office:value-type="string" calcext:value-type="string">
            <text:p>ct</text:p>
          </table:table-cell>
          <table:table-cell table:formula="of:=IF([.C69]=&quot;&quot;;&quot;&quot;;&quot;select &quot; &amp; [.A69] &amp; &quot;, '&quot; &amp; [.C69] &amp; &quot;', '&quot; &amp; [.D69] &amp; &quot;', '&quot; &amp; [.G69] &amp; &quot;', null &quot; &amp; IF([.F70]=&quot;&quot;;&quot;&quot;;&quot;union all&quot;))" office:value-type="string" office:string-value="select 28, 'approach', 'v', '', null union all" calcext:value-type="string">
            <text:p>select 28, 'approach', 'v', '', null union all</text:p>
          </table:table-cell>
          <table:table-cell table:formula="of:=&quot;select &quot; &amp;[.B69] &amp; &quot;, '&quot; &amp;[.F69] &amp; &quot;', '&quot; &amp; [.E69] &amp; &quot;', '&quot; &amp; [.H69] &amp; &quot;', null &quot; &amp; IF([.F70]=&quot;&quot;;&quot;&quot;;&quot;union all&quot;)" office:value-type="string" office:string-value="select 108, 'enfocar', 'v', 'ct', null union all" calcext:value-type="string">
            <text:p>select 108, 'enfocar', 'v', 'ct', null union all</text:p>
          </table:table-cell>
          <table:table-cell table:formula="of:=&quot;select &quot; &amp;[.A69]&amp;&quot;, &quot; &amp;[.B69]&amp;&quot;, null&quot; &amp; IF([.F70]=&quot;&quot;;&quot;&quot;;&quot; union all&quot;)" office:value-type="string" office:string-value="select 28, 108, null union all" calcext:value-type="string">
            <text:p>select 28, 108, null union all</text:p>
          </table:table-cell>
          <table:table-cell/>
        </table:table-row>
        <table:table-row table:style-name="ro1">
          <table:table-cell table:formula="of:=IF([.C70]=&quot;&quot;;[.A69];[.A69]+1)" office:value-type="float" office:value="28" calcext:value-type="float">
            <text:p>28</text:p>
          </table:table-cell>
          <table:table-cell table:formula="of:=[.B69]+1" office:value-type="float" office:value="109" calcext:value-type="float">
            <text:p>109</text:p>
          </table:table-cell>
          <table:table-cell table:number-columns-repeated="2"/>
          <table:table-cell table:formula="of:=IF([.D70]=&quot;&quot;;[.E69];[.D70])" office:value-type="string" office:string-value="v" calcext:value-type="string">
            <text:p>v</text:p>
          </table:table-cell>
          <table:table-cell office:value-type="string" calcext:value-type="string">
            <text:p>dirigir</text:p>
          </table:table-cell>
          <table:table-cell/>
          <table:table-cell office:value-type="string" calcext:value-type="string">
            <text:p>b</text:p>
          </table:table-cell>
          <table:table-cell table:formula="of:=IF([.C70]=&quot;&quot;;&quot;&quot;;&quot;select &quot; &amp; [.A70] &amp; &quot;, '&quot; &amp; [.C70] &amp; &quot;', '&quot; &amp; [.D70] &amp; &quot;', '&quot; &amp; [.G70] &amp; &quot;', null &quot; &amp; IF([.F71]=&quot;&quot;;&quot;&quot;;&quot;union all&quot;))">
            <text:p/>
          </table:table-cell>
          <table:table-cell table:formula="of:=&quot;select &quot; &amp;[.B70] &amp; &quot;, '&quot; &amp;[.F70] &amp; &quot;', '&quot; &amp; [.E70] &amp; &quot;', '&quot; &amp; [.H70] &amp; &quot;', null &quot; &amp; IF([.F71]=&quot;&quot;;&quot;&quot;;&quot;union all&quot;)" office:value-type="string" office:string-value="select 109, 'dirigir', 'v', 'b', null union all" calcext:value-type="string">
            <text:p>select 109, 'dirigir', 'v', 'b', null union all</text:p>
          </table:table-cell>
          <table:table-cell table:formula="of:=&quot;select &quot; &amp;[.A70]&amp;&quot;, &quot; &amp;[.B70]&amp;&quot;, null&quot; &amp; IF([.F71]=&quot;&quot;;&quot;&quot;;&quot; union all&quot;)" office:value-type="string" office:string-value="select 28, 109, null union all" calcext:value-type="string">
            <text:p>select 28, 109, null union all</text:p>
          </table:table-cell>
          <table:table-cell/>
        </table:table-row>
        <table:table-row table:style-name="ro1">
          <table:table-cell table:formula="of:=IF([.C71]=&quot;&quot;;[.A70];[.A70]+1)" office:value-type="float" office:value="29" calcext:value-type="float">
            <text:p>29</text:p>
          </table:table-cell>
          <table:table-cell table:formula="of:=[.B70]+1" office:value-type="float" office:value="110" calcext:value-type="float">
            <text:p>110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n</text:p>
          </table:table-cell>
          <table:table-cell table:formula="of:=IF([.D71]=&quot;&quot;;[.E70];[.D71])" office:value-type="string" office:string-value="n" calcext:value-type="string">
            <text:p>n</text:p>
          </table:table-cell>
          <table:table-cell office:value-type="string" calcext:value-type="string">
            <text:p>devantal</text:p>
          </table:table-cell>
          <table:table-cell/>
          <table:table-cell office:value-type="string" calcext:value-type="string">
            <text:p>ct</text:p>
          </table:table-cell>
          <table:table-cell table:formula="of:=IF([.C71]=&quot;&quot;;&quot;&quot;;&quot;select &quot; &amp; [.A71] &amp; &quot;, '&quot; &amp; [.C71] &amp; &quot;', '&quot; &amp; [.D71] &amp; &quot;', '&quot; &amp; [.G71] &amp; &quot;', null &quot; &amp; IF([.F72]=&quot;&quot;;&quot;&quot;;&quot;union all&quot;))" office:value-type="string" office:string-value="select 29, 'apron', 'n', '', null union all" calcext:value-type="string">
            <text:p>select 29, 'apron', 'n', '', null union all</text:p>
          </table:table-cell>
          <table:table-cell table:formula="of:=&quot;select &quot; &amp;[.B71] &amp; &quot;, '&quot; &amp;[.F71] &amp; &quot;', '&quot; &amp; [.E71] &amp; &quot;', '&quot; &amp; [.H71] &amp; &quot;', null &quot; &amp; IF([.F72]=&quot;&quot;;&quot;&quot;;&quot;union all&quot;)" office:value-type="string" office:string-value="select 110, 'devantal', 'n', 'ct', null union all" calcext:value-type="string">
            <text:p>select 110, 'devantal', 'n', 'ct', null union all</text:p>
          </table:table-cell>
          <table:table-cell table:formula="of:=&quot;select &quot; &amp;[.A71]&amp;&quot;, &quot; &amp;[.B71]&amp;&quot;, null&quot; &amp; IF([.F72]=&quot;&quot;;&quot;&quot;;&quot; union all&quot;)" office:value-type="string" office:string-value="select 29, 110, null union all" calcext:value-type="string">
            <text:p>select 29, 110, null union all</text:p>
          </table:table-cell>
          <table:table-cell/>
        </table:table-row>
        <table:table-row table:style-name="ro1">
          <table:table-cell table:formula="of:=IF([.C72]=&quot;&quot;;[.A71];[.A71]+1)" office:value-type="float" office:value="29" calcext:value-type="float">
            <text:p>29</text:p>
          </table:table-cell>
          <table:table-cell table:formula="of:=[.B71]+1" office:value-type="float" office:value="111" calcext:value-type="float">
            <text:p>111</text:p>
          </table:table-cell>
          <table:table-cell table:number-columns-repeated="2"/>
          <table:table-cell table:formula="of:=IF([.D72]=&quot;&quot;;[.E71];[.D72])" office:value-type="string" office:string-value="n" calcext:value-type="string">
            <text:p>n</text:p>
          </table:table-cell>
          <table:table-cell office:value-type="string" calcext:value-type="string">
            <text:p>delantal</text:p>
          </table:table-cell>
          <table:table-cell/>
          <table:table-cell office:value-type="string" calcext:value-type="string">
            <text:p>es</text:p>
          </table:table-cell>
          <table:table-cell table:formula="of:=IF([.C72]=&quot;&quot;;&quot;&quot;;&quot;select &quot; &amp; [.A72] &amp; &quot;, '&quot; &amp; [.C72] &amp; &quot;', '&quot; &amp; [.D72] &amp; &quot;', '&quot; &amp; [.G72] &amp; &quot;', null &quot; &amp; IF([.F73]=&quot;&quot;;&quot;&quot;;&quot;union all&quot;))">
            <text:p/>
          </table:table-cell>
          <table:table-cell table:formula="of:=&quot;select &quot; &amp;[.B72] &amp; &quot;, '&quot; &amp;[.F72] &amp; &quot;', '&quot; &amp; [.E72] &amp; &quot;', '&quot; &amp; [.H72] &amp; &quot;', null &quot; &amp; IF([.F73]=&quot;&quot;;&quot;&quot;;&quot;union all&quot;)" office:value-type="string" office:string-value="select 111, 'delantal', 'n', 'es', null union all" calcext:value-type="string">
            <text:p>select 111, 'delantal', 'n', 'es', null union all</text:p>
          </table:table-cell>
          <table:table-cell table:formula="of:=&quot;select &quot; &amp;[.A72]&amp;&quot;, &quot; &amp;[.B72]&amp;&quot;, null&quot; &amp; IF([.F73]=&quot;&quot;;&quot;&quot;;&quot; union all&quot;)" office:value-type="string" office:string-value="select 29, 111, null union all" calcext:value-type="string">
            <text:p>select 29, 111, null union all</text:p>
          </table:table-cell>
          <table:table-cell/>
        </table:table-row>
        <table:table-row table:style-name="ro1">
          <table:table-cell table:formula="of:=IF([.C73]=&quot;&quot;;[.A72];[.A72]+1)" office:value-type="float" office:value="30" calcext:value-type="float">
            <text:p>30</text:p>
          </table:table-cell>
          <table:table-cell table:formula="of:=[.B72]+1" office:value-type="float" office:value="112" calcext:value-type="float">
            <text:p>112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n</text:p>
          </table:table-cell>
          <table:table-cell table:formula="of:=IF([.D73]=&quot;&quot;;[.E72];[.D73])" office:value-type="string" office:string-value="n" calcext:value-type="string">
            <text:p>n</text:p>
          </table:table-cell>
          <table:table-cell office:value-type="string" calcext:value-type="string">
            <text:p>silló</text:p>
          </table:table-cell>
          <table:table-cell/>
          <table:table-cell office:value-type="string" calcext:value-type="string">
            <text:p>ct</text:p>
          </table:table-cell>
          <table:table-cell table:formula="of:=IF([.C73]=&quot;&quot;;&quot;&quot;;&quot;select &quot; &amp; [.A73] &amp; &quot;, '&quot; &amp; [.C73] &amp; &quot;', '&quot; &amp; [.D73] &amp; &quot;', '&quot; &amp; [.G73] &amp; &quot;', null &quot; &amp; IF([.F74]=&quot;&quot;;&quot;&quot;;&quot;union all&quot;))" office:value-type="string" office:string-value="select 30, 'armchair', 'n', '', null union all" calcext:value-type="string">
            <text:p>select 30, 'armchair', 'n', '', null union all</text:p>
          </table:table-cell>
          <table:table-cell table:formula="of:=&quot;select &quot; &amp;[.B73] &amp; &quot;, '&quot; &amp;[.F73] &amp; &quot;', '&quot; &amp; [.E73] &amp; &quot;', '&quot; &amp; [.H73] &amp; &quot;', null &quot; &amp; IF([.F74]=&quot;&quot;;&quot;&quot;;&quot;union all&quot;)" office:value-type="string" office:string-value="select 112, 'silló', 'n', 'ct', null union all" calcext:value-type="string">
            <text:p>select 112, 'silló', 'n', 'ct', null union all</text:p>
          </table:table-cell>
          <table:table-cell table:formula="of:=&quot;select &quot; &amp;[.A73]&amp;&quot;, &quot; &amp;[.B73]&amp;&quot;, null&quot; &amp; IF([.F74]=&quot;&quot;;&quot;&quot;;&quot; union all&quot;)" office:value-type="string" office:string-value="select 30, 112, null union all" calcext:value-type="string">
            <text:p>select 30, 112, null union all</text:p>
          </table:table-cell>
          <table:table-cell/>
        </table:table-row>
        <table:table-row table:style-name="ro1">
          <table:table-cell table:formula="of:=IF([.C74]=&quot;&quot;;[.A73];[.A73]+1)" office:value-type="float" office:value="30" calcext:value-type="float">
            <text:p>30</text:p>
          </table:table-cell>
          <table:table-cell table:formula="of:=[.B73]+1" office:value-type="float" office:value="113" calcext:value-type="float">
            <text:p>113</text:p>
          </table:table-cell>
          <table:table-cell table:number-columns-repeated="2"/>
          <table:table-cell table:formula="of:=IF([.D74]=&quot;&quot;;[.E73];[.D74])" office:value-type="string" office:string-value="n" calcext:value-type="string">
            <text:p>n</text:p>
          </table:table-cell>
          <table:table-cell office:value-type="string" calcext:value-type="string">
            <text:p>butaca</text:p>
          </table:table-cell>
          <table:table-cell/>
          <table:table-cell office:value-type="string" calcext:value-type="string">
            <text:p>b</text:p>
          </table:table-cell>
          <table:table-cell table:formula="of:=IF([.C74]=&quot;&quot;;&quot;&quot;;&quot;select &quot; &amp; [.A74] &amp; &quot;, '&quot; &amp; [.C74] &amp; &quot;', '&quot; &amp; [.D74] &amp; &quot;', '&quot; &amp; [.G74] &amp; &quot;', null &quot; &amp; IF([.F75]=&quot;&quot;;&quot;&quot;;&quot;union all&quot;))">
            <text:p/>
          </table:table-cell>
          <table:table-cell table:formula="of:=&quot;select &quot; &amp;[.B74] &amp; &quot;, '&quot; &amp;[.F74] &amp; &quot;', '&quot; &amp; [.E74] &amp; &quot;', '&quot; &amp; [.H74] &amp; &quot;', null &quot; &amp; IF([.F75]=&quot;&quot;;&quot;&quot;;&quot;union all&quot;)" office:value-type="string" office:string-value="select 113, 'butaca', 'n', 'b', null union all" calcext:value-type="string">
            <text:p>select 113, 'butaca', 'n', 'b', null union all</text:p>
          </table:table-cell>
          <table:table-cell table:formula="of:=&quot;select &quot; &amp;[.A74]&amp;&quot;, &quot; &amp;[.B74]&amp;&quot;, null&quot; &amp; IF([.F75]=&quot;&quot;;&quot;&quot;;&quot; union all&quot;)" office:value-type="string" office:string-value="select 30, 113, null union all" calcext:value-type="string">
            <text:p>select 30, 113, null union all</text:p>
          </table:table-cell>
          <table:table-cell/>
        </table:table-row>
        <table:table-row table:style-name="ro1">
          <table:table-cell table:formula="of:=IF([.C75]=&quot;&quot;;[.A74];[.A74]+1)" office:value-type="float" office:value="31" calcext:value-type="float">
            <text:p>31</text:p>
          </table:table-cell>
          <table:table-cell table:formula="of:=[.B74]+1" office:value-type="float" office:value="114" calcext:value-type="float">
            <text:p>114</text:p>
          </table:table-cell>
          <table:table-cell office:value-type="string" calcext:value-type="string">
            <text:p>arse</text:p>
          </table:table-cell>
          <table:table-cell office:value-type="string" calcext:value-type="string">
            <text:p>n</text:p>
          </table:table-cell>
          <table:table-cell table:formula="of:=IF([.D75]=&quot;&quot;;[.E74];[.D75])" office:value-type="string" office:string-value="n" calcext:value-type="string">
            <text:p>n</text:p>
          </table:table-cell>
          <table:table-cell office:value-type="string" calcext:value-type="string">
            <text:p>cul</text:p>
          </table:table-cell>
          <table:table-cell/>
          <table:table-cell office:value-type="string" calcext:value-type="string">
            <text:p>ct</text:p>
          </table:table-cell>
          <table:table-cell table:formula="of:=IF([.C75]=&quot;&quot;;&quot;&quot;;&quot;select &quot; &amp; [.A75] &amp; &quot;, '&quot; &amp; [.C75] &amp; &quot;', '&quot; &amp; [.D75] &amp; &quot;', '&quot; &amp; [.G75] &amp; &quot;', null &quot; &amp; IF([.F76]=&quot;&quot;;&quot;&quot;;&quot;union all&quot;))" office:value-type="string" office:string-value="select 31, 'arse', 'n', '', null union all" calcext:value-type="string">
            <text:p>select 31, 'arse', 'n', '', null union all</text:p>
          </table:table-cell>
          <table:table-cell table:formula="of:=&quot;select &quot; &amp;[.B75] &amp; &quot;, '&quot; &amp;[.F75] &amp; &quot;', '&quot; &amp; [.E75] &amp; &quot;', '&quot; &amp; [.H75] &amp; &quot;', null &quot; &amp; IF([.F76]=&quot;&quot;;&quot;&quot;;&quot;union all&quot;)" office:value-type="string" office:string-value="select 114, 'cul', 'n', 'ct', null union all" calcext:value-type="string">
            <text:p>select 114, 'cul', 'n', 'ct', null union all</text:p>
          </table:table-cell>
          <table:table-cell table:formula="of:=&quot;select &quot; &amp;[.A75]&amp;&quot;, &quot; &amp;[.B75]&amp;&quot;, null&quot; &amp; IF([.F76]=&quot;&quot;;&quot;&quot;;&quot; union all&quot;)" office:value-type="string" office:string-value="select 31, 114, null union all" calcext:value-type="string">
            <text:p>select 31, 114, null union all</text:p>
          </table:table-cell>
          <table:table-cell/>
        </table:table-row>
        <table:table-row table:style-name="ro1">
          <table:table-cell table:formula="of:=IF([.C76]=&quot;&quot;;[.A75];[.A75]+1)" office:value-type="float" office:value="31" calcext:value-type="float">
            <text:p>31</text:p>
          </table:table-cell>
          <table:table-cell table:formula="of:=[.B75]+1" office:value-type="float" office:value="115" calcext:value-type="float">
            <text:p>115</text:p>
          </table:table-cell>
          <table:table-cell table:number-columns-repeated="2"/>
          <table:table-cell table:formula="of:=IF([.D76]=&quot;&quot;;[.E75];[.D76])" office:value-type="string" office:string-value="n" calcext:value-type="string">
            <text:p>n</text:p>
          </table:table-cell>
          <table:table-cell office:value-type="string" calcext:value-type="string">
            <text:p>culo</text:p>
          </table:table-cell>
          <table:table-cell/>
          <table:table-cell office:value-type="string" calcext:value-type="string">
            <text:p>es</text:p>
          </table:table-cell>
          <table:table-cell table:formula="of:=IF([.C76]=&quot;&quot;;&quot;&quot;;&quot;select &quot; &amp; [.A76] &amp; &quot;, '&quot; &amp; [.C76] &amp; &quot;', '&quot; &amp; [.D76] &amp; &quot;', '&quot; &amp; [.G76] &amp; &quot;', null &quot; &amp; IF([.F77]=&quot;&quot;;&quot;&quot;;&quot;union all&quot;))">
            <text:p/>
          </table:table-cell>
          <table:table-cell table:formula="of:=&quot;select &quot; &amp;[.B76] &amp; &quot;, '&quot; &amp;[.F76] &amp; &quot;', '&quot; &amp; [.E76] &amp; &quot;', '&quot; &amp; [.H76] &amp; &quot;', null &quot; &amp; IF([.F77]=&quot;&quot;;&quot;&quot;;&quot;union all&quot;)" office:value-type="string" office:string-value="select 115, 'culo', 'n', 'es', null union all" calcext:value-type="string">
            <text:p>select 115, 'culo', 'n', 'es', null union all</text:p>
          </table:table-cell>
          <table:table-cell table:formula="of:=&quot;select &quot; &amp;[.A76]&amp;&quot;, &quot; &amp;[.B76]&amp;&quot;, null&quot; &amp; IF([.F77]=&quot;&quot;;&quot;&quot;;&quot; union all&quot;)" office:value-type="string" office:string-value="select 31, 115, null union all" calcext:value-type="string">
            <text:p>select 31, 115, null union all</text:p>
          </table:table-cell>
          <table:table-cell/>
        </table:table-row>
        <table:table-row table:style-name="ro1">
          <table:table-cell table:formula="of:=IF([.C77]=&quot;&quot;;[.A76];[.A76]+1)" office:value-type="float" office:value="32" calcext:value-type="float">
            <text:p>32</text:p>
          </table:table-cell>
          <table:table-cell table:formula="of:=[.B76]+1" office:value-type="float" office:value="116" calcext:value-type="float">
            <text:p>116</text:p>
          </table:table-cell>
          <table:table-cell office:value-type="string" calcext:value-type="string">
            <text:p>as if</text:p>
          </table:table-cell>
          <table:table-cell office:value-type="string" calcext:value-type="string">
            <text:p>con</text:p>
          </table:table-cell>
          <table:table-cell table:formula="of:=IF([.D77]=&quot;&quot;;[.E76];[.D77])" office:value-type="string" office:string-value="con" calcext:value-type="string">
            <text:p>con</text:p>
          </table:table-cell>
          <table:table-cell office:value-type="string" calcext:value-type="string">
            <text:p>com si</text:p>
          </table:table-cell>
          <table:table-cell/>
          <table:table-cell office:value-type="string" calcext:value-type="string">
            <text:p>ct</text:p>
          </table:table-cell>
          <table:table-cell table:formula="of:=IF([.C77]=&quot;&quot;;&quot;&quot;;&quot;select &quot; &amp; [.A77] &amp; &quot;, '&quot; &amp; [.C77] &amp; &quot;', '&quot; &amp; [.D77] &amp; &quot;', '&quot; &amp; [.G77] &amp; &quot;', null &quot; &amp; IF([.F78]=&quot;&quot;;&quot;&quot;;&quot;union all&quot;))" office:value-type="string" office:string-value="select 32, 'as if', 'con', '', null union all" calcext:value-type="string">
            <text:p>select 32, 'as if', 'con', '', null union all</text:p>
          </table:table-cell>
          <table:table-cell table:formula="of:=&quot;select &quot; &amp;[.B77] &amp; &quot;, '&quot; &amp;[.F77] &amp; &quot;', '&quot; &amp; [.E77] &amp; &quot;', '&quot; &amp; [.H77] &amp; &quot;', null &quot; &amp; IF([.F78]=&quot;&quot;;&quot;&quot;;&quot;union all&quot;)" office:value-type="string" office:string-value="select 116, 'com si', 'con', 'ct', null union all" calcext:value-type="string">
            <text:p>select 116, 'com si', 'con', 'ct', null union all</text:p>
          </table:table-cell>
          <table:table-cell table:formula="of:=&quot;select &quot; &amp;[.A77]&amp;&quot;, &quot; &amp;[.B77]&amp;&quot;, null&quot; &amp; IF([.F78]=&quot;&quot;;&quot;&quot;;&quot; union all&quot;)" office:value-type="string" office:string-value="select 32, 116, null union all" calcext:value-type="string">
            <text:p>select 32, 116, null union all</text:p>
          </table:table-cell>
          <table:table-cell/>
        </table:table-row>
        <table:table-row table:style-name="ro1">
          <table:table-cell table:formula="of:=IF([.C78]=&quot;&quot;;[.A77];[.A77]+1)" office:value-type="float" office:value="33" calcext:value-type="float">
            <text:p>33</text:p>
          </table:table-cell>
          <table:table-cell table:formula="of:=[.B77]+1" office:value-type="float" office:value="117" calcext:value-type="float">
            <text:p>117</text:p>
          </table:table-cell>
          <table:table-cell office:value-type="string" calcext:value-type="string">
            <text:p>as though</text:p>
          </table:table-cell>
          <table:table-cell office:value-type="string" calcext:value-type="string">
            <text:p>con</text:p>
          </table:table-cell>
          <table:table-cell table:formula="of:=IF([.D78]=&quot;&quot;;[.E77];[.D78])" office:value-type="string" office:string-value="con" calcext:value-type="string">
            <text:p>con</text:p>
          </table:table-cell>
          <table:table-cell office:value-type="string" calcext:value-type="string">
            <text:p>com si</text:p>
          </table:table-cell>
          <table:table-cell/>
          <table:table-cell office:value-type="string" calcext:value-type="string">
            <text:p>ct</text:p>
          </table:table-cell>
          <table:table-cell table:formula="of:=IF([.C78]=&quot;&quot;;&quot;&quot;;&quot;select &quot; &amp; [.A78] &amp; &quot;, '&quot; &amp; [.C78] &amp; &quot;', '&quot; &amp; [.D78] &amp; &quot;', '&quot; &amp; [.G78] &amp; &quot;', null &quot; &amp; IF([.F79]=&quot;&quot;;&quot;&quot;;&quot;union all&quot;))" office:value-type="string" office:string-value="select 33, 'as though', 'con', '', null union all" calcext:value-type="string">
            <text:p>select 33, 'as though', 'con', '', null union all</text:p>
          </table:table-cell>
          <table:table-cell table:formula="of:=&quot;select &quot; &amp;[.B78] &amp; &quot;, '&quot; &amp;[.F78] &amp; &quot;', '&quot; &amp; [.E78] &amp; &quot;', '&quot; &amp; [.H78] &amp; &quot;', null &quot; &amp; IF([.F79]=&quot;&quot;;&quot;&quot;;&quot;union all&quot;)" office:value-type="string" office:string-value="select 117, 'com si', 'con', 'ct', null union all" calcext:value-type="string">
            <text:p>select 117, 'com si', 'con', 'ct', null union all</text:p>
          </table:table-cell>
          <table:table-cell table:formula="of:=&quot;select &quot; &amp;[.A78]&amp;&quot;, &quot; &amp;[.B78]&amp;&quot;, null&quot; &amp; IF([.F79]=&quot;&quot;;&quot;&quot;;&quot; union all&quot;)" office:value-type="string" office:string-value="select 33, 117, null union all" calcext:value-type="string">
            <text:p>select 33, 117, null union all</text:p>
          </table:table-cell>
          <table:table-cell/>
        </table:table-row>
        <table:table-row table:style-name="ro1">
          <table:table-cell table:formula="of:=IF([.C79]=&quot;&quot;;[.A78];[.A78]+1)" office:value-type="float" office:value="34" calcext:value-type="float">
            <text:p>34</text:p>
          </table:table-cell>
          <table:table-cell table:formula="of:=[.B78]+1" office:value-type="float" office:value="118" calcext:value-type="float">
            <text:p>118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v</text:p>
          </table:table-cell>
          <table:table-cell table:formula="of:=IF([.D79]=&quot;&quot;;[.E78];[.D79])" office:value-type="string" office:string-value="v" calcext:value-type="string">
            <text:p>v</text:p>
          </table:table-cell>
          <table:table-cell office:value-type="string" calcext:value-type="string">
            <text:p>evaluar</text:p>
          </table:table-cell>
          <table:table-cell/>
          <table:table-cell office:value-type="string" calcext:value-type="string">
            <text:p>ct</text:p>
          </table:table-cell>
          <table:table-cell table:formula="of:=IF([.C79]=&quot;&quot;;&quot;&quot;;&quot;select &quot; &amp; [.A79] &amp; &quot;, '&quot; &amp; [.C79] &amp; &quot;', '&quot; &amp; [.D79] &amp; &quot;', '&quot; &amp; [.G79] &amp; &quot;', null &quot; &amp; IF([.F80]=&quot;&quot;;&quot;&quot;;&quot;union all&quot;))" office:value-type="string" office:string-value="select 34, 'assess', 'v', '', null union all" calcext:value-type="string">
            <text:p>select 34, 'assess', 'v', '', null union all</text:p>
          </table:table-cell>
          <table:table-cell table:formula="of:=&quot;select &quot; &amp;[.B79] &amp; &quot;, '&quot; &amp;[.F79] &amp; &quot;', '&quot; &amp; [.E79] &amp; &quot;', '&quot; &amp; [.H79] &amp; &quot;', null &quot; &amp; IF([.F80]=&quot;&quot;;&quot;&quot;;&quot;union all&quot;)" office:value-type="string" office:string-value="select 118, 'evaluar', 'v', 'ct', null union all" calcext:value-type="string">
            <text:p>select 118, 'evaluar', 'v', 'ct', null union all</text:p>
          </table:table-cell>
          <table:table-cell table:formula="of:=&quot;select &quot; &amp;[.A79]&amp;&quot;, &quot; &amp;[.B79]&amp;&quot;, null&quot; &amp; IF([.F80]=&quot;&quot;;&quot;&quot;;&quot; union all&quot;)" office:value-type="string" office:string-value="select 34, 118, null union all" calcext:value-type="string">
            <text:p>select 34, 118, null union all</text:p>
          </table:table-cell>
          <table:table-cell/>
        </table:table-row>
        <table:table-row table:style-name="ro1">
          <table:table-cell table:formula="of:=IF([.C80]=&quot;&quot;;[.A79];[.A79]+1)" office:value-type="float" office:value="34" calcext:value-type="float">
            <text:p>34</text:p>
          </table:table-cell>
          <table:table-cell table:formula="of:=[.B79]+1" office:value-type="float" office:value="119" calcext:value-type="float">
            <text:p>119</text:p>
          </table:table-cell>
          <table:table-cell table:number-columns-repeated="2"/>
          <table:table-cell table:formula="of:=IF([.D80]=&quot;&quot;;[.E79];[.D80])" office:value-type="string" office:string-value="v" calcext:value-type="string">
            <text:p>v</text:p>
          </table:table-cell>
          <table:table-cell office:value-type="string" calcext:value-type="string">
            <text:p>valorar</text:p>
          </table:table-cell>
          <table:table-cell/>
          <table:table-cell office:value-type="string" calcext:value-type="string">
            <text:p>ct</text:p>
          </table:table-cell>
          <table:table-cell table:formula="of:=IF([.C80]=&quot;&quot;;&quot;&quot;;&quot;select &quot; &amp; [.A80] &amp; &quot;, '&quot; &amp; [.C80] &amp; &quot;', '&quot; &amp; [.D80] &amp; &quot;', '&quot; &amp; [.G80] &amp; &quot;', null &quot; &amp; IF([.F81]=&quot;&quot;;&quot;&quot;;&quot;union all&quot;))">
            <text:p/>
          </table:table-cell>
          <table:table-cell table:formula="of:=&quot;select &quot; &amp;[.B80] &amp; &quot;, '&quot; &amp;[.F80] &amp; &quot;', '&quot; &amp; [.E80] &amp; &quot;', '&quot; &amp; [.H80] &amp; &quot;', null &quot; &amp; IF([.F81]=&quot;&quot;;&quot;&quot;;&quot;union all&quot;)" office:value-type="string" office:string-value="select 119, 'valorar', 'v', 'ct', null union all" calcext:value-type="string">
            <text:p>select 119, 'valorar', 'v', 'ct', null union all</text:p>
          </table:table-cell>
          <table:table-cell table:formula="of:=&quot;select &quot; &amp;[.A80]&amp;&quot;, &quot; &amp;[.B80]&amp;&quot;, null&quot; &amp; IF([.F81]=&quot;&quot;;&quot;&quot;;&quot; union all&quot;)" office:value-type="string" office:string-value="select 34, 119, null union all" calcext:value-type="string">
            <text:p>select 34, 119, null union all</text:p>
          </table:table-cell>
          <table:table-cell/>
        </table:table-row>
        <table:table-row table:style-name="ro1">
          <table:table-cell table:formula="of:=IF([.C81]=&quot;&quot;;[.A80];[.A80]+1)" office:value-type="float" office:value="35" calcext:value-type="float">
            <text:p>35</text:p>
          </table:table-cell>
          <table:table-cell table:formula="of:=[.B80]+1" office:value-type="float" office:value="120" calcext:value-type="float">
            <text:p>120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adv</text:p>
          </table:table-cell>
          <table:table-cell table:formula="of:=IF([.D81]=&quot;&quot;;[.E80];[.D81])" office:value-type="string" office:string-value="adv" calcext:value-type="string">
            <text:p>adv</text:p>
          </table:table-cell>
          <table:table-cell office:value-type="string" calcext:value-type="string">
            <text:p>almenys</text:p>
          </table:table-cell>
          <table:table-cell/>
          <table:table-cell office:value-type="string" calcext:value-type="string">
            <text:p>ct</text:p>
          </table:table-cell>
          <table:table-cell table:formula="of:=IF([.C81]=&quot;&quot;;&quot;&quot;;&quot;select &quot; &amp; [.A81] &amp; &quot;, '&quot; &amp; [.C81] &amp; &quot;', '&quot; &amp; [.D81] &amp; &quot;', '&quot; &amp; [.G81] &amp; &quot;', null &quot; &amp; IF([.F82]=&quot;&quot;;&quot;&quot;;&quot;union all&quot;))" office:value-type="string" office:string-value="select 35, 'at least', 'adv', '', null union all" calcext:value-type="string">
            <text:p>select 35, 'at least', 'adv', '', null union all</text:p>
          </table:table-cell>
          <table:table-cell table:formula="of:=&quot;select &quot; &amp;[.B81] &amp; &quot;, '&quot; &amp;[.F81] &amp; &quot;', '&quot; &amp; [.E81] &amp; &quot;', '&quot; &amp; [.H81] &amp; &quot;', null &quot; &amp; IF([.F82]=&quot;&quot;;&quot;&quot;;&quot;union all&quot;)" office:value-type="string" office:string-value="select 120, 'almenys', 'adv', 'ct', null union all" calcext:value-type="string">
            <text:p>select 120, 'almenys', 'adv', 'ct', null union all</text:p>
          </table:table-cell>
          <table:table-cell table:formula="of:=&quot;select &quot; &amp;[.A81]&amp;&quot;, &quot; &amp;[.B81]&amp;&quot;, null&quot; &amp; IF([.F82]=&quot;&quot;;&quot;&quot;;&quot; union all&quot;)" office:value-type="string" office:string-value="select 35, 120, null union all" calcext:value-type="string">
            <text:p>select 35, 120, null union all</text:p>
          </table:table-cell>
          <table:table-cell/>
        </table:table-row>
        <table:table-row table:style-name="ro1">
          <table:table-cell table:formula="of:=IF([.C82]=&quot;&quot;;[.A81];[.A81]+1)" office:value-type="float" office:value="35" calcext:value-type="float">
            <text:p>35</text:p>
          </table:table-cell>
          <table:table-cell table:formula="of:=[.B81]+1" office:value-type="float" office:value="121" calcext:value-type="float">
            <text:p>121</text:p>
          </table:table-cell>
          <table:table-cell table:number-columns-repeated="2"/>
          <table:table-cell table:formula="of:=IF([.D82]=&quot;&quot;;[.E81];[.D82])" office:value-type="string" office:string-value="adv" calcext:value-type="string">
            <text:p>adv</text:p>
          </table:table-cell>
          <table:table-cell office:value-type="string" calcext:value-type="string">
            <text:p>almenos</text:p>
          </table:table-cell>
          <table:table-cell/>
          <table:table-cell office:value-type="string" calcext:value-type="string">
            <text:p>es</text:p>
          </table:table-cell>
          <table:table-cell table:formula="of:=IF([.C82]=&quot;&quot;;&quot;&quot;;&quot;select &quot; &amp; [.A82] &amp; &quot;, '&quot; &amp; [.C82] &amp; &quot;', '&quot; &amp; [.D82] &amp; &quot;', '&quot; &amp; [.G82] &amp; &quot;', null &quot; &amp; IF([.F83]=&quot;&quot;;&quot;&quot;;&quot;union all&quot;))">
            <text:p/>
          </table:table-cell>
          <table:table-cell table:formula="of:=&quot;select &quot; &amp;[.B82] &amp; &quot;, '&quot; &amp;[.F82] &amp; &quot;', '&quot; &amp; [.E82] &amp; &quot;', '&quot; &amp; [.H82] &amp; &quot;', null &quot; &amp; IF([.F83]=&quot;&quot;;&quot;&quot;;&quot;union all&quot;)" office:value-type="string" office:string-value="select 121, 'almenos', 'adv', 'es', null union all" calcext:value-type="string">
            <text:p>select 121, 'almenos', 'adv', 'es', null union all</text:p>
          </table:table-cell>
          <table:table-cell table:formula="of:=&quot;select &quot; &amp;[.A82]&amp;&quot;, &quot; &amp;[.B82]&amp;&quot;, null&quot; &amp; IF([.F83]=&quot;&quot;;&quot;&quot;;&quot; union all&quot;)" office:value-type="string" office:string-value="select 35, 121, null union all" calcext:value-type="string">
            <text:p>select 35, 121, null union all</text:p>
          </table:table-cell>
          <table:table-cell/>
        </table:table-row>
        <table:table-row table:style-name="ro1">
          <table:table-cell table:formula="of:=IF([.C83]=&quot;&quot;;[.A82];[.A82]+1)" office:value-type="float" office:value="35" calcext:value-type="float">
            <text:p>35</text:p>
          </table:table-cell>
          <table:table-cell table:formula="of:=[.B82]+1" office:value-type="float" office:value="122" calcext:value-type="float">
            <text:p>122</text:p>
          </table:table-cell>
          <table:table-cell table:number-columns-repeated="2"/>
          <table:table-cell table:formula="of:=IF([.D83]=&quot;&quot;;[.E82];[.D83])" office:value-type="string" office:string-value="adv" calcext:value-type="string">
            <text:p>adv</text:p>
          </table:table-cell>
          <table:table-cell office:value-type="string" calcext:value-type="string">
            <text:p>por lo menos</text:p>
          </table:table-cell>
          <table:table-cell/>
          <table:table-cell office:value-type="string" calcext:value-type="string">
            <text:p>es</text:p>
          </table:table-cell>
          <table:table-cell table:formula="of:=IF([.C83]=&quot;&quot;;&quot;&quot;;&quot;select &quot; &amp; [.A83] &amp; &quot;, '&quot; &amp; [.C83] &amp; &quot;', '&quot; &amp; [.D83] &amp; &quot;', '&quot; &amp; [.G83] &amp; &quot;', null &quot; &amp; IF([.F84]=&quot;&quot;;&quot;&quot;;&quot;union all&quot;))">
            <text:p/>
          </table:table-cell>
          <table:table-cell table:formula="of:=&quot;select &quot; &amp;[.B83] &amp; &quot;, '&quot; &amp;[.F83] &amp; &quot;', '&quot; &amp; [.E83] &amp; &quot;', '&quot; &amp; [.H83] &amp; &quot;', null &quot; &amp; IF([.F84]=&quot;&quot;;&quot;&quot;;&quot;union all&quot;)" office:value-type="string" office:string-value="select 122, 'por lo menos', 'adv', 'es', null union all" calcext:value-type="string">
            <text:p>select 122, 'por lo menos', 'adv', 'es', null union all</text:p>
          </table:table-cell>
          <table:table-cell table:formula="of:=&quot;select &quot; &amp;[.A83]&amp;&quot;, &quot; &amp;[.B83]&amp;&quot;, null&quot; &amp; IF([.F84]=&quot;&quot;;&quot;&quot;;&quot; union all&quot;)" office:value-type="string" office:string-value="select 35, 122, null union all" calcext:value-type="string">
            <text:p>select 35, 122, null union all</text:p>
          </table:table-cell>
          <table:table-cell/>
        </table:table-row>
        <table:table-row table:style-name="ro1">
          <table:table-cell table:formula="of:=IF([.C84]=&quot;&quot;;[.A83];[.A83]+1)" office:value-type="float" office:value="35" calcext:value-type="float">
            <text:p>35</text:p>
          </table:table-cell>
          <table:table-cell table:formula="of:=[.B83]+1" office:value-type="float" office:value="123" calcext:value-type="float">
            <text:p>123</text:p>
          </table:table-cell>
          <table:table-cell table:number-columns-repeated="2"/>
          <table:table-cell table:formula="of:=IF([.D84]=&quot;&quot;;[.E83];[.D84])" office:value-type="string" office:string-value="adv" calcext:value-type="string">
            <text:p>adv</text:p>
          </table:table-cell>
          <table:table-cell office:value-type="string" calcext:value-type="string">
            <text:p>siquiera</text:p>
          </table:table-cell>
          <table:table-cell/>
          <table:table-cell office:value-type="string" calcext:value-type="string">
            <text:p>es</text:p>
          </table:table-cell>
          <table:table-cell table:formula="of:=IF([.C84]=&quot;&quot;;&quot;&quot;;&quot;select &quot; &amp; [.A84] &amp; &quot;, '&quot; &amp; [.C84] &amp; &quot;', '&quot; &amp; [.D84] &amp; &quot;', '&quot; &amp; [.G84] &amp; &quot;', null &quot; &amp; IF([.F85]=&quot;&quot;;&quot;&quot;;&quot;union all&quot;))">
            <text:p/>
          </table:table-cell>
          <table:table-cell table:formula="of:=&quot;select &quot; &amp;[.B84] &amp; &quot;, '&quot; &amp;[.F84] &amp; &quot;', '&quot; &amp; [.E84] &amp; &quot;', '&quot; &amp; [.H84] &amp; &quot;', null &quot; &amp; IF([.F85]=&quot;&quot;;&quot;&quot;;&quot;union all&quot;)" office:value-type="string" office:string-value="select 123, 'siquiera', 'adv', 'es', null union all" calcext:value-type="string">
            <text:p>select 123, 'siquiera', 'adv', 'es', null union all</text:p>
          </table:table-cell>
          <table:table-cell table:formula="of:=&quot;select &quot; &amp;[.A84]&amp;&quot;, &quot; &amp;[.B84]&amp;&quot;, null&quot; &amp; IF([.F85]=&quot;&quot;;&quot;&quot;;&quot; union all&quot;)" office:value-type="string" office:string-value="select 35, 123, null union all" calcext:value-type="string">
            <text:p>select 35, 123, null union all</text:p>
          </table:table-cell>
          <table:table-cell/>
        </table:table-row>
        <table:table-row table:style-name="ro1">
          <table:table-cell table:formula="of:=IF([.C85]=&quot;&quot;;[.A84];[.A84]+1)" office:value-type="float" office:value="36" calcext:value-type="float">
            <text:p>36</text:p>
          </table:table-cell>
          <table:table-cell table:formula="of:=[.B84]+1" office:value-type="float" office:value="124" calcext:value-type="float">
            <text:p>124</text:p>
          </table:table-cell>
          <table:table-cell office:value-type="string" calcext:value-type="string">
            <text:p>at once</text:p>
          </table:table-cell>
          <table:table-cell office:value-type="string" calcext:value-type="string">
            <text:p>con</text:p>
          </table:table-cell>
          <table:table-cell table:formula="of:=IF([.D85]=&quot;&quot;;[.E84];[.D85])" office:value-type="string" office:string-value="con" calcext:value-type="string">
            <text:p>con</text:p>
          </table:table-cell>
          <table:table-cell office:value-type="string" calcext:value-type="string">
            <text:p>de seguida</text:p>
          </table:table-cell>
          <table:table-cell/>
          <table:table-cell office:value-type="string" calcext:value-type="string">
            <text:p>ct</text:p>
          </table:table-cell>
          <table:table-cell table:formula="of:=IF([.C85]=&quot;&quot;;&quot;&quot;;&quot;select &quot; &amp; [.A85] &amp; &quot;, '&quot; &amp; [.C85] &amp; &quot;', '&quot; &amp; [.D85] &amp; &quot;', '&quot; &amp; [.G85] &amp; &quot;', null &quot; &amp; IF([.F86]=&quot;&quot;;&quot;&quot;;&quot;union all&quot;))" office:value-type="string" office:string-value="select 36, 'at once', 'con', '', null union all" calcext:value-type="string">
            <text:p>select 36, 'at once', 'con', '', null union all</text:p>
          </table:table-cell>
          <table:table-cell table:formula="of:=&quot;select &quot; &amp;[.B85] &amp; &quot;, '&quot; &amp;[.F85] &amp; &quot;', '&quot; &amp; [.E85] &amp; &quot;', '&quot; &amp; [.H85] &amp; &quot;', null &quot; &amp; IF([.F86]=&quot;&quot;;&quot;&quot;;&quot;union all&quot;)" office:value-type="string" office:string-value="select 124, 'de seguida', 'con', 'ct', null union all" calcext:value-type="string">
            <text:p>select 124, 'de seguida', 'con', 'ct', null union all</text:p>
          </table:table-cell>
          <table:table-cell table:formula="of:=&quot;select &quot; &amp;[.A85]&amp;&quot;, &quot; &amp;[.B85]&amp;&quot;, null&quot; &amp; IF([.F86]=&quot;&quot;;&quot;&quot;;&quot; union all&quot;)" office:value-type="string" office:string-value="select 36, 124, null union all" calcext:value-type="string">
            <text:p>select 36, 124, null union all</text:p>
          </table:table-cell>
          <table:table-cell/>
        </table:table-row>
        <table:table-row table:style-name="ro1">
          <table:table-cell table:formula="of:=IF([.C86]=&quot;&quot;;[.A85];[.A85]+1)" office:value-type="float" office:value="36" calcext:value-type="float">
            <text:p>36</text:p>
          </table:table-cell>
          <table:table-cell table:formula="of:=[.B85]+1" office:value-type="float" office:value="125" calcext:value-type="float">
            <text:p>125</text:p>
          </table:table-cell>
          <table:table-cell table:number-columns-repeated="2"/>
          <table:table-cell table:formula="of:=IF([.D86]=&quot;&quot;;[.E85];[.D86])" office:value-type="string" office:string-value="con" calcext:value-type="string">
            <text:p>con</text:p>
          </table:table-cell>
          <table:table-cell office:value-type="string" calcext:value-type="string">
            <text:p>immediatament</text:p>
          </table:table-cell>
          <table:table-cell/>
          <table:table-cell office:value-type="string" calcext:value-type="string">
            <text:p>ct</text:p>
          </table:table-cell>
          <table:table-cell table:formula="of:=IF([.C86]=&quot;&quot;;&quot;&quot;;&quot;select &quot; &amp; [.A86] &amp; &quot;, '&quot; &amp; [.C86] &amp; &quot;', '&quot; &amp; [.D86] &amp; &quot;', '&quot; &amp; [.G86] &amp; &quot;', null &quot; &amp; IF([.F87]=&quot;&quot;;&quot;&quot;;&quot;union all&quot;))">
            <text:p/>
          </table:table-cell>
          <table:table-cell table:formula="of:=&quot;select &quot; &amp;[.B86] &amp; &quot;, '&quot; &amp;[.F86] &amp; &quot;', '&quot; &amp; [.E86] &amp; &quot;', '&quot; &amp; [.H86] &amp; &quot;', null &quot; &amp; IF([.F87]=&quot;&quot;;&quot;&quot;;&quot;union all&quot;)" office:value-type="string" office:string-value="select 125, 'immediatament', 'con', 'ct', null union all" calcext:value-type="string">
            <text:p>select 125, 'immediatament', 'con', 'ct', null union all</text:p>
          </table:table-cell>
          <table:table-cell table:formula="of:=&quot;select &quot; &amp;[.A86]&amp;&quot;, &quot; &amp;[.B86]&amp;&quot;, null&quot; &amp; IF([.F87]=&quot;&quot;;&quot;&quot;;&quot; union all&quot;)" office:value-type="string" office:string-value="select 36, 125, null union all" calcext:value-type="string">
            <text:p>select 36, 125, null union all</text:p>
          </table:table-cell>
          <table:table-cell/>
        </table:table-row>
        <table:table-row table:style-name="ro1">
          <table:table-cell table:formula="of:=IF([.C87]=&quot;&quot;;[.A86];[.A86]+1)" office:value-type="float" office:value="37" calcext:value-type="float">
            <text:p>37</text:p>
          </table:table-cell>
          <table:table-cell table:formula="of:=[.B86]+1" office:value-type="float" office:value="126" calcext:value-type="float">
            <text:p>126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n</text:p>
          </table:table-cell>
          <table:table-cell table:formula="of:=IF([.D87]=&quot;&quot;;[.E86];[.D87])" office:value-type="string" office:string-value="n" calcext:value-type="string">
            <text:p>n</text:p>
          </table:table-cell>
          <table:table-cell office:value-type="string" calcext:value-type="string">
            <text:p>intent</text:p>
          </table:table-cell>
          <table:table-cell/>
          <table:table-cell office:value-type="string" calcext:value-type="string">
            <text:p>ct</text:p>
          </table:table-cell>
          <table:table-cell table:formula="of:=IF([.C87]=&quot;&quot;;&quot;&quot;;&quot;select &quot; &amp; [.A87] &amp; &quot;, '&quot; &amp; [.C87] &amp; &quot;', '&quot; &amp; [.D87] &amp; &quot;', '&quot; &amp; [.G87] &amp; &quot;', null &quot; &amp; IF([.F88]=&quot;&quot;;&quot;&quot;;&quot;union all&quot;))" office:value-type="string" office:string-value="select 37, 'attempt', 'n', '', null union all" calcext:value-type="string">
            <text:p>select 37, 'attempt', 'n', '', null union all</text:p>
          </table:table-cell>
          <table:table-cell table:formula="of:=&quot;select &quot; &amp;[.B87] &amp; &quot;, '&quot; &amp;[.F87] &amp; &quot;', '&quot; &amp; [.E87] &amp; &quot;', '&quot; &amp; [.H87] &amp; &quot;', null &quot; &amp; IF([.F88]=&quot;&quot;;&quot;&quot;;&quot;union all&quot;)" office:value-type="string" office:string-value="select 126, 'intent', 'n', 'ct', null union all" calcext:value-type="string">
            <text:p>select 126, 'intent', 'n', 'ct', null union all</text:p>
          </table:table-cell>
          <table:table-cell table:formula="of:=&quot;select &quot; &amp;[.A87]&amp;&quot;, &quot; &amp;[.B87]&amp;&quot;, null&quot; &amp; IF([.F88]=&quot;&quot;;&quot;&quot;;&quot; union all&quot;)" office:value-type="string" office:string-value="select 37, 126, null union all" calcext:value-type="string">
            <text:p>select 37, 126, null union all</text:p>
          </table:table-cell>
          <table:table-cell/>
        </table:table-row>
        <table:table-row table:style-name="ro1">
          <table:table-cell table:formula="of:=IF([.C88]=&quot;&quot;;[.A87];[.A87]+1)" office:value-type="float" office:value="37" calcext:value-type="float">
            <text:p>37</text:p>
          </table:table-cell>
          <table:table-cell table:formula="of:=[.B87]+1" office:value-type="float" office:value="127" calcext:value-type="float">
            <text:p>127</text:p>
          </table:table-cell>
          <table:table-cell table:number-columns-repeated="2"/>
          <table:table-cell table:formula="of:=IF([.D88]=&quot;&quot;;[.E87];[.D88])" office:value-type="string" office:string-value="n" calcext:value-type="string">
            <text:p>n</text:p>
          </table:table-cell>
          <table:table-cell office:value-type="string" calcext:value-type="string">
            <text:p>intento</text:p>
          </table:table-cell>
          <table:table-cell/>
          <table:table-cell office:value-type="string" calcext:value-type="string">
            <text:p>es</text:p>
          </table:table-cell>
          <table:table-cell table:formula="of:=IF([.C88]=&quot;&quot;;&quot;&quot;;&quot;select &quot; &amp; [.A88] &amp; &quot;, '&quot; &amp; [.C88] &amp; &quot;', '&quot; &amp; [.D88] &amp; &quot;', '&quot; &amp; [.G88] &amp; &quot;', null &quot; &amp; IF([.F89]=&quot;&quot;;&quot;&quot;;&quot;union all&quot;))">
            <text:p/>
          </table:table-cell>
          <table:table-cell table:formula="of:=&quot;select &quot; &amp;[.B88] &amp; &quot;, '&quot; &amp;[.F88] &amp; &quot;', '&quot; &amp; [.E88] &amp; &quot;', '&quot; &amp; [.H88] &amp; &quot;', null &quot; &amp; IF([.F89]=&quot;&quot;;&quot;&quot;;&quot;union all&quot;)" office:value-type="string" office:string-value="select 127, 'intento', 'n', 'es', null union all" calcext:value-type="string">
            <text:p>select 127, 'intento', 'n', 'es', null union all</text:p>
          </table:table-cell>
          <table:table-cell table:formula="of:=&quot;select &quot; &amp;[.A88]&amp;&quot;, &quot; &amp;[.B88]&amp;&quot;, null&quot; &amp; IF([.F89]=&quot;&quot;;&quot;&quot;;&quot; union all&quot;)" office:value-type="string" office:string-value="select 37, 127, null union all" calcext:value-type="string">
            <text:p>select 37, 127, null union all</text:p>
          </table:table-cell>
          <table:table-cell/>
        </table:table-row>
        <table:table-row table:style-name="ro1">
          <table:table-cell table:formula="of:=IF([.C89]=&quot;&quot;;[.A88];[.A88]+1)" office:value-type="float" office:value="38" calcext:value-type="float">
            <text:p>38</text:p>
          </table:table-cell>
          <table:table-cell table:formula="of:=[.B88]+1" office:value-type="float" office:value="128" calcext:value-type="float">
            <text:p>128</text:p>
          </table:table-cell>
          <table:table-cell office:value-type="string" calcext:value-type="string">
            <text:p>attend</text:p>
          </table:table-cell>
          <table:table-cell office:value-type="string" calcext:value-type="string">
            <text:p>v</text:p>
          </table:table-cell>
          <table:table-cell table:formula="of:=IF([.D89]=&quot;&quot;;[.E88];[.D89])" office:value-type="string" office:string-value="v" calcext:value-type="string">
            <text:p>v</text:p>
          </table:table-cell>
          <table:table-cell office:value-type="string" calcext:value-type="string">
            <text:p>atendre</text:p>
          </table:table-cell>
          <table:table-cell/>
          <table:table-cell office:value-type="string" calcext:value-type="string">
            <text:p>ct</text:p>
          </table:table-cell>
          <table:table-cell table:formula="of:=IF([.C89]=&quot;&quot;;&quot;&quot;;&quot;select &quot; &amp; [.A89] &amp; &quot;, '&quot; &amp; [.C89] &amp; &quot;', '&quot; &amp; [.D89] &amp; &quot;', '&quot; &amp; [.G89] &amp; &quot;', null &quot; &amp; IF([.F90]=&quot;&quot;;&quot;&quot;;&quot;union all&quot;))" office:value-type="string" office:string-value="select 38, 'attend', 'v', '', null union all" calcext:value-type="string">
            <text:p>select 38, 'attend', 'v', '', null union all</text:p>
          </table:table-cell>
          <table:table-cell table:formula="of:=&quot;select &quot; &amp;[.B89] &amp; &quot;, '&quot; &amp;[.F89] &amp; &quot;', '&quot; &amp; [.E89] &amp; &quot;', '&quot; &amp; [.H89] &amp; &quot;', null &quot; &amp; IF([.F90]=&quot;&quot;;&quot;&quot;;&quot;union all&quot;)" office:value-type="string" office:string-value="select 128, 'atendre', 'v', 'ct', null union all" calcext:value-type="string">
            <text:p>select 128, 'atendre', 'v', 'ct', null union all</text:p>
          </table:table-cell>
          <table:table-cell table:formula="of:=&quot;select &quot; &amp;[.A89]&amp;&quot;, &quot; &amp;[.B89]&amp;&quot;, null&quot; &amp; IF([.F90]=&quot;&quot;;&quot;&quot;;&quot; union all&quot;)" office:value-type="string" office:string-value="select 38, 128, null union all" calcext:value-type="string">
            <text:p>select 38, 128, null union all</text:p>
          </table:table-cell>
          <table:table-cell/>
        </table:table-row>
        <table:table-row table:style-name="ro1">
          <table:table-cell table:formula="of:=IF([.C90]=&quot;&quot;;[.A89];[.A89]+1)" office:value-type="float" office:value="38" calcext:value-type="float">
            <text:p>38</text:p>
          </table:table-cell>
          <table:table-cell table:formula="of:=[.B89]+1" office:value-type="float" office:value="129" calcext:value-type="float">
            <text:p>129</text:p>
          </table:table-cell>
          <table:table-cell table:number-columns-repeated="2"/>
          <table:table-cell table:formula="of:=IF([.D90]=&quot;&quot;;[.E89];[.D90])" office:value-type="string" office:string-value="v" calcext:value-type="string">
            <text:p>v</text:p>
          </table:table-cell>
          <table:table-cell office:value-type="string" calcext:value-type="string">
            <text:p>assistir</text:p>
          </table:table-cell>
          <table:table-cell/>
          <table:table-cell office:value-type="string" calcext:value-type="string">
            <text:p>ct</text:p>
          </table:table-cell>
          <table:table-cell table:formula="of:=IF([.C90]=&quot;&quot;;&quot;&quot;;&quot;select &quot; &amp; [.A90] &amp; &quot;, '&quot; &amp; [.C90] &amp; &quot;', '&quot; &amp; [.D90] &amp; &quot;', '&quot; &amp; [.G90] &amp; &quot;', null &quot; &amp; IF([.F91]=&quot;&quot;;&quot;&quot;;&quot;union all&quot;))">
            <text:p/>
          </table:table-cell>
          <table:table-cell table:formula="of:=&quot;select &quot; &amp;[.B90] &amp; &quot;, '&quot; &amp;[.F90] &amp; &quot;', '&quot; &amp; [.E90] &amp; &quot;', '&quot; &amp; [.H90] &amp; &quot;', null &quot; &amp; IF([.F91]=&quot;&quot;;&quot;&quot;;&quot;union all&quot;)" office:value-type="string" office:string-value="select 129, 'assistir', 'v', 'ct', null union all" calcext:value-type="string">
            <text:p>select 129, 'assistir', 'v', 'ct', null union all</text:p>
          </table:table-cell>
          <table:table-cell table:formula="of:=&quot;select &quot; &amp;[.A90]&amp;&quot;, &quot; &amp;[.B90]&amp;&quot;, null&quot; &amp; IF([.F91]=&quot;&quot;;&quot;&quot;;&quot; union all&quot;)" office:value-type="string" office:string-value="select 38, 129, null union all" calcext:value-type="string">
            <text:p>select 38, 129, null union all</text:p>
          </table:table-cell>
          <table:table-cell/>
        </table:table-row>
        <table:table-row table:style-name="ro1">
          <table:table-cell table:formula="of:=IF([.C91]=&quot;&quot;;[.A90];[.A90]+1)" office:value-type="float" office:value="39" calcext:value-type="float">
            <text:p>39</text:p>
          </table:table-cell>
          <table:table-cell table:formula="of:=[.B90]+1" office:value-type="float" office:value="130" calcext:value-type="float">
            <text:p>130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n</text:p>
          </table:table-cell>
          <table:table-cell table:formula="of:=IF([.D91]=&quot;&quot;;[.E90];[.D91])" office:value-type="string" office:string-value="n" calcext:value-type="string">
            <text:p>n</text:p>
          </table:table-cell>
          <table:table-cell office:value-type="string" calcext:value-type="string">
            <text:p>tieta</text:p>
          </table:table-cell>
          <table:table-cell/>
          <table:table-cell office:value-type="string" calcext:value-type="string">
            <text:p>ct</text:p>
          </table:table-cell>
          <table:table-cell table:formula="of:=IF([.C91]=&quot;&quot;;&quot;&quot;;&quot;select &quot; &amp; [.A91] &amp; &quot;, '&quot; &amp; [.C91] &amp; &quot;', '&quot; &amp; [.D91] &amp; &quot;', '&quot; &amp; [.G91] &amp; &quot;', null &quot; &amp; IF([.F92]=&quot;&quot;;&quot;&quot;;&quot;union all&quot;))" office:value-type="string" office:string-value="select 39, 'aunt', 'n', '', null union all" calcext:value-type="string">
            <text:p>select 39, 'aunt', 'n', '', null union all</text:p>
          </table:table-cell>
          <table:table-cell table:formula="of:=&quot;select &quot; &amp;[.B91] &amp; &quot;, '&quot; &amp;[.F91] &amp; &quot;', '&quot; &amp; [.E91] &amp; &quot;', '&quot; &amp; [.H91] &amp; &quot;', null &quot; &amp; IF([.F92]=&quot;&quot;;&quot;&quot;;&quot;union all&quot;)" office:value-type="string" office:string-value="select 130, 'tieta', 'n', 'ct', null union all" calcext:value-type="string">
            <text:p>select 130, 'tieta', 'n', 'ct', null union all</text:p>
          </table:table-cell>
          <table:table-cell table:formula="of:=&quot;select &quot; &amp;[.A91]&amp;&quot;, &quot; &amp;[.B91]&amp;&quot;, null&quot; &amp; IF([.F92]=&quot;&quot;;&quot;&quot;;&quot; union all&quot;)" office:value-type="string" office:string-value="select 39, 130, null union all" calcext:value-type="string">
            <text:p>select 39, 130, null union all</text:p>
          </table:table-cell>
          <table:table-cell/>
        </table:table-row>
        <table:table-row table:style-name="ro1">
          <table:table-cell table:formula="of:=IF([.C92]=&quot;&quot;;[.A91];[.A91]+1)" office:value-type="float" office:value="39" calcext:value-type="float">
            <text:p>39</text:p>
          </table:table-cell>
          <table:table-cell table:formula="of:=[.B91]+1" office:value-type="float" office:value="131" calcext:value-type="float">
            <text:p>131</text:p>
          </table:table-cell>
          <table:table-cell table:number-columns-repeated="2"/>
          <table:table-cell table:formula="of:=IF([.D92]=&quot;&quot;;[.E91];[.D92])" office:value-type="string" office:string-value="n" calcext:value-type="string">
            <text:p>n</text:p>
          </table:table-cell>
          <table:table-cell office:value-type="string" calcext:value-type="string">
            <text:p>tia</text:p>
          </table:table-cell>
          <table:table-cell/>
          <table:table-cell office:value-type="string" calcext:value-type="string">
            <text:p>b</text:p>
          </table:table-cell>
          <table:table-cell table:formula="of:=IF([.C92]=&quot;&quot;;&quot;&quot;;&quot;select &quot; &amp; [.A92] &amp; &quot;, '&quot; &amp; [.C92] &amp; &quot;', '&quot; &amp; [.D92] &amp; &quot;', '&quot; &amp; [.G92] &amp; &quot;', null &quot; &amp; IF([.F93]=&quot;&quot;;&quot;&quot;;&quot;union all&quot;))">
            <text:p/>
          </table:table-cell>
          <table:table-cell table:formula="of:=&quot;select &quot; &amp;[.B92] &amp; &quot;, '&quot; &amp;[.F92] &amp; &quot;', '&quot; &amp; [.E92] &amp; &quot;', '&quot; &amp; [.H92] &amp; &quot;', null &quot; &amp; IF([.F93]=&quot;&quot;;&quot;&quot;;&quot;union all&quot;)" office:value-type="string" office:string-value="select 131, 'tia', 'n', 'b', null union all" calcext:value-type="string">
            <text:p>select 131, 'tia', 'n', 'b', null union all</text:p>
          </table:table-cell>
          <table:table-cell table:formula="of:=&quot;select &quot; &amp;[.A92]&amp;&quot;, &quot; &amp;[.B92]&amp;&quot;, null&quot; &amp; IF([.F93]=&quot;&quot;;&quot;&quot;;&quot; union all&quot;)" office:value-type="string" office:string-value="select 39, 131, null union all" calcext:value-type="string">
            <text:p>select 39, 131, null union all</text:p>
          </table:table-cell>
          <table:table-cell/>
        </table:table-row>
        <table:table-row table:style-name="ro1">
          <table:table-cell table:formula="of:=IF([.C93]=&quot;&quot;;[.A92];[.A92]+1)" office:value-type="float" office:value="40" calcext:value-type="float">
            <text:p>40</text:p>
          </table:table-cell>
          <table:table-cell table:formula="of:=[.B92]+1" office:value-type="float" office:value="132" calcext:value-type="float">
            <text:p>132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v</text:p>
          </table:table-cell>
          <table:table-cell table:formula="of:=IF([.D93]=&quot;&quot;;[.E92];[.D93])" office:value-type="string" office:string-value="v" calcext:value-type="string">
            <text:p>v</text:p>
          </table:table-cell>
          <table:table-cell office:value-type="string" calcext:value-type="string">
            <text:p>evitar</text:p>
          </table:table-cell>
          <table:table-cell/>
          <table:table-cell office:value-type="string" calcext:value-type="string">
            <text:p>ct</text:p>
          </table:table-cell>
          <table:table-cell table:formula="of:=IF([.C93]=&quot;&quot;;&quot;&quot;;&quot;select &quot; &amp; [.A93] &amp; &quot;, '&quot; &amp; [.C93] &amp; &quot;', '&quot; &amp; [.D93] &amp; &quot;', '&quot; &amp; [.G93] &amp; &quot;', null &quot; &amp; IF([.F94]=&quot;&quot;;&quot;&quot;;&quot;union all&quot;))" office:value-type="string" office:string-value="select 40, 'avoid', 'v', '', null " calcext:value-type="string">
            <text:p>select 40, 'avoid', 'v', '', null </text:p>
          </table:table-cell>
          <table:table-cell table:formula="of:=&quot;select &quot; &amp;[.B93] &amp; &quot;, '&quot; &amp;[.F93] &amp; &quot;', '&quot; &amp; [.E93] &amp; &quot;', '&quot; &amp; [.H93] &amp; &quot;', null &quot; &amp; IF([.F94]=&quot;&quot;;&quot;&quot;;&quot;union all&quot;)" office:value-type="string" office:string-value="select 132, 'evitar', 'v', 'ct', null " calcext:value-type="string">
            <text:p>select 132, 'evitar', 'v', 'ct', null </text:p>
          </table:table-cell>
          <table:table-cell table:formula="of:=&quot;select &quot; &amp;[.A93]&amp;&quot;, &quot; &amp;[.B93]&amp;&quot;, null&quot; &amp; IF([.F94]=&quot;&quot;;&quot;&quot;;&quot; union all&quot;)" office:value-type="string" office:string-value="select 40, 132, null" calcext:value-type="string">
            <text:p>select 40, 132, null</text:p>
          </table:table-cell>
          <table:table-cell/>
        </table:table-row>
      </table:table>
      <table:table table:name="Sheet2" table:style-name="ta1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ccomplis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onseguir, lograr, cumplir, realizar</text:p>
          </table:table-cell>
          <table:table-cell/>
          <table:table-cell table:formula="of:=&quot;select 1, '&quot;&amp;[.A2]&amp;&quot;', '&quot;&amp;[.B2]&amp;&quot;', 'en', null, '&quot;&amp;[.C2]&amp;&quot;', 0, 0 &quot; &amp; IF([.C3]=&quot;&quot;;&quot;&quot;;&quot;union all&quot;)" office:value-type="string" office:string-value="select 1, 'accomplish', 'V', 'en', null, 'aconseguir, lograr, cumplir, realizar', 0, 0 union all" calcext:value-type="string">
            <text:p>select 1, 'accomplish', 'V', 'en', null, 'aconseguir, lograr, cumplir, realizar', 0, 0 union all</text:p>
          </table:table-cell>
        </table:table-row>
        <table:table-row table:style-name="ro1">
          <table:table-cell office:value-type="string" calcext:value-type="string">
            <text:p>ac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, dolor</text:p>
          </table:table-cell>
          <table:table-cell/>
          <table:table-cell table:formula="of:=&quot;select 1, '&quot;&amp;[.A3]&amp;&quot;', '&quot;&amp;[.B3]&amp;&quot;', 'en', null, '&quot;&amp;[.C3]&amp;&quot;', 0, 0 &quot; &amp; IF([.C4]=&quot;&quot;;&quot;&quot;;&quot;union all&quot;)" office:value-type="string" office:string-value="select 1, 'ache', 'N', 'en', null, 'mal, dolor', 0, 0 union all" calcext:value-type="string">
            <text:p>select 1, 'ache', 'N', 'en', null, 'mal, dolor', 0, 0 union all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onèixer, reconocer</text:p>
          </table:table-cell>
          <table:table-cell/>
          <table:table-cell table:formula="of:=&quot;select 1, '&quot;&amp;[.A4]&amp;&quot;', '&quot;&amp;[.B4]&amp;&quot;', 'en', null, '&quot;&amp;[.C4]&amp;&quot;', 0, 0 &quot; &amp; IF([.C5]=&quot;&quot;;&quot;&quot;;&quot;union all&quot;)" office:value-type="string" office:string-value="select 1, 'acknowledge', 'V', 'en', null, 'reconèixer, reconocer', 0, 0 union all" calcext:value-type="string">
            <text:p>select 1, 'acknowledge', 'V', 'en', null, 'reconèixer, reconocer', 0, 0 union all</text:p>
          </table:table-cell>
        </table:table-row>
        <table:table-row table:style-name="ro1">
          <table:table-cell office:value-type="string" calcext:value-type="string">
            <text:p>acor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, bellota</text:p>
          </table:table-cell>
          <table:table-cell/>
          <table:table-cell table:formula="of:=&quot;select 1, '&quot;&amp;[.A5]&amp;&quot;', '&quot;&amp;[.B5]&amp;&quot;', 'en', null, '&quot;&amp;[.C5]&amp;&quot;', 0, 0 &quot; &amp; IF([.C6]=&quot;&quot;;&quot;&quot;;&quot;union all&quot;)" office:value-type="string" office:string-value="select 1, 'acorn', 'N', 'en', null, 'gla, bellota', 0, 0 union all" calcext:value-type="string">
            <text:p>select 1, 'acorn', 'N', 'en', null, 'gla, bellota', 0, 0 union all</text:p>
          </table:table-cell>
        </table:table-row>
        <table:table-row table:style-name="ro1">
          <table:table-cell office:value-type="string" calcext:value-type="string">
            <text:p>ac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ctaria, hectarees, hectàries, hectáreas</text:p>
          </table:table-cell>
          <table:table-cell/>
          <table:table-cell table:formula="of:=&quot;select 1, '&quot;&amp;[.A6]&amp;&quot;', '&quot;&amp;[.B6]&amp;&quot;', 'en', null, '&quot;&amp;[.C6]&amp;&quot;', 0, 0 &quot; &amp; IF([.C7]=&quot;&quot;;&quot;&quot;;&quot;union all&quot;)" office:value-type="string" office:string-value="select 1, 'acres', 'N', 'en', null, 'hectaria, hectarees, hectàries, hectáreas', 0, 0 union all" calcext:value-type="string">
            <text:p>select 1, 'acres', 'N', 'en', null, 'hectaria, hectarees, hectàries, hectáreas', 0, 0 union all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n realitat, de fet</text:p>
          </table:table-cell>
          <table:table-cell/>
          <table:table-cell table:formula="of:=&quot;select 1, '&quot;&amp;[.A7]&amp;&quot;', '&quot;&amp;[.B7]&amp;&quot;', 'en', null, '&quot;&amp;[.C7]&amp;&quot;', 0, 0 &quot; &amp; IF([.C8]=&quot;&quot;;&quot;&quot;;&quot;union all&quot;)" office:value-type="string" office:string-value="select 1, 'actually', 'Adv', 'en', null, 'en realitat, de fet', 0, 0 union all" calcext:value-type="string">
            <text:p>select 1, 'actually', 'Adv', 'en', null, 'en realitat, de fet', 0, 0 union all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rigir, tractar, resoldre, solucionar</text:p>
          </table:table-cell>
          <table:table-cell/>
          <table:table-cell table:formula="of:=&quot;select 1, '&quot;&amp;[.A8]&amp;&quot;', '&quot;&amp;[.B8]&amp;&quot;', 'en', null, '&quot;&amp;[.C8]&amp;&quot;', 0, 0 &quot; &amp; IF([.C9]=&quot;&quot;;&quot;&quot;;&quot;union all&quot;)" office:value-type="string" office:string-value="select 1, 'address', 'V', 'en', null, 'dirigir, tractar, resoldre, solucionar', 0, 0 union all" calcext:value-type="string">
            <text:p>select 1, 'address', 'V', 'en', null, 'dirigir, tractar, resoldre, solucionar', 0, 0 union all</text:p>
          </table:table-cell>
        </table:table-row>
        <table:table-row table:style-name="ro1">
          <table:table-cell office:value-type="string" calcext:value-type="string">
            <text:p>advertis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unci, anuncio, publicitat</text:p>
          </table:table-cell>
          <table:table-cell/>
          <table:table-cell table:formula="of:=&quot;select 1, '&quot;&amp;[.A9]&amp;&quot;', '&quot;&amp;[.B9]&amp;&quot;', 'en', null, '&quot;&amp;[.C9]&amp;&quot;', 0, 0 &quot; &amp; IF([.C10]=&quot;&quot;;&quot;&quot;;&quot;union all&quot;)" office:value-type="string" office:string-value="select 1, 'advertisement', 'N', 'en', null, 'anunci, anuncio, publicitat', 0, 0 union all" calcext:value-type="string">
            <text:p>select 1, 'advertisement', 'N', 'en', null, 'anunci, anuncio, publicitat', 0, 0 union all</text:p>
          </table:table-cell>
        </table:table-row>
        <table:table-row table:style-name="ro1">
          <table:table-cell office:value-type="string" calcext:value-type="string">
            <text:p>advi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onsellar</text:p>
          </table:table-cell>
          <table:table-cell/>
          <table:table-cell table:formula="of:=&quot;select 1, '&quot;&amp;[.A10]&amp;&quot;', '&quot;&amp;[.B10]&amp;&quot;', 'en', null, '&quot;&amp;[.C10]&amp;&quot;', 0, 0 &quot; &amp; IF([.C11]=&quot;&quot;;&quot;&quot;;&quot;union all&quot;)" office:value-type="string" office:string-value="select 1, 'advise', 'V', 'en', null, 'aconsellar', 0, 0 union all" calcext:value-type="string">
            <text:p>select 1, 'advise', 'V', 'en', null, 'aconsellar', 0, 0 union all</text:p>
          </table:table-cell>
        </table:table-row>
        <table:table-row table:style-name="ro1">
          <table:table-cell office:value-type="string" calcext:value-type="string">
            <text:p>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juda, auxili, ayuda, asistencia</text:p>
          </table:table-cell>
          <table:table-cell/>
          <table:table-cell table:formula="of:=&quot;select 1, '&quot;&amp;[.A11]&amp;&quot;', '&quot;&amp;[.B11]&amp;&quot;', 'en', null, '&quot;&amp;[.C11]&amp;&quot;', 0, 0 &quot; &amp; IF([.C12]=&quot;&quot;;&quot;&quot;;&quot;union all&quot;)" office:value-type="string" office:string-value="select 1, 'aid', 'N', 'en', null, 'ajuda, auxili, ayuda, asistencia', 0, 0 union all" calcext:value-type="string">
            <text:p>select 1, 'aid', 'N', 'en', null, 'ajuda, auxili, ayuda, asistencia', 0, 0 union all</text:p>
          </table:table-cell>
        </table:table-row>
        <table:table-row table:style-name="ro1">
          <table:table-cell office:value-type="string" calcext:value-type="string">
            <text:p>a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judant, ayudante</text:p>
          </table:table-cell>
          <table:table-cell/>
          <table:table-cell table:formula="of:=&quot;select 1, '&quot;&amp;[.A12]&amp;&quot;', '&quot;&amp;[.B12]&amp;&quot;', 'en', null, '&quot;&amp;[.C12]&amp;&quot;', 0, 0 &quot; &amp; IF([.C13]=&quot;&quot;;&quot;&quot;;&quot;union all&quot;)" office:value-type="string" office:string-value="select 1, 'aide', 'N', 'en', null, 'ajudant, ayudante', 0, 0 union all" calcext:value-type="string">
            <text:p>select 1, 'aide', 'N', 'en', null, 'ajudant, ayudante', 0, 0 union all</text:p>
          </table:table-cell>
        </table:table-row>
        <table:table-row table:style-name="ro1">
          <table:table-cell office:value-type="string" calcext:value-type="string">
            <text:p>a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jectiu</text:p>
          </table:table-cell>
          <table:table-cell/>
          <table:table-cell table:formula="of:=&quot;select 1, '&quot;&amp;[.A13]&amp;&quot;', '&quot;&amp;[.B13]&amp;&quot;', 'en', null, '&quot;&amp;[.C13]&amp;&quot;', 0, 0 &quot; &amp; IF([.C14]=&quot;&quot;;&quot;&quot;;&quot;union all&quot;)" office:value-type="string" office:string-value="select 1, 'aim', 'N', 'en', null, 'objectiu', 0, 0 union all" calcext:value-type="string">
            <text:p>select 1, 'aim', 'N', 'en', null, 'objectiu', 0, 0 union all</text:p>
          </table:table-cell>
        </table:table-row>
        <table:table-row table:style-name="ro1">
          <table:table-cell office:value-type="string" calcext:value-type="string">
            <text:p>ai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etendre, apuntar a un objectiu, dirigir-se</text:p>
          </table:table-cell>
          <table:table-cell/>
          <table:table-cell table:formula="of:=&quot;select 1, '&quot;&amp;[.A14]&amp;&quot;', '&quot;&amp;[.B14]&amp;&quot;', 'en', null, '&quot;&amp;[.C14]&amp;&quot;', 0, 0 &quot; &amp; IF([.C15]=&quot;&quot;;&quot;&quot;;&quot;union all&quot;)" office:value-type="string" office:string-value="select 1, 'aim', 'V', 'en', null, 'pretendre, apuntar a un objectiu, dirigir-se', 0, 0 union all" calcext:value-type="string">
            <text:p>select 1, 'aim', 'V', 'en', null, 'pretendre, apuntar a un objectiu, dirigir-se', 0, 0 union all</text:p>
          </table:table-cell>
        </table:table-row>
        <table:table-row table:style-name="ro1">
          <table:table-cell office:value-type="string" calcext:value-type="string">
            <text:p>aligh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errisar, aterrar</text:p>
          </table:table-cell>
          <table:table-cell/>
          <table:table-cell table:formula="of:=&quot;select 1, '&quot;&amp;[.A15]&amp;&quot;', '&quot;&amp;[.B15]&amp;&quot;', 'en', null, '&quot;&amp;[.C15]&amp;&quot;', 0, 0 &quot; &amp; IF([.C16]=&quot;&quot;;&quot;&quot;;&quot;union all&quot;)" office:value-type="string" office:string-value="select 1, 'alight', 'V', 'en', null, 'aterrisar, aterrar', 0, 0 union all" calcext:value-type="string">
            <text:p>select 1, 'alight', 'V', 'en', null, 'aterrisar, aterrar', 0, 0 union all</text:p>
          </table:table-cell>
        </table:table-row>
        <table:table-row table:style-name="ro1">
          <table:table-cell office:value-type="string" calcext:value-type="string">
            <text:p>alik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gualment</text:p>
          </table:table-cell>
          <table:table-cell/>
          <table:table-cell table:formula="of:=&quot;select 1, '&quot;&amp;[.A16]&amp;&quot;', '&quot;&amp;[.B16]&amp;&quot;', 'en', null, '&quot;&amp;[.C16]&amp;&quot;', 0, 0 &quot; &amp; IF([.C17]=&quot;&quot;;&quot;&quot;;&quot;union all&quot;)" office:value-type="string" office:string-value="select 1, 'alike', 'Adv', 'en', null, 'igualment', 0, 0 union all" calcext:value-type="string">
            <text:p>select 1, 'alike', 'Adv', 'en', null, 'igualment', 0, 0 union all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reró</text:p>
          </table:table-cell>
          <table:table-cell/>
          <table:table-cell table:formula="of:=&quot;select 1, '&quot;&amp;[.A17]&amp;&quot;', '&quot;&amp;[.B17]&amp;&quot;', 'en', null, '&quot;&amp;[.C17]&amp;&quot;', 0, 0 &quot; &amp; IF([.C18]=&quot;&quot;;&quot;&quot;;&quot;union all&quot;)" office:value-type="string" office:string-value="select 1, 'alley', 'N', 'en', null, 'carreró', 0, 0 union all" calcext:value-type="string">
            <text:p>select 1, 'alley', 'N', 'en', null, 'carreró', 0, 0 union all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etlla, almendra</text:p>
          </table:table-cell>
          <table:table-cell/>
          <table:table-cell table:formula="of:=&quot;select 1, '&quot;&amp;[.A18]&amp;&quot;', '&quot;&amp;[.B18]&amp;&quot;', 'en', null, '&quot;&amp;[.C18]&amp;&quot;', 0, 0 &quot; &amp; IF([.C19]=&quot;&quot;;&quot;&quot;;&quot;union all&quot;)" office:value-type="string" office:string-value="select 1, 'almond', 'N', 'en', null, 'ametlla, almendra', 0, 0 union all" calcext:value-type="string">
            <text:p>select 1, 'almond', 'N', 'en', null, 'ametlla, almendra', 0, 0 union all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si, gairabé, quasi</text:p>
          </table:table-cell>
          <table:table-cell/>
          <table:table-cell table:formula="of:=&quot;select 1, '&quot;&amp;[.A19]&amp;&quot;', '&quot;&amp;[.B19]&amp;&quot;', 'en', null, '&quot;&amp;[.C19]&amp;&quot;', 0, 0 &quot; &amp; IF([.C20]=&quot;&quot;;&quot;&quot;;&quot;union all&quot;)" office:value-type="string" office:string-value="select 1, 'almost', 'Adv', 'en', null, 'casi, gairabé, quasi', 0, 0 union all" calcext:value-type="string">
            <text:p>select 1, 'almost', 'Adv', 'en', null, 'casi, gairabé, quasi', 0, 0 union all</text:p>
          </table:table-cell>
        </table:table-row>
        <table:table-row table:style-name="ro1">
          <table:table-cell office:value-type="string" calcext:value-type="string">
            <text:p>alo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n veu alta, en voz alta</text:p>
          </table:table-cell>
          <table:table-cell/>
          <table:table-cell table:formula="of:=&quot;select 1, '&quot;&amp;[.A20]&amp;&quot;', '&quot;&amp;[.B20]&amp;&quot;', 'en', null, '&quot;&amp;[.C20]&amp;&quot;', 0, 0 &quot; &amp; IF([.C21]=&quot;&quot;;&quot;&quot;;&quot;union all&quot;)" office:value-type="string" office:string-value="select 1, 'aloud', 'Adv', 'en', null, 'en veu alta, en voz alta', 0, 0 union all" calcext:value-type="string">
            <text:p>select 1, 'aloud', 'Adv', 'en', null, 'en veu alta, en voz alta', 0, 0 union all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malgrat, tot i, tot i que, encara que, aunque, a pesar de que, aún y</text:p>
          </table:table-cell>
          <table:table-cell/>
          <table:table-cell table:formula="of:=&quot;select 1, '&quot;&amp;[.A21]&amp;&quot;', '&quot;&amp;[.B21]&amp;&quot;', 'en', null, '&quot;&amp;[.C21]&amp;&quot;', 0, 0 &quot; &amp; IF([.C22]=&quot;&quot;;&quot;&quot;;&quot;union all&quot;)" office:value-type="string" office:string-value="select 1, 'although', 'Con', 'en', null, 'malgrat, tot i, tot i que, encara que, aunque, a pesar de que, aún y', 0, 0 union all" calcext:value-type="string">
            <text:p>select 1, 'although', 'Con', 'en', null, 'malgrat, tot i, tot i que, encara que, aunque, a pesar de que, aún y', 0, 0 union all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mpre, 100%</text:p>
          </table:table-cell>
          <table:table-cell/>
          <table:table-cell table:formula="of:=&quot;select 1, '&quot;&amp;[.A22]&amp;&quot;', '&quot;&amp;[.B22]&amp;&quot;', 'en', null, '&quot;&amp;[.C22]&amp;&quot;', 0, 0 &quot; &amp; IF([.C23]=&quot;&quot;;&quot;&quot;;&quot;union all&quot;)" office:value-type="string" office:string-value="select 1, 'always', 'Adv', 'en', null, 'sempre, 100%', 0, 0 union all" calcext:value-type="string">
            <text:p>select 1, 'always', 'Adv', 'en', null, 'sempre, 100%', 0, 0 union all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ntre, entremig</text:p>
          </table:table-cell>
          <table:table-cell/>
          <table:table-cell table:formula="of:=&quot;select 1, '&quot;&amp;[.A23]&amp;&quot;', '&quot;&amp;[.B23]&amp;&quot;', 'en', null, '&quot;&amp;[.C23]&amp;&quot;', 0, 0 &quot; &amp; IF([.C24]=&quot;&quot;;&quot;&quot;;&quot;union all&quot;)" office:value-type="string" office:string-value="select 1, 'among', 'P', 'en', null, 'entre, entremig', 0, 0 union all" calcext:value-type="string">
            <text:p>select 1, 'among', 'P', 'en', null, 'entre, entremig', 0, 0 union all</text:p>
          </table:table-cell>
        </table:table-row>
        <table:table-row table:style-name="ro1">
          <table:table-cell office:value-type="string" calcext:value-type="string">
            <text:p>amu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vertir, entretenir, entretener</text:p>
          </table:table-cell>
          <table:table-cell/>
          <table:table-cell table:formula="of:=&quot;select 1, '&quot;&amp;[.A24]&amp;&quot;', '&quot;&amp;[.B24]&amp;&quot;', 'en', null, '&quot;&amp;[.C24]&amp;&quot;', 0, 0 &quot; &amp; IF([.C25]=&quot;&quot;;&quot;&quot;;&quot;union all&quot;)" office:value-type="string" office:string-value="select 1, 'amuse', 'V', 'en', null, 'divertir, entretenir, entretener', 0, 0 union all" calcext:value-type="string">
            <text:p>select 1, 'amuse', 'V', 'en', null, 'divertir, entretenir, entretener', 0, 0 union all</text:p>
          </table:table-cell>
        </table:table-row>
        <table:table-row table:style-name="ro1">
          <table:table-cell office:value-type="string" calcext:value-type="string">
            <text:p>amus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vertit, entretingut</text:p>
          </table:table-cell>
          <table:table-cell/>
          <table:table-cell table:formula="of:=&quot;select 1, '&quot;&amp;[.A25]&amp;&quot;', '&quot;&amp;[.B25]&amp;&quot;', 'en', null, '&quot;&amp;[.C25]&amp;&quot;', 0, 0 &quot; &amp; IF([.C26]=&quot;&quot;;&quot;&quot;;&quot;union all&quot;)" office:value-type="string" office:string-value="select 1, 'amused', 'Adj', 'en', null, 'divertit, entretingut', 0, 0 union all" calcext:value-type="string">
            <text:p>select 1, 'amused', 'Adj', 'en', null, 'divertit, entretingut', 0, 0 union all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mell, tormell, tobillo</text:p>
          </table:table-cell>
          <table:table-cell/>
          <table:table-cell table:formula="of:=&quot;select 1, '&quot;&amp;[.A26]&amp;&quot;', '&quot;&amp;[.B26]&amp;&quot;', 'en', null, '&quot;&amp;[.C26]&amp;&quot;', 0, 0 &quot; &amp; IF([.C27]=&quot;&quot;;&quot;&quot;;&quot;union all&quot;)" office:value-type="string" office:string-value="select 1, 'ankle', 'N', 'en', null, 'turmell, tormell, tobillo', 0, 0 union all" calcext:value-type="string">
            <text:p>select 1, 'ankle', 'N', 'en', null, 'turmell, tormell, tobillo', 0, 0 union all</text:p>
          </table:table-cell>
        </table:table-row>
        <table:table-row table:style-name="ro1">
          <table:table-cell office:value-type="string" calcext:value-type="string">
            <text:p>appoint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a, designació</text:p>
          </table:table-cell>
          <table:table-cell/>
          <table:table-cell table:formula="of:=&quot;select 1, '&quot;&amp;[.A27]&amp;&quot;', '&quot;&amp;[.B27]&amp;&quot;', 'en', null, '&quot;&amp;[.C27]&amp;&quot;', 0, 0 &quot; &amp; IF([.C28]=&quot;&quot;;&quot;&quot;;&quot;union all&quot;)" office:value-type="string" office:string-value="select 1, 'appointment', 'N', 'en', null, 'cita, designació', 0, 0 union all" calcext:value-type="string">
            <text:p>select 1, 'appointment', 'N', 'en', null, 'cita, designació', 0, 0 union all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N,V</text:p>
          </table:table-cell>
          <table:table-cell office:value-type="string" calcext:value-type="string">
            <text:p>enfoc, enfocar, dirigir, aproximació</text:p>
          </table:table-cell>
          <table:table-cell/>
          <table:table-cell table:formula="of:=&quot;select 1, '&quot;&amp;[.A28]&amp;&quot;', '&quot;&amp;[.B28]&amp;&quot;', 'en', null, '&quot;&amp;[.C28]&amp;&quot;', 0, 0 &quot; &amp; IF([.C29]=&quot;&quot;;&quot;&quot;;&quot;union all&quot;)" office:value-type="string" office:string-value="select 1, 'approach', 'N,V', 'en', null, 'enfoc, enfocar, dirigir, aproximació', 0, 0 union all" calcext:value-type="string">
            <text:p>select 1, 'approach', 'N,V', 'en', null, 'enfoc, enfocar, dirigir, aproximació', 0, 0 union all</text:p>
          </table:table-cell>
        </table:table-row>
        <table:table-row table:style-name="ro1">
          <table:table-cell office:value-type="string" calcext:value-type="string">
            <text:p>ap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antal, delantal</text:p>
          </table:table-cell>
          <table:table-cell/>
          <table:table-cell table:formula="of:=&quot;select 1, '&quot;&amp;[.A29]&amp;&quot;', '&quot;&amp;[.B29]&amp;&quot;', 'en', null, '&quot;&amp;[.C29]&amp;&quot;', 0, 0 &quot; &amp; IF([.C30]=&quot;&quot;;&quot;&quot;;&quot;union all&quot;)" office:value-type="string" office:string-value="select 1, 'apron', 'N', 'en', null, 'devantal, delantal', 0, 0 union all" calcext:value-type="string">
            <text:p>select 1, 'apron', 'N', 'en', null, 'devantal, delantal', 0, 0 union all</text:p>
          </table:table-cell>
        </table:table-row>
        <table:table-row table:style-name="ro1">
          <table:table-cell office:value-type="string" calcext:value-type="string">
            <text:p>armcha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ó, butaca</text:p>
          </table:table-cell>
          <table:table-cell/>
          <table:table-cell table:formula="of:=&quot;select 1, '&quot;&amp;[.A30]&amp;&quot;', '&quot;&amp;[.B30]&amp;&quot;', 'en', null, '&quot;&amp;[.C30]&amp;&quot;', 0, 0 &quot; &amp; IF([.C31]=&quot;&quot;;&quot;&quot;;&quot;union all&quot;)" office:value-type="string" office:string-value="select 1, 'armchair', 'N', 'en', null, 'silló, butaca', 0, 0 union all" calcext:value-type="string">
            <text:p>select 1, 'armchair', 'N', 'en', null, 'silló, butaca', 0, 0 union all</text:p>
          </table:table-cell>
        </table:table-row>
        <table:table-row table:style-name="ro1">
          <table:table-cell office:value-type="string" calcext:value-type="string">
            <text:p>ar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l, culo</text:p>
          </table:table-cell>
          <table:table-cell/>
          <table:table-cell table:formula="of:=&quot;select 1, '&quot;&amp;[.A31]&amp;&quot;', '&quot;&amp;[.B31]&amp;&quot;', 'en', null, '&quot;&amp;[.C31]&amp;&quot;', 0, 0 &quot; &amp; IF([.C32]=&quot;&quot;;&quot;&quot;;&quot;union all&quot;)" office:value-type="string" office:string-value="select 1, 'arse', 'N', 'en', null, 'cul, culo', 0, 0 union all" calcext:value-type="string">
            <text:p>select 1, 'arse', 'N', 'en', null, 'cul, culo', 0, 0 union all</text:p>
          </table:table-cell>
        </table:table-row>
        <table:table-row table:style-name="ro1">
          <table:table-cell office:value-type="string" calcext:value-type="string">
            <text:p>as if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 si</text:p>
          </table:table-cell>
          <table:table-cell/>
          <table:table-cell table:formula="of:=&quot;select 1, '&quot;&amp;[.A32]&amp;&quot;', '&quot;&amp;[.B32]&amp;&quot;', 'en', null, '&quot;&amp;[.C32]&amp;&quot;', 0, 0 &quot; &amp; IF([.C33]=&quot;&quot;;&quot;&quot;;&quot;union all&quot;)" office:value-type="string" office:string-value="select 1, 'as if', 'Con', 'en', null, 'com si', 0, 0 union all" calcext:value-type="string">
            <text:p>select 1, 'as if', 'Con', 'en', null, 'com si', 0, 0 union all</text:p>
          </table:table-cell>
        </table:table-row>
        <table:table-row table:style-name="ro1">
          <table:table-cell office:value-type="string" calcext:value-type="string">
            <text:p>as though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 si</text:p>
          </table:table-cell>
          <table:table-cell/>
          <table:table-cell table:formula="of:=&quot;select 1, '&quot;&amp;[.A33]&amp;&quot;', '&quot;&amp;[.B33]&amp;&quot;', 'en', null, '&quot;&amp;[.C33]&amp;&quot;', 0, 0 &quot; &amp; IF([.C34]=&quot;&quot;;&quot;&quot;;&quot;union all&quot;)" office:value-type="string" office:string-value="select 1, 'as though', 'Con', 'en', null, 'com si', 0, 0 union all" calcext:value-type="string">
            <text:p>select 1, 'as though', 'Con', 'en', null, 'com si', 0, 0 union all</text:p>
          </table:table-cell>
        </table:table-row>
        <table:table-row table:style-name="ro1">
          <table:table-cell office:value-type="string" calcext:value-type="string">
            <text:p>asse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valuar, valorar</text:p>
          </table:table-cell>
          <table:table-cell/>
          <table:table-cell table:formula="of:=&quot;select 1, '&quot;&amp;[.A34]&amp;&quot;', '&quot;&amp;[.B34]&amp;&quot;', 'en', null, '&quot;&amp;[.C34]&amp;&quot;', 0, 0 &quot; &amp; IF([.C35]=&quot;&quot;;&quot;&quot;;&quot;union all&quot;)" office:value-type="string" office:string-value="select 1, 'assess', 'V', 'en', null, 'evaluar, valorar', 0, 0 union all" calcext:value-type="string">
            <text:p>select 1, 'assess', 'V', 'en', null, 'evaluar, valorar', 0, 0 union all</text:p>
          </table:table-cell>
        </table:table-row>
        <table:table-row table:style-name="ro1">
          <table:table-cell office:value-type="string" calcext:value-type="string">
            <text:p>at leas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menys, almenos, por lo menos, siquiera</text:p>
          </table:table-cell>
          <table:table-cell/>
          <table:table-cell table:formula="of:=&quot;select 1, '&quot;&amp;[.A35]&amp;&quot;', '&quot;&amp;[.B35]&amp;&quot;', 'en', null, '&quot;&amp;[.C35]&amp;&quot;', 0, 0 &quot; &amp; IF([.C36]=&quot;&quot;;&quot;&quot;;&quot;union all&quot;)" office:value-type="string" office:string-value="select 1, 'at least', 'Adv', 'en', null, 'almenys, almenos, por lo menos, siquiera', 0, 0 union all" calcext:value-type="string">
            <text:p>select 1, 'at least', 'Adv', 'en', null, 'almenys, almenos, por lo menos, siquiera', 0, 0 union all</text:p>
          </table:table-cell>
        </table:table-row>
        <table:table-row table:style-name="ro1">
          <table:table-cell office:value-type="string" calcext:value-type="string">
            <text:p>at once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e seguida, immediatament</text:p>
          </table:table-cell>
          <table:table-cell/>
          <table:table-cell table:formula="of:=&quot;select 1, '&quot;&amp;[.A36]&amp;&quot;', '&quot;&amp;[.B36]&amp;&quot;', 'en', null, '&quot;&amp;[.C36]&amp;&quot;', 0, 0 &quot; &amp; IF([.C37]=&quot;&quot;;&quot;&quot;;&quot;union all&quot;)" office:value-type="string" office:string-value="select 1, 'at once', 'Con', 'en', null, 'de seguida, immediatament', 0, 0 union all" calcext:value-type="string">
            <text:p>select 1, 'at once', 'Con', 'en', null, 'de seguida, immediatament', 0, 0 union all</text:p>
          </table:table-cell>
        </table:table-row>
        <table:table-row table:style-name="ro1">
          <table:table-cell office:value-type="string" calcext:value-type="string">
            <text:p>attemp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nt, intento</text:p>
          </table:table-cell>
          <table:table-cell/>
          <table:table-cell table:formula="of:=&quot;select 1, '&quot;&amp;[.A37]&amp;&quot;', '&quot;&amp;[.B37]&amp;&quot;', 'en', null, '&quot;&amp;[.C37]&amp;&quot;', 0, 0 &quot; &amp; IF([.C38]=&quot;&quot;;&quot;&quot;;&quot;union all&quot;)" office:value-type="string" office:string-value="select 1, 'attempt', 'N', 'en', null, 'intent, intento', 0, 0 union all" calcext:value-type="string">
            <text:p>select 1, 'attempt', 'N', 'en', null, 'intent, intento', 0, 0 union all</text:p>
          </table:table-cell>
        </table:table-row>
        <table:table-row table:style-name="ro1">
          <table:table-cell office:value-type="string" calcext:value-type="string">
            <text:p>atten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endre, assistir</text:p>
          </table:table-cell>
          <table:table-cell/>
          <table:table-cell table:formula="of:=&quot;select 1, '&quot;&amp;[.A38]&amp;&quot;', '&quot;&amp;[.B38]&amp;&quot;', 'en', null, '&quot;&amp;[.C38]&amp;&quot;', 0, 0 &quot; &amp; IF([.C39]=&quot;&quot;;&quot;&quot;;&quot;union all&quot;)" office:value-type="string" office:string-value="select 1, 'attend', 'V', 'en', null, 'atendre, assistir', 0, 0 union all" calcext:value-type="string">
            <text:p>select 1, 'attend', 'V', 'en', null, 'atendre, assistir', 0, 0 union all</text:p>
          </table:table-cell>
        </table:table-row>
        <table:table-row table:style-name="ro1">
          <table:table-cell office:value-type="string" calcext:value-type="string">
            <text:p>au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eta, tia</text:p>
          </table:table-cell>
          <table:table-cell/>
          <table:table-cell table:formula="of:=&quot;select 1, '&quot;&amp;[.A39]&amp;&quot;', '&quot;&amp;[.B39]&amp;&quot;', 'en', null, '&quot;&amp;[.C39]&amp;&quot;', 0, 0 &quot; &amp; IF([.C40]=&quot;&quot;;&quot;&quot;;&quot;union all&quot;)" office:value-type="string" office:string-value="select 1, 'aunt', 'N', 'en', null, 'tieta, tia', 0, 0 union all" calcext:value-type="string">
            <text:p>select 1, 'aunt', 'N', 'en', null, 'tieta, tia', 0, 0 union all</text:p>
          </table:table-cell>
        </table:table-row>
        <table:table-row table:style-name="ro1">
          <table:table-cell office:value-type="string" calcext:value-type="string">
            <text:p>avoi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vitar</text:p>
          </table:table-cell>
          <table:table-cell/>
          <table:table-cell table:formula="of:=&quot;select 1, '&quot;&amp;[.A40]&amp;&quot;', '&quot;&amp;[.B40]&amp;&quot;', 'en', null, '&quot;&amp;[.C40]&amp;&quot;', 0, 0 &quot; &amp; IF([.C41]=&quot;&quot;;&quot;&quot;;&quot;union all&quot;)" office:value-type="string" office:string-value="select 1, 'avoid', 'V', 'en', null, 'evitar', 0, 0 union all" calcext:value-type="string">
            <text:p>select 1, 'avoid', 'V', 'en', null, 'evitar', 0, 0 union all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mi, premio</text:p>
          </table:table-cell>
          <table:table-cell/>
          <table:table-cell table:formula="of:=&quot;select 1, '&quot;&amp;[.A41]&amp;&quot;', '&quot;&amp;[.B41]&amp;&quot;', 'en', null, '&quot;&amp;[.C41]&amp;&quot;', 0, 0 &quot; &amp; IF([.C42]=&quot;&quot;;&quot;&quot;;&quot;union all&quot;)" office:value-type="string" office:string-value="select 1, 'award', 'N', 'en', null, 'premi, premio', 0, 0 union all" calcext:value-type="string">
            <text:p>select 1, 'award', 'N', 'en', null, 'premi, premio', 0, 0 union all</text:p>
          </table:table-cell>
        </table:table-row>
        <table:table-row table:style-name="ro1">
          <table:table-cell office:value-type="string" calcext:value-type="string">
            <text:p>awfu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rrible, terrible, horroros</text:p>
          </table:table-cell>
          <table:table-cell/>
          <table:table-cell table:formula="of:=&quot;select 1, '&quot;&amp;[.A42]&amp;&quot;', '&quot;&amp;[.B42]&amp;&quot;', 'en', null, '&quot;&amp;[.C42]&amp;&quot;', 0, 0 &quot; &amp; IF([.C43]=&quot;&quot;;&quot;&quot;;&quot;union all&quot;)" office:value-type="string" office:string-value="select 1, 'awful', 'Adj', 'en', null, 'horrible, terrible, horroros', 0, 0 union all" calcext:value-type="string">
            <text:p>select 1, 'awful', 'Adj', 'en', null, 'horrible, terrible, horroros', 0, 0 union all</text:p>
          </table:table-cell>
        </table:table-row>
        <table:table-row table:style-name="ro1">
          <table:table-cell office:value-type="string" calcext:value-type="string">
            <text:p>awkwar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ldestre, torpe, incòmode, embarazoso</text:p>
          </table:table-cell>
          <table:table-cell/>
          <table:table-cell table:formula="of:=&quot;select 1, '&quot;&amp;[.A43]&amp;&quot;', '&quot;&amp;[.B43]&amp;&quot;', 'en', null, '&quot;&amp;[.C43]&amp;&quot;', 0, 0 &quot; &amp; IF([.C44]=&quot;&quot;;&quot;&quot;;&quot;union all&quot;)" office:value-type="string" office:string-value="select 1, 'awkward', 'Adj', 'en', null, 'maldestre, torpe, incòmode, embarazoso', 0, 0 union all" calcext:value-type="string">
            <text:p>select 1, 'awkward', 'Adj', 'en', null, 'maldestre, torpe, incòmode, embarazoso', 0, 0 union all</text:p>
          </table:table-cell>
        </table:table-row>
        <table:table-row table:style-name="ro1">
          <table:table-cell office:value-type="string" calcext:value-type="string">
            <text:p>bachelor par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pedida de solter</text:p>
          </table:table-cell>
          <table:table-cell/>
          <table:table-cell table:formula="of:=&quot;select 1, '&quot;&amp;[.A44]&amp;&quot;', '&quot;&amp;[.B44]&amp;&quot;', 'en', null, '&quot;&amp;[.C44]&amp;&quot;', 0, 0 &quot; &amp; IF([.C45]=&quot;&quot;;&quot;&quot;;&quot;union all&quot;)" office:value-type="string" office:string-value="select 1, 'bachelor party', 'N', 'en', null, 'despedida de solter', 0, 0 union all" calcext:value-type="string">
            <text:p>select 1, 'bachelor party', 'N', 'en', null, 'despedida de solter', 0, 0 union al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xila, motxilla, mochila</text:p>
          </table:table-cell>
          <table:table-cell/>
          <table:table-cell table:formula="of:=&quot;select 1, '&quot;&amp;[.A45]&amp;&quot;', '&quot;&amp;[.B45]&amp;&quot;', 'en', null, '&quot;&amp;[.C45]&amp;&quot;', 0, 0 &quot; &amp; IF([.C46]=&quot;&quot;;&quot;&quot;;&quot;union all&quot;)" office:value-type="string" office:string-value="select 1, 'backpack', 'N', 'en', null, 'motxila, motxilla, mochila', 0, 0 union all" calcext:value-type="string">
            <text:p>select 1, 'backpack', 'N', 'en', null, 'motxila, motxilla, mochila', 0, 0 union all</text:p>
          </table:table-cell>
        </table:table-row>
        <table:table-row table:style-name="ro1">
          <table:table-cell office:value-type="string" calcext:value-type="string">
            <text:p>bad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ignia, credencial, distintiu, enblema, distintivo</text:p>
          </table:table-cell>
          <table:table-cell/>
          <table:table-cell table:formula="of:=&quot;select 1, '&quot;&amp;[.A46]&amp;&quot;', '&quot;&amp;[.B46]&amp;&quot;', 'en', null, '&quot;&amp;[.C46]&amp;&quot;', 0, 0 &quot; &amp; IF([.C47]=&quot;&quot;;&quot;&quot;;&quot;union all&quot;)" office:value-type="string" office:string-value="select 1, 'badge', 'N', 'en', null, 'insignia, credencial, distintiu, enblema, distintivo', 0, 0 union all" calcext:value-type="string">
            <text:p>select 1, 'badge', 'N', 'en', null, 'insignia, credencial, distintiu, enblema, distintivo', 0, 0 union all</text:p>
          </table:table-cell>
        </table:table-row>
        <table:table-row table:style-name="ro1">
          <table:table-cell office:value-type="string" calcext:value-type="string">
            <text:p>bagg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quipatge, equipaje</text:p>
          </table:table-cell>
          <table:table-cell/>
          <table:table-cell table:formula="of:=&quot;select 1, '&quot;&amp;[.A47]&amp;&quot;', '&quot;&amp;[.B47]&amp;&quot;', 'en', null, '&quot;&amp;[.C47]&amp;&quot;', 0, 0 &quot; &amp; IF([.C48]=&quot;&quot;;&quot;&quot;;&quot;union all&quot;)" office:value-type="string" office:string-value="select 1, 'baggage', 'N', 'en', null, 'equipatge, equipaje', 0, 0 union all" calcext:value-type="string">
            <text:p>select 1, 'baggage', 'N', 'en', null, 'equipatge, equipaje', 0, 0 union all</text:p>
          </table:table-cell>
        </table:table-row>
        <table:table-row table:style-name="ro1">
          <table:table-cell office:value-type="string" calcext:value-type="string">
            <text:p>ba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bo</text:p>
          </table:table-cell>
          <table:table-cell/>
          <table:table-cell table:formula="of:=&quot;select 1, '&quot;&amp;[.A48]&amp;&quot;', '&quot;&amp;[.B48]&amp;&quot;', 'en', null, '&quot;&amp;[.C48]&amp;&quot;', 0, 0 &quot; &amp; IF([.C49]=&quot;&quot;;&quot;&quot;;&quot;union all&quot;)" office:value-type="string" office:string-value="select 1, 'bait', 'N', 'en', null, 'cebo', 0, 0 union all" calcext:value-type="string">
            <text:p>select 1, 'bait', 'N', 'en', null, 'cebo', 0, 0 union all</text:p>
          </table:table-cell>
        </table:table-row>
        <table:table-row table:style-name="ro1">
          <table:table-cell office:value-type="string" calcext:value-type="string">
            <text:p>bal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vo</text:p>
          </table:table-cell>
          <table:table-cell/>
          <table:table-cell table:formula="of:=&quot;select 1, '&quot;&amp;[.A49]&amp;&quot;', '&quot;&amp;[.B49]&amp;&quot;', 'en', null, '&quot;&amp;[.C49]&amp;&quot;', 0, 0 &quot; &amp; IF([.C50]=&quot;&quot;;&quot;&quot;;&quot;union all&quot;)" office:value-type="string" office:string-value="select 1, 'bald', 'N', 'en', null, 'calvo', 0, 0 union all" calcext:value-type="string">
            <text:p>select 1, 'bald', 'N', 'en', null, 'calvo', 0, 0 union all</text:p>
          </table:table-cell>
        </table:table-row>
        <table:table-row table:style-name="ro1">
          <table:table-cell office:value-type="string" calcext:value-type="string">
            <text:p>b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pullat, desnudo, descobert</text:p>
          </table:table-cell>
          <table:table-cell/>
          <table:table-cell table:formula="of:=&quot;select 1, '&quot;&amp;[.A50]&amp;&quot;', '&quot;&amp;[.B50]&amp;&quot;', 'en', null, '&quot;&amp;[.C50]&amp;&quot;', 0, 0 &quot; &amp; IF([.C51]=&quot;&quot;;&quot;&quot;;&quot;union all&quot;)" office:value-type="string" office:string-value="select 1, 'bare', 'N', 'en', null, 'despullat, desnudo, descobert', 0, 0 union all" calcext:value-type="string">
            <text:p>select 1, 'bare', 'N', 'en', null, 'despullat, desnudo, descobert', 0, 0 union all</text:p>
          </table:table-cell>
        </table:table-row>
        <table:table-row table:style-name="ro1">
          <table:table-cell office:value-type="string" calcext:value-type="string">
            <text:p>barefoo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als, descalç, descalzo</text:p>
          </table:table-cell>
          <table:table-cell/>
          <table:table-cell table:formula="of:=&quot;select 1, '&quot;&amp;[.A51]&amp;&quot;', '&quot;&amp;[.B51]&amp;&quot;', 'en', null, '&quot;&amp;[.C51]&amp;&quot;', 0, 0 &quot; &amp; IF([.C52]=&quot;&quot;;&quot;&quot;;&quot;union all&quot;)" office:value-type="string" office:string-value="select 1, 'barefoot', 'Adj', 'en', null, 'descals, descalç, descalzo', 0, 0 union all" calcext:value-type="string">
            <text:p>select 1, 'barefoot', 'Adj', 'en', null, 'descals, descalç, descalzo', 0, 0 union all</text:p>
          </table:table-cell>
        </table:table-row>
        <table:table-row table:style-name="ro1">
          <table:table-cell office:value-type="string" calcext:value-type="string">
            <text:p>barg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a, chollo</text:p>
          </table:table-cell>
          <table:table-cell/>
          <table:table-cell table:formula="of:=&quot;select 1, '&quot;&amp;[.A52]&amp;&quot;', '&quot;&amp;[.B52]&amp;&quot;', 'en', null, '&quot;&amp;[.C52]&amp;&quot;', 0, 0 &quot; &amp; IF([.C53]=&quot;&quot;;&quot;&quot;;&quot;union all&quot;)" office:value-type="string" office:string-value="select 1, 'bargain', 'N', 'en', null, 'ganga, chollo', 0, 0 union all" calcext:value-type="string">
            <text:p>select 1, 'bargain', 'N', 'en', null, 'ganga, chollo', 0, 0 union all</text:p>
          </table:table-cell>
        </table:table-row>
        <table:table-row table:style-name="ro1">
          <table:table-cell office:value-type="string" calcext:value-type="string">
            <text:p>barg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gatejar</text:p>
          </table:table-cell>
          <table:table-cell/>
          <table:table-cell table:formula="of:=&quot;select 1, '&quot;&amp;[.A53]&amp;&quot;', '&quot;&amp;[.B53]&amp;&quot;', 'en', null, '&quot;&amp;[.C53]&amp;&quot;', 0, 0 &quot; &amp; IF([.C54]=&quot;&quot;;&quot;&quot;;&quot;union all&quot;)" office:value-type="string" office:string-value="select 1, 'bargain', 'V', 'en', null, 'regatejar', 0, 0 union all" calcext:value-type="string">
            <text:p>select 1, 'bargain', 'V', 'en', null, 'regatejar', 0, 0 union all</text:p>
          </table:table-cell>
        </table:table-row>
        <table:table-row table:style-name="ro1">
          <table:table-cell office:value-type="string" calcext:value-type="string">
            <text:p>batht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yera, bañera, bany</text:p>
          </table:table-cell>
          <table:table-cell/>
          <table:table-cell table:formula="of:=&quot;select 1, '&quot;&amp;[.A54]&amp;&quot;', '&quot;&amp;[.B54]&amp;&quot;', 'en', null, '&quot;&amp;[.C54]&amp;&quot;', 0, 0 &quot; &amp; IF([.C55]=&quot;&quot;;&quot;&quot;;&quot;union all&quot;)" office:value-type="string" office:string-value="select 1, 'bathtub', 'N', 'en', null, 'banyera, bañera, bany', 0, 0 union all" calcext:value-type="string">
            <text:p>select 1, 'bathtub', 'N', 'en', null, 'banyera, bañera, bany', 0, 0 union all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portar, soportar, aguantar, tenir</text:p>
          </table:table-cell>
          <table:table-cell/>
          <table:table-cell table:formula="of:=&quot;select 1, '&quot;&amp;[.A55]&amp;&quot;', '&quot;&amp;[.B55]&amp;&quot;', 'en', null, '&quot;&amp;[.C55]&amp;&quot;', 0, 0 &quot; &amp; IF([.C56]=&quot;&quot;;&quot;&quot;;&quot;union all&quot;)" office:value-type="string" office:string-value="select 1, 'bear', 'V', 'en', null, 'suportar, soportar, aguantar, tenir', 0, 0 union all" calcext:value-type="string">
            <text:p>select 1, 'bear', 'V', 'en', null, 'suportar, soportar, aguantar, tenir', 0, 0 union all</text:p>
          </table:table-cell>
        </table:table-row>
        <table:table-row table:style-name="ro1">
          <table:table-cell office:value-type="string" calcext:value-type="string">
            <text:p>be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èncer, batre, derrotar</text:p>
          </table:table-cell>
          <table:table-cell/>
          <table:table-cell table:formula="of:=&quot;select 1, '&quot;&amp;[.A56]&amp;&quot;', '&quot;&amp;[.B56]&amp;&quot;', 'en', null, '&quot;&amp;[.C56]&amp;&quot;', 0, 0 &quot; &amp; IF([.C57]=&quot;&quot;;&quot;&quot;;&quot;union all&quot;)" office:value-type="string" office:string-value="select 1, 'beat', 'V', 'en', null, 'vèncer, batre, derrotar', 0, 0 union all" calcext:value-type="string">
            <text:p>select 1, 'beat', 'V', 'en', null, 'vèncer, batre, derrotar', 0, 0 union all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n de vaca, carne de baca, carn de vedella</text:p>
          </table:table-cell>
          <table:table-cell/>
          <table:table-cell table:formula="of:=&quot;select 1, '&quot;&amp;[.A57]&amp;&quot;', '&quot;&amp;[.B57]&amp;&quot;', 'en', null, '&quot;&amp;[.C57]&amp;&quot;', 0, 0 &quot; &amp; IF([.C58]=&quot;&quot;;&quot;&quot;;&quot;union all&quot;)" office:value-type="string" office:string-value="select 1, 'beef', 'N', 'en', null, 'carn de vaca, carne de baca, carn de vedella', 0, 0 union all" calcext:value-type="string">
            <text:p>select 1, 'beef', 'N', 'en', null, 'carn de vaca, carne de baca, carn de vedella', 0, 0 union all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olatxa, remolacha</text:p>
          </table:table-cell>
          <table:table-cell/>
          <table:table-cell table:formula="of:=&quot;select 1, '&quot;&amp;[.A58]&amp;&quot;', '&quot;&amp;[.B58]&amp;&quot;', 'en', null, '&quot;&amp;[.C58]&amp;&quot;', 0, 0 &quot; &amp; IF([.C59]=&quot;&quot;;&quot;&quot;;&quot;union all&quot;)" office:value-type="string" office:string-value="select 1, 'beet', 'N', 'en', null, 'remolatxa, remolacha', 0, 0 union all" calcext:value-type="string">
            <text:p>select 1, 'beet', 'N', 'en', null, 'remolatxa, remolacha', 0, 0 union all</text:p>
          </table:table-cell>
        </table:table-row>
        <table:table-row table:style-name="ro1">
          <table:table-cell office:value-type="string" calcext:value-type="string">
            <text:p>befal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cceïr, succeir, esdevenir, acontecer</text:p>
          </table:table-cell>
          <table:table-cell/>
          <table:table-cell table:formula="of:=&quot;select 1, '&quot;&amp;[.A59]&amp;&quot;', '&quot;&amp;[.B59]&amp;&quot;', 'en', null, '&quot;&amp;[.C59]&amp;&quot;', 0, 0 &quot; &amp; IF([.C60]=&quot;&quot;;&quot;&quot;;&quot;union all&quot;)" office:value-type="string" office:string-value="select 1, 'befall', 'V', 'en', null, 'succeïr, succeir, esdevenir, acontecer', 0, 0 union all" calcext:value-type="string">
            <text:p>select 1, 'befall', 'V', 'en', null, 'succeïr, succeir, esdevenir, acontecer', 0, 0 union all</text:p>
          </table:table-cell>
        </table:table-row>
        <table:table-row table:style-name="ro1">
          <table:table-cell office:value-type="string" calcext:value-type="string">
            <text:p>be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plicar, rogar, pregar</text:p>
          </table:table-cell>
          <table:table-cell/>
          <table:table-cell table:formula="of:=&quot;select 1, '&quot;&amp;[.A60]&amp;&quot;', '&quot;&amp;[.B60]&amp;&quot;', 'en', null, '&quot;&amp;[.C60]&amp;&quot;', 0, 0 &quot; &amp; IF([.C61]=&quot;&quot;;&quot;&quot;;&quot;union all&quot;)" office:value-type="string" office:string-value="select 1, 'beg', 'V', 'en', null, 'suplicar, rogar, pregar', 0, 0 " calcext:value-type="string">
            <text:p>select 1, 'beg', 'V', 'en', null, 'suplicar, rogar, pregar', 0, 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Barba</meta:initial-creator>
    <meta:creation-date>2016-01-29T21:16:37.502838008</meta:creation-date>
    <dc:date>2016-01-30T13:04:27.227237513</dc:date>
    <dc:creator>Joel Barba</dc:creator>
    <meta:editing-duration>PT4M17S</meta:editing-duration>
    <meta:editing-cycles>1</meta:editing-cycles>
    <meta:document-statistic meta:table-count="2" meta:cell-count="1092" meta:object-count="0"/>
    <meta:generator>LibreOffice/5.0.2.2$Linux_X86_64 LibreOffice_project/00m0$Build-2</meta:generator>
  </office:meta>
</office:document-meta>
</file>